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/>
    <style:font-face style:name="Code2000" svg:font-family="Code2000"/>
    <style:font-face style:name="Code20001" svg:font-family="Code2000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text-position="0% 100%" style:font-name="Trebuchet MS" fo:font-style="normal" fo:font-weight="bold" officeooo:rsid="004817c0" officeooo:paragraph-rsid="004817c0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text-position="0% 100%" style:font-name="Trebuchet MS" fo:font-style="normal" fo:font-weight="bold" officeooo:rsid="00877289" officeooo:paragraph-rsid="00877289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text-position="0% 100%" style:font-name="Trebuchet MS" fo:font-style="normal" fo:font-weight="bold" officeooo:rsid="0049f2bb" officeooo:paragraph-rsid="0049f2bb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text-position="0% 100%" style:font-name="Trebuchet MS" fo:font-style="normal" fo:font-weight="bold" officeooo:rsid="0096d815" officeooo:paragraph-rsid="0096d815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6" style:family="paragraph" style:parent-style-name="Standard">
      <style:paragraph-properties fo:break-before="page"/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7" style:family="paragraph" style:parent-style-name="Standard">
      <style:text-properties style:text-position="0% 100%" style:font-name="Trebuchet MS" officeooo:rsid="004817c0" officeooo:paragraph-rsid="004817c0"/>
    </style:style>
    <style:style style:name="P8" style:family="paragraph" style:parent-style-name="Standard">
      <style:text-properties style:text-position="0% 100%" style:font-name="Trebuchet MS" fo:font-weight="bold" officeooo:rsid="0049f2bb" officeooo:paragraph-rsid="0049f2bb" style:font-weight-asian="bold" style:font-weight-complex="bold"/>
    </style:style>
    <style:style style:name="P9" style:family="paragraph" style:parent-style-name="Standard">
      <style:text-properties style:text-position="0% 100%" style:font-name="Trebuchet MS" fo:font-weight="bold" officeooo:rsid="004817c0" officeooo:paragraph-rsid="004817c0" style:font-weight-asian="bold" style:font-weight-complex="bold"/>
    </style:style>
    <style:style style:name="P10" style:family="paragraph" style:parent-style-name="Standard">
      <style:text-properties style:text-position="0% 100%" style:font-name="Trebuchet MS" fo:font-weight="bold" officeooo:rsid="004817c0" officeooo:paragraph-rsid="0049f2bb" style:font-weight-asian="bold" style:font-weight-complex="bold"/>
    </style:style>
    <style:style style:name="P11" style:family="paragraph" style:parent-style-name="Standard">
      <style:text-properties style:text-position="0% 100%" style:font-name="Trebuchet MS" fo:font-weight="bold" officeooo:rsid="00877289" officeooo:paragraph-rsid="00877289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text-position="0% 100%" style:font-name="Trebuchet MS" fo:font-weight="bold" officeooo:rsid="0071c75e" officeooo:paragraph-rsid="0071c75e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text-position="0% 100%" style:font-name="Trebuchet MS" fo:font-weight="bold" officeooo:rsid="0074934a" officeooo:paragraph-rsid="0074934a" style:font-weight-asian="bold" style:font-weight-complex="bold"/>
    </style:style>
    <style:style style:name="P14" style:family="paragraph" style:parent-style-name="Standard">
      <style:text-properties style:text-position="0% 100%" style:font-name="Trebuchet MS" fo:font-weight="bold" officeooo:rsid="009c6826" officeooo:paragraph-rsid="009c6826" style:font-weight-asian="bold" style:font-weight-complex="bold"/>
    </style:style>
    <style:style style:name="P15" style:family="paragraph" style:parent-style-name="Standard">
      <style:text-properties style:text-position="0% 100%" style:font-name="Trebuchet MS" officeooo:rsid="0049f2bb" officeooo:paragraph-rsid="0049f2bb"/>
    </style:style>
    <style:style style:name="P16" style:family="paragraph" style:parent-style-name="Standard">
      <style:text-properties style:text-position="0% 100%" style:font-name="Trebuchet MS" officeooo:rsid="004cb8ce" officeooo:paragraph-rsid="004cb8ce"/>
    </style:style>
    <style:style style:name="P17" style:family="paragraph" style:parent-style-name="Standard">
      <style:text-properties style:text-position="0% 100%" style:font-name="Trebuchet MS" officeooo:rsid="0063c2b4" officeooo:paragraph-rsid="0068ca4c"/>
    </style:style>
    <style:style style:name="P18" style:family="paragraph" style:parent-style-name="Standard">
      <style:text-properties style:text-position="0% 100%" style:font-name="Trebuchet MS" officeooo:rsid="0064da21" officeooo:paragraph-rsid="0068ca4c"/>
    </style:style>
    <style:style style:name="P19" style:family="paragraph" style:parent-style-name="Standard">
      <style:text-properties style:text-position="0% 100%" style:font-name="Trebuchet MS" fo:font-weight="normal" officeooo:rsid="0064da21" officeooo:paragraph-rsid="0064da21" style:font-weight-asian="normal" style:font-weight-complex="normal"/>
    </style:style>
    <style:style style:name="P20" style:family="paragraph" style:parent-style-name="Standard">
      <style:text-properties style:text-position="0% 100%" style:font-name="Trebuchet MS" officeooo:rsid="006d5a96" officeooo:paragraph-rsid="006d5a96"/>
    </style:style>
    <style:style style:name="P21" style:family="paragraph" style:parent-style-name="Standard">
      <style:text-properties style:text-position="0% 100%" style:font-name="Trebuchet MS" officeooo:rsid="0071c75e" officeooo:paragraph-rsid="0071c75e"/>
    </style:style>
    <style:style style:name="P22" style:family="paragraph" style:parent-style-name="Standard">
      <style:text-properties style:text-position="0% 100%" style:font-name="Trebuchet MS" officeooo:rsid="00733e62" officeooo:paragraph-rsid="00733e62"/>
    </style:style>
    <style:style style:name="P23" style:family="paragraph" style:parent-style-name="Standard">
      <style:text-properties style:text-position="0% 100%" style:font-name="Trebuchet MS" officeooo:rsid="00747e57" officeooo:paragraph-rsid="00747e57"/>
    </style:style>
    <style:style style:name="P24" style:family="paragraph" style:parent-style-name="Standard">
      <style:text-properties style:text-position="0% 100%" style:font-name="Trebuchet MS" officeooo:rsid="0074934a" officeooo:paragraph-rsid="0074934a"/>
    </style:style>
    <style:style style:name="P25" style:family="paragraph" style:parent-style-name="Standard">
      <style:text-properties style:text-position="0% 100%" style:font-name="Trebuchet MS" officeooo:rsid="00760c05" officeooo:paragraph-rsid="00760c05"/>
    </style:style>
    <style:style style:name="P26" style:family="paragraph" style:parent-style-name="Standard">
      <style:text-properties style:font-name="Trebuchet MS" officeooo:rsid="008dcc07" officeooo:paragraph-rsid="008dcc07"/>
    </style:style>
    <style:style style:name="P27" style:family="paragraph" style:parent-style-name="Standard">
      <style:text-properties style:font-name="Trebuchet MS" officeooo:rsid="0017af0f" officeooo:paragraph-rsid="0017af0f"/>
    </style:style>
    <style:style style:name="P28" style:family="paragraph" style:parent-style-name="Standard">
      <style:text-properties style:font-name="Trebuchet MS" officeooo:rsid="0017af0f" officeooo:paragraph-rsid="0021c2d3"/>
    </style:style>
    <style:style style:name="P29" style:family="paragraph" style:parent-style-name="Standard">
      <style:text-properties style:font-name="Trebuchet MS" officeooo:rsid="001a2969" officeooo:paragraph-rsid="001a2969"/>
    </style:style>
    <style:style style:name="P30" style:family="paragraph" style:parent-style-name="Standard">
      <style:text-properties style:font-name="Trebuchet MS" officeooo:rsid="001afd8f" officeooo:paragraph-rsid="001afd8f"/>
    </style:style>
    <style:style style:name="P31" style:family="paragraph" style:parent-style-name="Standard">
      <style:text-properties style:font-name="Trebuchet MS" officeooo:rsid="001f8362" officeooo:paragraph-rsid="001f8362"/>
    </style:style>
    <style:style style:name="P32" style:family="paragraph" style:parent-style-name="Standard">
      <style:text-properties style:font-name="Trebuchet MS" officeooo:rsid="001f8362" officeooo:paragraph-rsid="0021c2d3"/>
    </style:style>
    <style:style style:name="P33" style:family="paragraph" style:parent-style-name="Standard">
      <style:paragraph-properties fo:text-align="center" style:justify-single-word="false"/>
      <style:text-properties style:font-name="Trebuchet MS" officeooo:rsid="001ce740" officeooo:paragraph-rsid="001ce740"/>
    </style:style>
    <style:style style:name="P34" style:family="paragraph" style:parent-style-name="Standard">
      <style:text-properties style:font-name="Trebuchet MS" officeooo:rsid="001ce740" officeooo:paragraph-rsid="001ce740"/>
    </style:style>
    <style:style style:name="P35" style:family="paragraph" style:parent-style-name="Standard">
      <style:text-properties style:font-name="Trebuchet MS" officeooo:rsid="001ce740" officeooo:paragraph-rsid="00217315"/>
    </style:style>
    <style:style style:name="P36" style:family="paragraph" style:parent-style-name="Standard">
      <style:text-properties style:font-name="Trebuchet MS" officeooo:rsid="001ce740" officeooo:paragraph-rsid="001f1dd2"/>
    </style:style>
    <style:style style:name="P37" style:family="paragraph" style:parent-style-name="Standard">
      <style:paragraph-properties fo:text-align="center" style:justify-single-word="false"/>
      <style:text-properties style:font-name="Trebuchet MS" fo:font-weight="bold" officeooo:rsid="001df799" officeooo:paragraph-rsid="001df799" style:font-weight-asian="bold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Trebuchet MS" fo:font-weight="bold" officeooo:rsid="001f1dd2" officeooo:paragraph-rsid="001f1dd2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rebuchet MS" fo:font-weight="bold" officeooo:rsid="0021c2d3" officeooo:paragraph-rsid="0021c2d3" style:font-weight-asian="bold" style:font-weight-complex="bold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Trebuchet MS" fo:font-weight="bold" officeooo:rsid="0020fbdf" officeooo:paragraph-rsid="0020fbdf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rebuchet MS" fo:font-weight="bold" officeooo:rsid="00824dfd" officeooo:paragraph-rsid="00824dfd" style:font-weight-asian="bold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Trebuchet MS" fo:font-weight="bold" officeooo:rsid="00217315" officeooo:paragraph-rsid="00217315" style:font-weight-asian="bold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Trebuchet MS" fo:font-weight="bold" officeooo:rsid="002cbd0c" officeooo:paragraph-rsid="002cbd0c" style:font-weight-asian="bold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Trebuchet MS" fo:font-weight="bold" officeooo:rsid="002fdc74" officeooo:paragraph-rsid="002fdc74" style:font-weight-asian="bold" style:font-weight-complex="bold"/>
    </style:style>
    <style:style style:name="P45" style:family="paragraph" style:parent-style-name="Standard">
      <style:text-properties style:font-name="Trebuchet MS" fo:font-weight="bold" officeooo:rsid="004817c0" officeooo:paragraph-rsid="004817c0" style:font-weight-asian="bold" style:font-weight-complex="bold"/>
    </style:style>
    <style:style style:name="P46" style:family="paragraph" style:parent-style-name="Standard">
      <style:text-properties style:font-name="Trebuchet MS" fo:font-weight="bold" officeooo:rsid="004507d3" officeooo:paragraph-rsid="004817c0" style:font-weight-asian="bold" style:font-weight-complex="bold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rebuchet MS" fo:font-weight="bold" officeooo:rsid="0033a516" officeooo:paragraph-rsid="0033a516" style:font-weight-asian="bold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Trebuchet MS" fo:font-weight="bold" officeooo:rsid="007c6c40" officeooo:paragraph-rsid="007c6c40" style:font-weight-asian="bold" style:font-weight-complex="bold"/>
    </style:style>
    <style:style style:name="P49" style:family="paragraph" style:parent-style-name="Standard">
      <style:text-properties style:font-name="Trebuchet MS" officeooo:rsid="001df799" officeooo:paragraph-rsid="001df799"/>
    </style:style>
    <style:style style:name="P50" style:family="paragraph" style:parent-style-name="Standard">
      <style:text-properties style:font-name="Trebuchet MS" fo:font-style="normal" officeooo:rsid="003ec336" officeooo:paragraph-rsid="008fb14a" style:font-style-asian="normal" style:font-style-complex="normal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Trebuchet MS" fo:font-style="normal" fo:font-weight="bold" officeooo:rsid="004817c0" officeooo:paragraph-rsid="004817c0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font-name="Trebuchet MS" officeooo:rsid="001f1dd2" officeooo:paragraph-rsid="001f1dd2"/>
    </style:style>
    <style:style style:name="P53" style:family="paragraph" style:parent-style-name="Standard">
      <style:paragraph-properties fo:text-align="center" style:justify-single-word="false"/>
      <style:text-properties style:font-name="Trebuchet MS" officeooo:rsid="001f1dd2" officeooo:paragraph-rsid="00217315"/>
    </style:style>
    <style:style style:name="P54" style:family="paragraph" style:parent-style-name="Standard">
      <style:text-properties style:font-name="Trebuchet MS" officeooo:rsid="001f1dd2" officeooo:paragraph-rsid="00217315"/>
    </style:style>
    <style:style style:name="P55" style:family="paragraph" style:parent-style-name="Standard">
      <style:text-properties style:font-name="Trebuchet MS" officeooo:rsid="001f1dd2" officeooo:paragraph-rsid="0069c3ac"/>
    </style:style>
    <style:style style:name="P56" style:family="paragraph" style:parent-style-name="Standard">
      <style:text-properties style:font-name="Trebuchet MS" officeooo:rsid="0020fbdf" officeooo:paragraph-rsid="0033a516"/>
    </style:style>
    <style:style style:name="P57" style:family="paragraph" style:parent-style-name="Standard">
      <style:text-properties style:font-name="Trebuchet MS" officeooo:rsid="0020fbdf" officeooo:paragraph-rsid="0020fbdf"/>
    </style:style>
    <style:style style:name="P58" style:family="paragraph" style:parent-style-name="Standard">
      <style:text-properties style:font-name="Trebuchet MS" officeooo:rsid="0020fbdf" officeooo:paragraph-rsid="00217315"/>
    </style:style>
    <style:style style:name="P59" style:family="paragraph" style:parent-style-name="Standard">
      <style:text-properties style:font-name="Trebuchet MS" officeooo:rsid="00217315" officeooo:paragraph-rsid="00217315"/>
    </style:style>
    <style:style style:name="P60" style:family="paragraph" style:parent-style-name="Standard">
      <style:text-properties style:font-name="Trebuchet MS" officeooo:rsid="0021c2d3" officeooo:paragraph-rsid="0021c2d3"/>
    </style:style>
    <style:style style:name="P61" style:family="paragraph" style:parent-style-name="Standard">
      <style:text-properties style:font-name="Trebuchet MS" officeooo:rsid="0021c2d3" officeooo:paragraph-rsid="0096aa76"/>
    </style:style>
    <style:style style:name="P62" style:family="paragraph" style:parent-style-name="Standard">
      <style:paragraph-properties fo:text-align="start" style:justify-single-word="false"/>
      <style:text-properties style:font-name="Trebuchet MS" fo:font-weight="normal" officeooo:rsid="0020fbdf" officeooo:paragraph-rsid="00217315" style:font-weight-asian="normal" style:font-weight-complex="normal"/>
    </style:style>
    <style:style style:name="P63" style:family="paragraph" style:parent-style-name="Standard">
      <style:text-properties style:font-name="Trebuchet MS" fo:font-weight="normal" officeooo:rsid="0020fbdf" officeooo:paragraph-rsid="0091b10e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Trebuchet MS" fo:font-weight="normal" officeooo:rsid="001f1dd2" officeooo:paragraph-rsid="001f1dd2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66" style:family="paragraph" style:parent-style-name="Standard">
      <style:text-properties style:font-name="Trebuchet MS" officeooo:rsid="008a42ab" officeooo:paragraph-rsid="008a42ab"/>
    </style:style>
    <style:style style:name="P67" style:family="paragraph" style:parent-style-name="Standard">
      <style:text-properties style:font-name="Trebuchet MS" officeooo:rsid="008a42ab" officeooo:paragraph-rsid="0081250b"/>
    </style:style>
    <style:style style:name="P68" style:family="paragraph" style:parent-style-name="Standard">
      <style:text-properties style:font-name="Trebuchet MS" officeooo:rsid="008a42ab" officeooo:paragraph-rsid="009f9277"/>
    </style:style>
    <style:style style:name="P69" style:family="paragraph" style:parent-style-name="Standard">
      <style:text-properties style:font-name="Trebuchet MS" officeooo:paragraph-rsid="0020fbdf"/>
    </style:style>
    <style:style style:name="P70" style:family="paragraph" style:parent-style-name="Standard">
      <style:text-properties style:font-name="Trebuchet MS" officeooo:rsid="002272a1" officeooo:paragraph-rsid="002272a1"/>
    </style:style>
    <style:style style:name="P71" style:family="paragraph" style:parent-style-name="Standard">
      <style:text-properties style:font-name="Trebuchet MS" officeooo:rsid="00254b6a" officeooo:paragraph-rsid="00254b6a"/>
    </style:style>
    <style:style style:name="P72" style:family="paragraph" style:parent-style-name="Standard">
      <style:text-properties style:font-name="Trebuchet MS" officeooo:paragraph-rsid="0069c3ac"/>
    </style:style>
    <style:style style:name="P73" style:family="paragraph" style:parent-style-name="Standard">
      <style:text-properties style:font-name="Trebuchet MS" officeooo:paragraph-rsid="00217315"/>
    </style:style>
    <style:style style:name="P74" style:family="paragraph" style:parent-style-name="Standard">
      <style:text-properties style:font-name="Trebuchet MS" officeooo:rsid="002cbd0c" officeooo:paragraph-rsid="002cbd0c"/>
    </style:style>
    <style:style style:name="P75" style:family="paragraph" style:parent-style-name="Standard">
      <style:text-properties style:font-name="Trebuchet MS" officeooo:rsid="002cbd0c" officeooo:paragraph-rsid="003ec336"/>
    </style:style>
    <style:style style:name="P76" style:family="paragraph" style:parent-style-name="Standard">
      <style:text-properties style:font-name="Trebuchet MS" officeooo:rsid="0033a516" officeooo:paragraph-rsid="0033a516"/>
    </style:style>
    <style:style style:name="P77" style:family="paragraph" style:parent-style-name="Standard">
      <style:paragraph-properties fo:text-align="center" style:justify-single-word="false"/>
      <style:text-properties style:font-name="Trebuchet MS" officeooo:rsid="0033a516" officeooo:paragraph-rsid="0033a516"/>
    </style:style>
    <style:style style:name="P78" style:family="paragraph" style:parent-style-name="Standard">
      <style:text-properties style:font-name="Trebuchet MS" officeooo:rsid="0028baa4" officeooo:paragraph-rsid="0028baa4"/>
    </style:style>
    <style:style style:name="P79" style:family="paragraph" style:parent-style-name="Standard">
      <style:text-properties style:font-name="Trebuchet MS" officeooo:rsid="0028baa4" officeooo:paragraph-rsid="0081250b"/>
    </style:style>
    <style:style style:name="P80" style:family="paragraph" style:parent-style-name="Standard">
      <style:text-properties style:font-name="Trebuchet MS" officeooo:rsid="0081250b" officeooo:paragraph-rsid="0081250b"/>
    </style:style>
    <style:style style:name="P81" style:family="paragraph" style:parent-style-name="Standard">
      <style:text-properties style:font-name="Trebuchet MS" officeooo:paragraph-rsid="0033a516"/>
    </style:style>
    <style:style style:name="P82" style:family="paragraph" style:parent-style-name="Standard">
      <style:text-properties style:font-name="Trebuchet MS" officeooo:rsid="002fdc74" officeooo:paragraph-rsid="002fdc74"/>
    </style:style>
    <style:style style:name="P83" style:family="paragraph" style:parent-style-name="Standard">
      <style:text-properties style:font-name="Trebuchet MS" officeooo:rsid="002fdc74" officeooo:paragraph-rsid="0033a516"/>
    </style:style>
    <style:style style:name="P84" style:family="paragraph" style:parent-style-name="Standard">
      <style:text-properties style:font-name="Trebuchet MS" officeooo:rsid="003ec336" officeooo:paragraph-rsid="003ec336"/>
    </style:style>
    <style:style style:name="P85" style:family="paragraph" style:parent-style-name="Standard">
      <style:text-properties style:font-name="Trebuchet MS" officeooo:rsid="003ec336" officeooo:paragraph-rsid="004817c0"/>
    </style:style>
    <style:style style:name="P86" style:family="paragraph" style:parent-style-name="Standard">
      <style:text-properties style:font-name="Trebuchet MS" officeooo:rsid="003ec336" officeooo:paragraph-rsid="008fb14a"/>
    </style:style>
    <style:style style:name="P87" style:family="paragraph" style:parent-style-name="Standard">
      <style:text-properties style:font-name="Trebuchet MS" officeooo:rsid="0031d98e" officeooo:paragraph-rsid="003ec336"/>
    </style:style>
    <style:style style:name="P88" style:family="paragraph" style:parent-style-name="Standard">
      <style:text-properties style:font-name="Trebuchet MS" officeooo:rsid="002fc627" officeooo:paragraph-rsid="002fdc74"/>
    </style:style>
    <style:style style:name="P89" style:family="paragraph" style:parent-style-name="Standard">
      <style:text-properties style:font-name="Trebuchet MS" officeooo:paragraph-rsid="0030f06b"/>
    </style:style>
    <style:style style:name="P90" style:family="paragraph" style:parent-style-name="Standard">
      <style:text-properties style:font-name="Trebuchet MS" officeooo:rsid="0044a61f" officeooo:paragraph-rsid="0044a61f"/>
    </style:style>
    <style:style style:name="P91" style:family="paragraph" style:parent-style-name="Standard">
      <style:paragraph-properties fo:break-before="page"/>
      <style:text-properties style:font-name="Trebuchet MS" officeooo:paragraph-rsid="004817c0"/>
    </style:style>
    <style:style style:name="P92" style:family="paragraph" style:parent-style-name="Standard">
      <loext:graphic-properties draw:fill="none"/>
      <style:paragraph-properties fo:background-color="transparent"/>
      <style:text-properties style:font-name="Trebuchet MS" officeooo:paragraph-rsid="004817c0"/>
    </style:style>
    <style:style style:name="P93" style:family="paragraph" style:parent-style-name="Standard">
      <style:text-properties style:font-name="Trebuchet MS" officeooo:rsid="004817c0" officeooo:paragraph-rsid="004817c0"/>
    </style:style>
    <style:style style:name="P94" style:family="paragraph" style:parent-style-name="Standard">
      <style:text-properties style:font-name="Trebuchet MS" officeooo:rsid="003a4a0d" officeooo:paragraph-rsid="003a4a0d"/>
    </style:style>
    <style:style style:name="P95" style:family="paragraph" style:parent-style-name="Standard">
      <style:text-properties style:font-name="Trebuchet MS" officeooo:rsid="003a4a0d" officeooo:paragraph-rsid="00932662"/>
    </style:style>
    <style:style style:name="P96" style:family="paragraph" style:parent-style-name="Standard">
      <style:text-properties style:font-name="Trebuchet MS" officeooo:rsid="00877289" officeooo:paragraph-rsid="00877289"/>
    </style:style>
    <style:style style:name="P97" style:family="paragraph" style:parent-style-name="Standard">
      <style:text-properties style:font-name="Trebuchet MS" officeooo:rsid="00877289" officeooo:paragraph-rsid="00932662"/>
    </style:style>
    <style:style style:name="P98" style:family="paragraph" style:parent-style-name="Standard">
      <style:text-properties style:font-name="Trebuchet MS" officeooo:rsid="003bca8c" officeooo:paragraph-rsid="003bca8c"/>
    </style:style>
    <style:style style:name="P99" style:family="paragraph" style:parent-style-name="Standard">
      <style:text-properties style:font-name="Trebuchet MS" officeooo:rsid="003c552e" officeooo:paragraph-rsid="003c552e"/>
    </style:style>
    <style:style style:name="P100" style:family="paragraph" style:parent-style-name="Standard">
      <style:paragraph-properties fo:break-before="page"/>
      <style:text-properties style:font-name="Trebuchet MS" officeooo:rsid="003c552e" officeooo:paragraph-rsid="003c552e"/>
    </style:style>
    <style:style style:name="P101" style:family="paragraph" style:parent-style-name="Standard">
      <style:text-properties style:font-name="Trebuchet MS" officeooo:rsid="003dce2a" officeooo:paragraph-rsid="003dce2a"/>
    </style:style>
    <style:style style:name="P102" style:family="paragraph" style:parent-style-name="Standard">
      <style:text-properties style:font-name="Trebuchet MS" officeooo:paragraph-rsid="0049f2bb"/>
    </style:style>
    <style:style style:name="P103" style:family="paragraph" style:parent-style-name="Standard">
      <style:text-properties style:font-name="Trebuchet MS" officeooo:paragraph-rsid="006d5a96"/>
    </style:style>
    <style:style style:name="P104" style:family="paragraph" style:parent-style-name="Standard">
      <style:text-properties style:font-name="Trebuchet MS" officeooo:rsid="006d5a96" officeooo:paragraph-rsid="006d5a96"/>
    </style:style>
    <style:style style:name="P105" style:family="paragraph" style:parent-style-name="Standard">
      <style:text-properties style:font-name="Trebuchet MS" officeooo:rsid="006d62b3" officeooo:paragraph-rsid="006d62b3"/>
    </style:style>
    <style:style style:name="P106" style:family="paragraph" style:parent-style-name="Standard">
      <style:text-properties style:font-name="Trebuchet MS" officeooo:paragraph-rsid="006d62b3"/>
    </style:style>
    <style:style style:name="P107" style:family="paragraph" style:parent-style-name="Standard">
      <style:text-properties style:font-name="Trebuchet MS" officeooo:rsid="006e7b43" officeooo:paragraph-rsid="006e7b43"/>
    </style:style>
    <style:style style:name="P108" style:family="paragraph" style:parent-style-name="Standard">
      <style:text-properties style:font-name="Trebuchet MS" officeooo:rsid="00760c05" officeooo:paragraph-rsid="00760c05"/>
    </style:style>
    <style:style style:name="P109" style:family="paragraph" style:parent-style-name="Standard">
      <style:text-properties style:font-name="Trebuchet MS" officeooo:paragraph-rsid="0074934a"/>
    </style:style>
    <style:style style:name="P110" style:family="paragraph" style:parent-style-name="Standard">
      <style:text-properties style:font-name="Trebuchet MS" officeooo:rsid="0074934a" officeooo:paragraph-rsid="0074934a"/>
    </style:style>
    <style:style style:name="P111" style:family="paragraph" style:parent-style-name="Standard">
      <style:text-properties style:font-name="Trebuchet MS" officeooo:rsid="0074934a" officeooo:paragraph-rsid="009781d1"/>
    </style:style>
    <style:style style:name="P112" style:family="paragraph" style:parent-style-name="Standard">
      <style:text-properties style:font-name="Trebuchet MS" officeooo:rsid="0079e614" officeooo:paragraph-rsid="0079e614"/>
    </style:style>
    <style:style style:name="P113" style:family="paragraph" style:parent-style-name="Standard">
      <style:text-properties style:font-name="Trebuchet MS" officeooo:rsid="007c6c40" officeooo:paragraph-rsid="007c6c40"/>
    </style:style>
    <style:style style:name="P114" style:family="paragraph" style:parent-style-name="Standard">
      <style:text-properties style:font-name="Trebuchet MS" officeooo:rsid="007c6c40" officeooo:paragraph-rsid="007d8e3d"/>
    </style:style>
    <style:style style:name="P115" style:family="paragraph" style:parent-style-name="Standard">
      <style:text-properties style:font-name="Trebuchet MS" officeooo:rsid="007d8e3d" officeooo:paragraph-rsid="007d8e3d"/>
    </style:style>
    <style:style style:name="P116" style:family="paragraph" style:parent-style-name="Standard">
      <style:text-properties style:font-name="Trebuchet MS" officeooo:rsid="002a8f17" officeooo:paragraph-rsid="008a42ab"/>
    </style:style>
    <style:style style:name="P117" style:family="paragraph" style:parent-style-name="Standard">
      <style:text-properties style:font-name="Trebuchet MS" officeooo:rsid="002a8f17" officeooo:paragraph-rsid="008b18bd"/>
    </style:style>
    <style:style style:name="P118" style:family="paragraph" style:parent-style-name="Standard">
      <style:text-properties style:font-name="Trebuchet MS" officeooo:rsid="002beacc" officeooo:paragraph-rsid="0081250b"/>
    </style:style>
    <style:style style:name="P119" style:family="paragraph" style:parent-style-name="Standard">
      <style:text-properties style:font-name="Trebuchet MS" officeooo:rsid="0083778c" officeooo:paragraph-rsid="0091b10e"/>
    </style:style>
    <style:style style:name="P120" style:family="paragraph" style:parent-style-name="Standard">
      <style:paragraph-properties fo:text-align="center" style:justify-single-word="false"/>
      <style:text-properties style:font-name="Trebuchet MS" fo:font-size="9pt" officeooo:rsid="0017af0f" officeooo:paragraph-rsid="00957de2" style:font-size-asian="9pt" style:font-size-complex="9pt"/>
    </style:style>
    <style:style style:name="P121" style:family="paragraph" style:parent-style-name="Standard">
      <style:paragraph-properties fo:text-align="center" style:justify-single-word="false"/>
      <style:text-properties style:font-name="Trebuchet MS" fo:font-size="18pt" fo:font-weight="bold" officeooo:rsid="0017af0f" officeooo:paragraph-rsid="00957de2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Trebuchet MS" fo:font-size="12pt" fo:font-weight="normal" officeooo:rsid="0017af0f" officeooo:paragraph-rsid="00957de2" style:font-size-asian="12pt" style:font-weight-asian="normal" style:font-size-complex="12pt" style:font-weight-complex="normal"/>
    </style:style>
    <style:style style:name="P123" style:family="paragraph" style:parent-style-name="Standard">
      <style:text-properties style:font-name="Trebuchet MS" officeooo:rsid="009781d1" officeooo:paragraph-rsid="009781d1"/>
    </style:style>
    <style:style style:name="P124" style:family="paragraph" style:parent-style-name="Standard" style:list-style-name="L1">
      <style:text-properties style:font-name="Trebuchet MS" fo:font-style="normal" officeooo:rsid="003ec336" officeooo:paragraph-rsid="003ec336" style:font-style-asian="normal" style:font-style-complex="normal"/>
    </style:style>
    <style:style style:name="P125" style:family="paragraph" style:parent-style-name="Standard" style:list-style-name="L4">
      <style:text-properties style:font-name="Trebuchet MS" fo:font-style="normal" officeooo:rsid="003ec336" officeooo:paragraph-rsid="003ec336" style:font-style-asian="normal" style:font-style-complex="normal"/>
    </style:style>
    <style:style style:name="P126" style:family="paragraph" style:parent-style-name="Standard" style:list-style-name="L33">
      <style:text-properties style:font-name="Trebuchet MS" fo:font-style="normal" officeooo:rsid="003ec336" officeooo:paragraph-rsid="003ec336" style:font-style-asian="normal" style:font-style-complex="normal"/>
    </style:style>
    <style:style style:name="P127" style:family="paragraph" style:parent-style-name="Standard" style:list-style-name="L34">
      <style:text-properties style:font-name="Trebuchet MS" fo:font-style="normal" officeooo:rsid="003ec336" officeooo:paragraph-rsid="003ec336" style:font-style-asian="normal" style:font-style-complex="normal"/>
    </style:style>
    <style:style style:name="P128" style:family="paragraph" style:parent-style-name="Standard" style:list-style-name="L49">
      <style:text-properties style:font-name="Trebuchet MS" fo:font-style="normal" officeooo:rsid="003ec336" officeooo:paragraph-rsid="008fb14a" style:font-style-asian="normal" style:font-style-complex="normal"/>
    </style:style>
    <style:style style:name="P129" style:family="paragraph" style:parent-style-name="Standard" style:list-style-name="L50">
      <style:text-properties style:font-name="Trebuchet MS" fo:font-style="normal" officeooo:rsid="003ec336" officeooo:paragraph-rsid="008fb14a" style:font-style-asian="normal" style:font-style-complex="normal"/>
    </style:style>
    <style:style style:name="P130" style:family="paragraph" style:parent-style-name="Standard" style:list-style-name="L100">
      <style:text-properties style:font-name="Trebuchet MS" fo:font-style="normal" officeooo:rsid="004817c0" officeooo:paragraph-rsid="004817c0" style:font-style-asian="normal" style:font-style-complex="normal"/>
    </style:style>
    <style:style style:name="P131" style:family="paragraph" style:parent-style-name="Standard" style:list-style-name="L101">
      <style:text-properties style:font-name="Trebuchet MS" fo:font-style="normal" officeooo:rsid="004817c0" officeooo:paragraph-rsid="004817c0" style:font-style-asian="normal" style:font-style-complex="normal"/>
    </style:style>
    <style:style style:name="P132" style:family="paragraph" style:parent-style-name="Standard" style:list-style-name="L102">
      <style:text-properties style:font-name="Trebuchet MS" fo:font-style="normal" officeooo:rsid="004817c0" officeooo:paragraph-rsid="004817c0" style:font-style-asian="normal" style:font-style-complex="normal"/>
    </style:style>
    <style:style style:name="P133" style:family="paragraph" style:parent-style-name="Standard" style:list-style-name="L103">
      <style:text-properties style:font-name="Trebuchet MS" fo:font-style="normal" officeooo:rsid="004817c0" officeooo:paragraph-rsid="004817c0" style:font-style-asian="normal" style:font-style-complex="normal"/>
    </style:style>
    <style:style style:name="P134" style:family="paragraph" style:parent-style-name="Standard" style:list-style-name="L104">
      <style:text-properties style:font-name="Trebuchet MS" fo:font-style="normal" officeooo:rsid="004817c0" officeooo:paragraph-rsid="004817c0" style:font-style-asian="normal" style:font-style-complex="normal"/>
    </style:style>
    <style:style style:name="P135" style:family="paragraph" style:parent-style-name="Standard" style:list-style-name="L2">
      <style:text-properties style:font-name="Trebuchet MS" officeooo:rsid="001df799" officeooo:paragraph-rsid="001df799"/>
    </style:style>
    <style:style style:name="P136" style:family="paragraph" style:parent-style-name="Standard" style:list-style-name="L3">
      <style:text-properties style:font-name="Trebuchet MS" officeooo:rsid="001df799" officeooo:paragraph-rsid="001df799"/>
    </style:style>
    <style:style style:name="P137" style:family="paragraph" style:parent-style-name="Standard" style:list-style-name="L5">
      <style:text-properties style:font-name="Trebuchet MS" officeooo:rsid="001df799" officeooo:paragraph-rsid="001df799"/>
    </style:style>
    <style:style style:name="P138" style:family="paragraph" style:parent-style-name="Standard" style:list-style-name="L3">
      <style:text-properties style:font-name="Trebuchet MS" officeooo:rsid="001f1dd2" officeooo:paragraph-rsid="001f1dd2"/>
    </style:style>
    <style:style style:name="P139" style:family="paragraph" style:parent-style-name="Standard" style:list-style-name="L19">
      <style:text-properties style:font-name="Trebuchet MS" officeooo:rsid="001f1dd2" officeooo:paragraph-rsid="00217315"/>
    </style:style>
    <style:style style:name="P140" style:family="paragraph" style:parent-style-name="Standard" style:list-style-name="L6">
      <style:text-properties style:font-name="Trebuchet MS" officeooo:rsid="0020fbdf" officeooo:paragraph-rsid="0033a516"/>
    </style:style>
    <style:style style:name="P141" style:family="paragraph" style:parent-style-name="Standard" style:list-style-name="L7">
      <style:text-properties style:font-name="Trebuchet MS" officeooo:rsid="0020fbdf" officeooo:paragraph-rsid="0020fbdf"/>
    </style:style>
    <style:style style:name="P142" style:family="paragraph" style:parent-style-name="Standard" style:list-style-name="L8">
      <style:paragraph-properties fo:text-align="start" style:justify-single-word="false"/>
      <style:text-properties style:font-name="Trebuchet MS" fo:font-weight="normal" officeooo:rsid="0020fbdf" officeooo:paragraph-rsid="0020fbdf" style:font-weight-asian="normal" style:font-weight-complex="normal"/>
    </style:style>
    <style:style style:name="P143" style:family="paragraph" style:parent-style-name="Standard" style:list-style-name="L12">
      <style:paragraph-properties fo:text-align="start" style:justify-single-word="false"/>
      <style:text-properties style:font-name="Trebuchet MS" fo:font-weight="normal" officeooo:rsid="0020fbdf" officeooo:paragraph-rsid="00217315" style:font-weight-asian="normal" style:font-weight-complex="normal"/>
    </style:style>
    <style:style style:name="P144" style:family="paragraph" style:parent-style-name="Standard" style:list-style-name="L13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145" style:family="paragraph" style:parent-style-name="Standard" style:list-style-name="L14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146" style:family="paragraph" style:parent-style-name="Standard" style:list-style-name="L15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147" style:family="paragraph" style:parent-style-name="Standard" style:list-style-name="L16">
      <style:paragraph-properties fo:text-align="start" style:justify-single-word="false"/>
      <style:text-properties style:font-name="Trebuchet MS" fo:font-weight="normal" officeooo:rsid="00217315" officeooo:paragraph-rsid="00217315" style:font-weight-asian="normal" style:font-weight-complex="normal"/>
    </style:style>
    <style:style style:name="P148" style:family="paragraph" style:parent-style-name="Standard" style:list-style-name="L16">
      <style:paragraph-properties fo:text-align="start" style:justify-single-word="false"/>
      <style:text-properties style:font-name="Trebuchet MS" fo:font-weight="normal" officeooo:rsid="00877289" officeooo:paragraph-rsid="00877289" style:font-weight-asian="normal" style:font-weight-complex="normal"/>
    </style:style>
    <style:style style:name="P149" style:family="paragraph" style:parent-style-name="Standard" style:list-style-name="L16">
      <style:paragraph-properties fo:text-align="start" style:justify-single-word="false"/>
      <style:text-properties style:font-name="Trebuchet MS" fo:font-weight="normal" officeooo:rsid="00890f1d" officeooo:paragraph-rsid="00890f1d" style:font-weight-asian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Trebuchet MS" fo:font-weight="normal" officeooo:rsid="001f1dd2" officeooo:paragraph-rsid="001f1dd2" style:font-weight-asian="normal" style:font-weight-complex="normal"/>
    </style:style>
    <style:style style:name="P151" style:family="paragraph" style:parent-style-name="Standard" style:list-style-name="L9">
      <style:text-properties style:font-name="Trebuchet MS" officeooo:rsid="0017af0f" officeooo:paragraph-rsid="0021c2d3"/>
    </style:style>
    <style:style style:name="P152" style:family="paragraph" style:parent-style-name="Standard" style:list-style-name="L9">
      <style:text-properties style:font-name="Trebuchet MS" officeooo:rsid="008a42ab" officeooo:paragraph-rsid="008a42ab"/>
    </style:style>
    <style:style style:name="P153" style:family="paragraph" style:parent-style-name="Standard" style:list-style-name="L72">
      <style:text-properties style:font-name="Trebuchet MS" officeooo:rsid="008a42ab" officeooo:paragraph-rsid="008a42ab"/>
    </style:style>
    <style:style style:name="P154" style:family="paragraph" style:parent-style-name="Standard" style:list-style-name="L79">
      <style:text-properties style:font-name="Trebuchet MS" officeooo:rsid="008a42ab" officeooo:paragraph-rsid="00932662"/>
    </style:style>
    <style:style style:name="P155" style:family="paragraph" style:parent-style-name="Standard" style:list-style-name="L81">
      <style:text-properties style:font-name="Trebuchet MS" officeooo:rsid="008a42ab" officeooo:paragraph-rsid="009f9277"/>
    </style:style>
    <style:style style:name="P156" style:family="paragraph" style:parent-style-name="Standard" style:list-style-name="L82">
      <style:text-properties style:font-name="Trebuchet MS" officeooo:rsid="008a42ab" officeooo:paragraph-rsid="009f9277"/>
    </style:style>
    <style:style style:name="P157" style:family="paragraph" style:parent-style-name="Standard" style:list-style-name="L10">
      <style:text-properties style:font-name="Trebuchet MS" officeooo:rsid="0096aa76" officeooo:paragraph-rsid="0096aa76"/>
    </style:style>
    <style:style style:name="P158" style:family="paragraph" style:parent-style-name="Standard" style:list-style-name="L11">
      <style:text-properties style:font-name="Trebuchet MS" officeooo:rsid="00217315" officeooo:paragraph-rsid="00217315"/>
    </style:style>
    <style:style style:name="P159" style:family="paragraph" style:parent-style-name="Standard" style:list-style-name="L13">
      <style:text-properties style:font-name="Trebuchet MS" officeooo:rsid="00217315" officeooo:paragraph-rsid="00217315"/>
    </style:style>
    <style:style style:name="P160" style:family="paragraph" style:parent-style-name="Standard" style:list-style-name="L20">
      <style:text-properties style:font-name="Trebuchet MS" officeooo:rsid="00217315" officeooo:paragraph-rsid="00217315"/>
    </style:style>
    <style:style style:name="P161" style:family="paragraph" style:parent-style-name="Standard" style:list-style-name="L21">
      <style:text-properties style:font-name="Trebuchet MS" officeooo:rsid="00217315" officeooo:paragraph-rsid="00217315"/>
    </style:style>
    <style:style style:name="P162" style:family="paragraph" style:parent-style-name="Standard" style:list-style-name="L22">
      <style:text-properties style:font-name="Trebuchet MS" officeooo:rsid="00217315" officeooo:paragraph-rsid="00217315"/>
    </style:style>
    <style:style style:name="P163" style:family="paragraph" style:parent-style-name="Standard" style:list-style-name="L25">
      <style:text-properties style:font-name="Trebuchet MS" officeooo:rsid="00217315" officeooo:paragraph-rsid="00217315"/>
    </style:style>
    <style:style style:name="P164" style:family="paragraph" style:parent-style-name="Standard" style:list-style-name="L26">
      <style:text-properties style:font-name="Trebuchet MS" officeooo:rsid="00217315" officeooo:paragraph-rsid="00217315"/>
    </style:style>
    <style:style style:name="P165" style:family="paragraph" style:parent-style-name="Standard" style:list-style-name="L17">
      <style:text-properties style:font-name="Trebuchet MS" officeooo:paragraph-rsid="008434b7"/>
    </style:style>
    <style:style style:name="P166" style:family="paragraph" style:parent-style-name="Standard" style:list-style-name="L17">
      <style:text-properties style:font-name="Trebuchet MS" officeooo:rsid="002749ec" officeooo:paragraph-rsid="002749ec"/>
    </style:style>
    <style:style style:name="P167" style:family="paragraph" style:parent-style-name="Standard" style:list-style-name="L17">
      <style:text-properties style:font-name="Trebuchet MS" officeooo:rsid="0069c3ac" officeooo:paragraph-rsid="0069c3ac"/>
    </style:style>
    <style:style style:name="P168" style:family="paragraph" style:parent-style-name="Standard" style:list-style-name="L17">
      <style:text-properties style:font-name="Trebuchet MS" officeooo:rsid="0069c3ac" officeooo:paragraph-rsid="008434b7"/>
    </style:style>
    <style:style style:name="P169" style:family="paragraph" style:parent-style-name="Standard" style:list-style-name="L18">
      <style:text-properties style:font-name="Trebuchet MS" officeooo:paragraph-rsid="0069c3ac"/>
    </style:style>
    <style:style style:name="P170" style:family="paragraph" style:parent-style-name="Standard" style:list-style-name="L23">
      <style:text-properties style:font-name="Trebuchet MS" officeooo:rsid="002cbd0c" officeooo:paragraph-rsid="002cbd0c"/>
    </style:style>
    <style:style style:name="P171" style:family="paragraph" style:parent-style-name="Standard" style:list-style-name="L24">
      <style:text-properties style:font-name="Trebuchet MS" officeooo:rsid="002cbd0c" officeooo:paragraph-rsid="002cbd0c"/>
    </style:style>
    <style:style style:name="P172" style:family="paragraph" style:parent-style-name="Standard" style:list-style-name="L27">
      <style:text-properties style:font-name="Trebuchet MS" officeooo:paragraph-rsid="00217315"/>
    </style:style>
    <style:style style:name="P173" style:family="paragraph" style:parent-style-name="Standard" style:list-style-name="L28">
      <style:text-properties style:font-name="Trebuchet MS" officeooo:rsid="0033a516" officeooo:paragraph-rsid="0033a516"/>
    </style:style>
    <style:style style:name="P174" style:family="paragraph" style:parent-style-name="Standard" style:list-style-name="L39">
      <style:text-properties style:font-name="Trebuchet MS" officeooo:rsid="0033a516" officeooo:paragraph-rsid="0033a516"/>
    </style:style>
    <style:style style:name="P175" style:family="paragraph" style:parent-style-name="Standard" style:list-style-name="L40">
      <style:text-properties style:font-name="Trebuchet MS" officeooo:rsid="0033a516" officeooo:paragraph-rsid="0033a516"/>
    </style:style>
    <style:style style:name="P176" style:family="paragraph" style:parent-style-name="Standard" style:list-style-name="L44">
      <style:text-properties style:font-name="Trebuchet MS" officeooo:rsid="0033a516" officeooo:paragraph-rsid="0033a516"/>
    </style:style>
    <style:style style:name="P177" style:family="paragraph" style:parent-style-name="Standard" style:list-style-name="L53">
      <style:text-properties style:font-name="Trebuchet MS" officeooo:rsid="0033a516" officeooo:paragraph-rsid="004817c0"/>
    </style:style>
    <style:style style:name="P178" style:family="paragraph" style:parent-style-name="Standard" style:list-style-name="L54">
      <loext:graphic-properties draw:fill="none"/>
      <style:paragraph-properties fo:background-color="transparent"/>
      <style:text-properties style:font-name="Trebuchet MS" officeooo:rsid="0033a516" officeooo:paragraph-rsid="004817c0"/>
    </style:style>
    <style:style style:name="P179" style:family="paragraph" style:parent-style-name="Standard" style:list-style-name="L54" style:master-page-name="">
      <loext:graphic-properties draw:fill="none"/>
      <style:paragraph-properties style:page-number="auto" fo:background-color="transparent"/>
      <style:text-properties style:font-name="Trebuchet MS" officeooo:rsid="0033a516" officeooo:paragraph-rsid="004817c0"/>
    </style:style>
    <style:style style:name="P180" style:family="paragraph" style:parent-style-name="Standard" style:list-style-name="L55">
      <style:text-properties style:font-name="Trebuchet MS" officeooo:rsid="0033a516" officeooo:paragraph-rsid="004817c0"/>
    </style:style>
    <style:style style:name="P181" style:family="paragraph" style:parent-style-name="Standard" style:list-style-name="L56">
      <style:text-properties style:font-name="Trebuchet MS" officeooo:rsid="0033a516" officeooo:paragraph-rsid="004817c0"/>
    </style:style>
    <style:style style:name="P182" style:family="paragraph" style:parent-style-name="Standard" style:list-style-name="L29">
      <style:text-properties style:font-name="Trebuchet MS" officeooo:rsid="0021c2d3" officeooo:paragraph-rsid="0021c2d3"/>
    </style:style>
    <style:style style:name="P183" style:family="paragraph" style:parent-style-name="Standard" style:list-style-name="L30">
      <style:text-properties style:font-name="Trebuchet MS" officeooo:rsid="0081250b" officeooo:paragraph-rsid="0081250b"/>
    </style:style>
    <style:style style:name="P184" style:family="paragraph" style:parent-style-name="Standard" style:list-style-name="L30">
      <style:text-properties style:font-name="Trebuchet MS" officeooo:rsid="0081250b" officeooo:paragraph-rsid="00824dfd"/>
    </style:style>
    <style:style style:name="P185" style:family="paragraph" style:parent-style-name="Standard" style:list-style-name="L30">
      <style:text-properties style:font-name="Trebuchet MS" officeooo:rsid="00824dfd" officeooo:paragraph-rsid="00824dfd"/>
    </style:style>
    <style:style style:name="P186" style:family="paragraph" style:parent-style-name="Standard" style:list-style-name="L31">
      <style:text-properties style:font-name="Trebuchet MS" officeooo:rsid="003ec336" officeooo:paragraph-rsid="003ec336"/>
    </style:style>
    <style:style style:name="P187" style:family="paragraph" style:parent-style-name="Standard" style:list-style-name="L31">
      <style:text-properties style:font-name="Trebuchet MS" officeooo:rsid="003ec336" officeooo:paragraph-rsid="008fb14a"/>
    </style:style>
    <style:style style:name="P188" style:family="paragraph" style:parent-style-name="Standard" style:list-style-name="L32">
      <style:text-properties style:font-name="Trebuchet MS" officeooo:rsid="003ec336" officeooo:paragraph-rsid="003ec336"/>
    </style:style>
    <style:style style:name="P189" style:family="paragraph" style:parent-style-name="Standard" style:list-style-name="L48">
      <style:text-properties style:font-name="Trebuchet MS" officeooo:rsid="003ec336" officeooo:paragraph-rsid="008fb14a"/>
    </style:style>
    <style:style style:name="P190" style:family="paragraph" style:parent-style-name="Standard" style:list-style-name="L35">
      <style:text-properties style:font-name="Trebuchet MS" officeooo:rsid="0031d98e" officeooo:paragraph-rsid="003ec336"/>
    </style:style>
    <style:style style:name="P191" style:family="paragraph" style:parent-style-name="Standard" style:list-style-name="L36">
      <style:text-properties style:font-name="Trebuchet MS" officeooo:rsid="002fc627" officeooo:paragraph-rsid="002fdc74"/>
    </style:style>
    <style:style style:name="P192" style:family="paragraph" style:parent-style-name="Standard" style:list-style-name="L36">
      <style:text-properties style:font-name="Trebuchet MS" officeooo:rsid="008fb14a" officeooo:paragraph-rsid="008fb14a"/>
    </style:style>
    <style:style style:name="P193" style:family="paragraph" style:parent-style-name="Standard" style:list-style-name="L37">
      <style:text-properties style:font-name="Trebuchet MS" officeooo:rsid="002fdc74" officeooo:paragraph-rsid="002fdc74"/>
    </style:style>
    <style:style style:name="P194" style:family="paragraph" style:parent-style-name="Standard" style:list-style-name="L38">
      <style:text-properties style:font-name="Trebuchet MS" officeooo:rsid="002fdc74" officeooo:paragraph-rsid="002fdc74"/>
    </style:style>
    <style:style style:name="P195" style:family="paragraph" style:parent-style-name="Standard" style:list-style-name="L41">
      <style:text-properties style:font-name="Trebuchet MS" officeooo:rsid="002fdc74" officeooo:paragraph-rsid="002fdc74"/>
    </style:style>
    <style:style style:name="P196" style:family="paragraph" style:parent-style-name="Standard" style:list-style-name="L42">
      <style:text-properties style:font-name="Trebuchet MS" officeooo:rsid="002fdc74" officeooo:paragraph-rsid="002fdc74"/>
    </style:style>
    <style:style style:name="P197" style:family="paragraph" style:parent-style-name="Standard" style:list-style-name="L43">
      <style:text-properties style:font-name="Trebuchet MS" officeooo:paragraph-rsid="002fdc74"/>
    </style:style>
    <style:style style:name="P198" style:family="paragraph" style:parent-style-name="Standard" style:list-style-name="L45">
      <style:text-properties style:font-name="Trebuchet MS" officeooo:paragraph-rsid="002fdc74"/>
    </style:style>
    <style:style style:name="P199" style:family="paragraph" style:parent-style-name="Standard" style:list-style-name="L46">
      <style:text-properties style:font-name="Trebuchet MS" officeooo:paragraph-rsid="0042c717"/>
    </style:style>
    <style:style style:name="P200" style:family="paragraph" style:parent-style-name="Standard" style:list-style-name="L46">
      <style:text-properties style:font-name="Trebuchet MS" officeooo:rsid="0042c717" officeooo:paragraph-rsid="0042c717"/>
    </style:style>
    <style:style style:name="P201" style:family="paragraph" style:parent-style-name="Standard" style:list-style-name="L47">
      <style:text-properties style:font-name="Trebuchet MS" officeooo:paragraph-rsid="0030f06b"/>
    </style:style>
    <style:style style:name="P202" style:family="paragraph" style:parent-style-name="Standard" style:list-style-name="L51">
      <style:text-properties style:font-name="Trebuchet MS" officeooo:rsid="0044a61f" officeooo:paragraph-rsid="0044a61f"/>
    </style:style>
    <style:style style:name="P203" style:family="paragraph" style:parent-style-name="Standard" style:list-style-name="L52">
      <style:text-properties style:font-name="Trebuchet MS" officeooo:rsid="0084b72b" officeooo:paragraph-rsid="0084b72b"/>
    </style:style>
    <style:style style:name="P204" style:family="paragraph" style:parent-style-name="Standard" style:list-style-name="L53">
      <style:text-properties style:font-name="Trebuchet MS" officeooo:rsid="004817c0" officeooo:paragraph-rsid="004817c0"/>
    </style:style>
    <style:style style:name="P205" style:family="paragraph" style:parent-style-name="Standard" style:list-style-name="L55">
      <style:text-properties style:font-name="Trebuchet MS" officeooo:rsid="004817c0" officeooo:paragraph-rsid="004817c0"/>
    </style:style>
    <style:style style:name="P206" style:family="paragraph" style:parent-style-name="Standard" style:list-style-name="L57">
      <style:text-properties style:font-name="Trebuchet MS" officeooo:rsid="004817c0" officeooo:paragraph-rsid="004817c0"/>
    </style:style>
    <style:style style:name="P207" style:family="paragraph" style:parent-style-name="Standard" style:list-style-name="L58">
      <style:text-properties style:font-name="Trebuchet MS" officeooo:rsid="004817c0" officeooo:paragraph-rsid="004817c0"/>
    </style:style>
    <style:style style:name="P208" style:family="paragraph" style:parent-style-name="Standard" style:list-style-name="L59">
      <style:text-properties style:font-name="Trebuchet MS" officeooo:rsid="004817c0" officeooo:paragraph-rsid="004817c0"/>
    </style:style>
    <style:style style:name="P209" style:family="paragraph" style:parent-style-name="Standard" style:list-style-name="L60">
      <style:text-properties style:font-name="Trebuchet MS" officeooo:rsid="004817c0" officeooo:paragraph-rsid="004817c0"/>
    </style:style>
    <style:style style:name="P210" style:family="paragraph" style:parent-style-name="Standard" style:list-style-name="L61">
      <style:text-properties style:font-name="Trebuchet MS" officeooo:rsid="004817c0" officeooo:paragraph-rsid="004817c0"/>
    </style:style>
    <style:style style:name="P211" style:family="paragraph" style:parent-style-name="Standard" style:list-style-name="L62">
      <style:text-properties style:font-name="Trebuchet MS" officeooo:rsid="004817c0" officeooo:paragraph-rsid="004817c0"/>
    </style:style>
    <style:style style:name="P212" style:family="paragraph" style:parent-style-name="Standard" style:list-style-name="L63">
      <style:text-properties style:font-name="Trebuchet MS" officeooo:rsid="004817c0" officeooo:paragraph-rsid="004817c0"/>
    </style:style>
    <style:style style:name="P213" style:family="paragraph" style:parent-style-name="Standard" style:list-style-name="L64">
      <style:text-properties style:font-name="Trebuchet MS" officeooo:rsid="004817c0" officeooo:paragraph-rsid="004817c0"/>
    </style:style>
    <style:style style:name="P214" style:family="paragraph" style:parent-style-name="Standard" style:list-style-name="L65">
      <style:text-properties style:font-name="Trebuchet MS" officeooo:rsid="004817c0" officeooo:paragraph-rsid="004817c0"/>
    </style:style>
    <style:style style:name="P215" style:family="paragraph" style:parent-style-name="Standard" style:list-style-name="L104">
      <style:text-properties style:font-name="Trebuchet MS" officeooo:rsid="004817c0" officeooo:paragraph-rsid="004817c0"/>
    </style:style>
    <style:style style:name="P216" style:family="paragraph" style:parent-style-name="Standard" style:list-style-name="L56">
      <style:text-properties style:font-name="Trebuchet MS" officeooo:rsid="00353c60" officeooo:paragraph-rsid="004817c0"/>
    </style:style>
    <style:style style:name="P217" style:family="paragraph" style:parent-style-name="Standard" style:list-style-name="L59">
      <style:text-properties style:font-name="Trebuchet MS" officeooo:rsid="008dcc07" officeooo:paragraph-rsid="008dcc07"/>
    </style:style>
    <style:style style:name="P218" style:family="paragraph" style:parent-style-name="Standard" style:list-style-name="L66">
      <style:text-properties style:font-name="Trebuchet MS" officeooo:rsid="003a4a0d" officeooo:paragraph-rsid="003a4a0d"/>
    </style:style>
    <style:style style:name="P219" style:family="paragraph" style:parent-style-name="Standard" style:list-style-name="L67">
      <style:text-properties style:font-name="Trebuchet MS" officeooo:rsid="003a4a0d" officeooo:paragraph-rsid="003a4a0d"/>
    </style:style>
    <style:style style:name="P220" style:family="paragraph" style:parent-style-name="Standard" style:list-style-name="L68">
      <style:text-properties style:font-name="Trebuchet MS" officeooo:rsid="003a4a0d" officeooo:paragraph-rsid="003a4a0d"/>
    </style:style>
    <style:style style:name="P221" style:family="paragraph" style:parent-style-name="Standard" style:list-style-name="L68">
      <style:text-properties style:font-name="Trebuchet MS" officeooo:rsid="003a4a0d" officeooo:paragraph-rsid="00932662"/>
    </style:style>
    <style:style style:name="P222" style:family="paragraph" style:parent-style-name="Standard" style:list-style-name="L69">
      <style:text-properties style:font-name="Trebuchet MS" officeooo:rsid="003a4a0d" officeooo:paragraph-rsid="003a4a0d"/>
    </style:style>
    <style:style style:name="P223" style:family="paragraph" style:parent-style-name="Standard" style:list-style-name="L70">
      <style:text-properties style:font-name="Trebuchet MS" officeooo:rsid="003a4a0d" officeooo:paragraph-rsid="003a4a0d"/>
    </style:style>
    <style:style style:name="P224" style:family="paragraph" style:parent-style-name="Standard" style:list-style-name="L71">
      <style:text-properties style:font-name="Trebuchet MS" officeooo:rsid="003a4a0d" officeooo:paragraph-rsid="003a4a0d"/>
    </style:style>
    <style:style style:name="P225" style:family="paragraph" style:parent-style-name="Standard" style:list-style-name="L76">
      <style:text-properties style:font-name="Trebuchet MS" officeooo:rsid="003a4a0d" officeooo:paragraph-rsid="00932662"/>
    </style:style>
    <style:style style:name="P226" style:family="paragraph" style:parent-style-name="Standard" style:list-style-name="L77">
      <style:text-properties style:font-name="Trebuchet MS" officeooo:rsid="003a4a0d" officeooo:paragraph-rsid="00932662"/>
    </style:style>
    <style:style style:name="P227" style:family="paragraph" style:parent-style-name="Standard" style:list-style-name="L78">
      <style:text-properties style:font-name="Trebuchet MS" officeooo:rsid="003a4a0d" officeooo:paragraph-rsid="00932662"/>
    </style:style>
    <style:style style:name="P228" style:family="paragraph" style:parent-style-name="Standard" style:list-style-name="L72">
      <style:text-properties style:font-name="Trebuchet MS" officeooo:rsid="00877289" officeooo:paragraph-rsid="00877289"/>
    </style:style>
    <style:style style:name="P229" style:family="paragraph" style:parent-style-name="Standard" style:list-style-name="L73">
      <style:text-properties style:font-name="Trebuchet MS" officeooo:rsid="00877289" officeooo:paragraph-rsid="00877289"/>
    </style:style>
    <style:style style:name="P230" style:family="paragraph" style:parent-style-name="Standard" style:list-style-name="L79">
      <style:text-properties style:font-name="Trebuchet MS" officeooo:rsid="00877289" officeooo:paragraph-rsid="00932662"/>
    </style:style>
    <style:style style:name="P231" style:family="paragraph" style:parent-style-name="Standard" style:list-style-name="L80">
      <style:text-properties style:font-name="Trebuchet MS" officeooo:rsid="00877289" officeooo:paragraph-rsid="00932662"/>
    </style:style>
    <style:style style:name="P232" style:family="paragraph" style:parent-style-name="Standard" style:list-style-name="L74">
      <style:text-properties style:font-name="Trebuchet MS" officeooo:rsid="003bca8c" officeooo:paragraph-rsid="003bca8c"/>
    </style:style>
    <style:style style:name="P233" style:family="paragraph" style:parent-style-name="Standard" style:list-style-name="L75">
      <style:text-properties style:font-name="Trebuchet MS" officeooo:rsid="003bca8c" officeooo:paragraph-rsid="003bca8c"/>
    </style:style>
    <style:style style:name="P234" style:family="paragraph" style:parent-style-name="Standard" style:list-style-name="L75">
      <style:text-properties style:font-name="Trebuchet MS" officeooo:rsid="003c552e" officeooo:paragraph-rsid="003c552e"/>
    </style:style>
    <style:style style:name="P235" style:family="paragraph" style:parent-style-name="Standard" style:list-style-name="L83">
      <style:text-properties style:font-name="Trebuchet MS" officeooo:rsid="003c552e" officeooo:paragraph-rsid="003c552e"/>
    </style:style>
    <style:style style:name="P236" style:family="paragraph" style:parent-style-name="Standard" style:list-style-name="L85">
      <style:text-properties style:font-name="Trebuchet MS" officeooo:rsid="003c552e" officeooo:paragraph-rsid="003c552e"/>
    </style:style>
    <style:style style:name="P237" style:family="paragraph" style:parent-style-name="Standard" style:list-style-name="L86">
      <style:text-properties style:font-name="Trebuchet MS" officeooo:rsid="003c552e" officeooo:paragraph-rsid="003c552e"/>
    </style:style>
    <style:style style:name="P238" style:family="paragraph" style:parent-style-name="Standard" style:list-style-name="L84">
      <style:text-properties style:font-name="Trebuchet MS" officeooo:paragraph-rsid="003c552e"/>
    </style:style>
    <style:style style:name="P239" style:family="paragraph" style:parent-style-name="Standard" style:list-style-name="L84">
      <style:text-properties style:font-name="Trebuchet MS" officeooo:rsid="00462edc" officeooo:paragraph-rsid="00462edc"/>
    </style:style>
    <style:style style:name="P240" style:family="paragraph" style:parent-style-name="Standard" style:list-style-name="L87">
      <style:text-properties style:font-name="Trebuchet MS" officeooo:rsid="003dce2a" officeooo:paragraph-rsid="003dce2a"/>
    </style:style>
    <style:style style:name="P241" style:family="paragraph" style:parent-style-name="Standard" style:list-style-name="L88">
      <style:text-properties style:font-name="Trebuchet MS" officeooo:rsid="003dce2a" officeooo:paragraph-rsid="003dce2a"/>
    </style:style>
    <style:style style:name="P242" style:family="paragraph" style:parent-style-name="Standard" style:list-style-name="L89">
      <style:text-properties style:font-name="Trebuchet MS" officeooo:rsid="003dce2a" officeooo:paragraph-rsid="003dce2a"/>
    </style:style>
    <style:style style:name="P243" style:family="paragraph" style:parent-style-name="Standard" style:list-style-name="L90">
      <style:text-properties style:font-name="Trebuchet MS" officeooo:rsid="003dce2a" officeooo:paragraph-rsid="003dce2a"/>
    </style:style>
    <style:style style:name="P244" style:family="paragraph" style:parent-style-name="Standard" style:list-style-name="L91">
      <style:text-properties style:font-name="Trebuchet MS" officeooo:rsid="003dce2a" officeooo:paragraph-rsid="003dce2a"/>
    </style:style>
    <style:style style:name="P245" style:family="paragraph" style:parent-style-name="Standard" style:list-style-name="L92">
      <style:text-properties style:font-name="Trebuchet MS" officeooo:rsid="003dce2a" officeooo:paragraph-rsid="003dce2a"/>
    </style:style>
    <style:style style:name="P246" style:family="paragraph" style:parent-style-name="Standard" style:list-style-name="L93">
      <style:text-properties style:font-name="Trebuchet MS" officeooo:rsid="003dce2a" officeooo:paragraph-rsid="003dce2a"/>
    </style:style>
    <style:style style:name="P247" style:family="paragraph" style:parent-style-name="Standard" style:list-style-name="L94">
      <style:text-properties style:font-name="Trebuchet MS" officeooo:rsid="003dce2a" officeooo:paragraph-rsid="003dce2a"/>
    </style:style>
    <style:style style:name="P248" style:family="paragraph" style:parent-style-name="Standard" style:list-style-name="L95">
      <style:text-properties style:font-name="Trebuchet MS" officeooo:rsid="003dce2a" officeooo:paragraph-rsid="003dce2a"/>
    </style:style>
    <style:style style:name="P249" style:family="paragraph" style:parent-style-name="Standard" style:list-style-name="L96">
      <style:text-properties style:font-name="Trebuchet MS" officeooo:rsid="003dce2a" officeooo:paragraph-rsid="003dce2a"/>
    </style:style>
    <style:style style:name="P250" style:family="paragraph" style:parent-style-name="Standard" style:list-style-name="L97">
      <style:text-properties style:font-name="Trebuchet MS" officeooo:rsid="003dce2a" officeooo:paragraph-rsid="003dce2a"/>
    </style:style>
    <style:style style:name="P251" style:family="paragraph" style:parent-style-name="Standard" style:list-style-name="L98">
      <style:text-properties style:font-name="Trebuchet MS" officeooo:rsid="003dce2a" officeooo:paragraph-rsid="003dce2a"/>
    </style:style>
    <style:style style:name="P252" style:family="paragraph" style:parent-style-name="Standard" style:list-style-name="L99">
      <style:text-properties style:font-name="Trebuchet MS" officeooo:rsid="003dce2a" officeooo:paragraph-rsid="003dce2a"/>
    </style:style>
    <style:style style:name="P253" style:family="paragraph" style:parent-style-name="Standard" style:list-style-name="L112">
      <style:text-properties style:font-name="Trebuchet MS" officeooo:paragraph-rsid="004cb8ce"/>
    </style:style>
    <style:style style:name="P254" style:family="paragraph" style:parent-style-name="Standard" style:list-style-name="L112">
      <style:text-properties style:font-name="Trebuchet MS" officeooo:rsid="004cb8ce" officeooo:paragraph-rsid="004cb8ce"/>
    </style:style>
    <style:style style:name="P255" style:family="paragraph" style:parent-style-name="Standard" style:list-style-name="L133">
      <style:text-properties style:font-name="Trebuchet MS" officeooo:paragraph-rsid="005ea868"/>
    </style:style>
    <style:style style:name="P256" style:family="paragraph" style:parent-style-name="Standard" style:list-style-name="L140">
      <style:text-properties style:font-name="Trebuchet MS" officeooo:paragraph-rsid="005ea868"/>
    </style:style>
    <style:style style:name="P257" style:family="paragraph" style:parent-style-name="Standard" style:list-style-name="L141">
      <style:text-properties style:font-name="Trebuchet MS" officeooo:paragraph-rsid="005ea868"/>
    </style:style>
    <style:style style:name="P258" style:family="paragraph" style:parent-style-name="Standard" style:list-style-name="L146">
      <style:text-properties style:font-name="Trebuchet MS" officeooo:paragraph-rsid="0054abb8"/>
    </style:style>
    <style:style style:name="P259" style:family="paragraph" style:parent-style-name="Standard" style:list-style-name="L147">
      <style:text-properties style:font-name="Trebuchet MS" officeooo:rsid="0054abb8" officeooo:paragraph-rsid="0054abb8"/>
    </style:style>
    <style:style style:name="P260" style:family="paragraph" style:parent-style-name="Standard">
      <style:text-properties style:font-name="Trebuchet MS" officeooo:rsid="0054abb8" officeooo:paragraph-rsid="0054abb8"/>
    </style:style>
    <style:style style:name="P261" style:family="paragraph" style:parent-style-name="Standard" style:list-style-name="L148">
      <style:text-properties style:font-name="Trebuchet MS" officeooo:rsid="0054abb8" officeooo:paragraph-rsid="0054abb8"/>
    </style:style>
    <style:style style:name="P262" style:family="paragraph" style:parent-style-name="Standard" style:list-style-name="L148">
      <style:text-properties style:font-name="Trebuchet MS" officeooo:rsid="0054abb8" officeooo:paragraph-rsid="0056a626"/>
    </style:style>
    <style:style style:name="P263" style:family="paragraph" style:parent-style-name="Standard">
      <style:text-properties style:font-name="Trebuchet MS" officeooo:rsid="0056a626" officeooo:paragraph-rsid="0056a626"/>
    </style:style>
    <style:style style:name="P264" style:family="paragraph" style:parent-style-name="Standard" style:list-style-name="L161">
      <style:text-properties style:font-name="Trebuchet MS" officeooo:paragraph-rsid="00595ab3"/>
    </style:style>
    <style:style style:name="P265" style:family="paragraph" style:parent-style-name="Standard" style:list-style-name="L163">
      <style:text-properties style:font-name="Trebuchet MS" officeooo:paragraph-rsid="00595ab3"/>
    </style:style>
    <style:style style:name="P266" style:family="paragraph" style:parent-style-name="Standard">
      <style:text-properties style:font-name="Trebuchet MS" officeooo:paragraph-rsid="0061d85f"/>
    </style:style>
    <style:style style:name="P267" style:family="paragraph" style:parent-style-name="Standard" style:list-style-name="L174">
      <style:text-properties style:font-name="Trebuchet MS" officeooo:paragraph-rsid="0061d85f"/>
    </style:style>
    <style:style style:name="P268" style:family="paragraph" style:parent-style-name="Standard" style:list-style-name="L175">
      <style:text-properties style:font-name="Trebuchet MS" officeooo:rsid="0061d85f" officeooo:paragraph-rsid="0061d85f"/>
    </style:style>
    <style:style style:name="P269" style:family="paragraph" style:parent-style-name="Standard">
      <style:text-properties style:font-name="Trebuchet MS" officeooo:rsid="0061d85f" officeooo:paragraph-rsid="0061d85f"/>
    </style:style>
    <style:style style:name="P270" style:family="paragraph" style:parent-style-name="Standard" style:list-style-name="L176">
      <style:text-properties style:font-name="Trebuchet MS" officeooo:rsid="0061d85f" officeooo:paragraph-rsid="0061d85f"/>
    </style:style>
    <style:style style:name="P271" style:family="paragraph" style:parent-style-name="Standard" style:list-style-name="L177">
      <style:text-properties style:font-name="Trebuchet MS" officeooo:rsid="0061d85f" officeooo:paragraph-rsid="0061d85f"/>
    </style:style>
    <style:style style:name="P272" style:family="paragraph" style:parent-style-name="Standard" style:list-style-name="L178">
      <style:text-properties style:font-name="Trebuchet MS" officeooo:rsid="0061d85f" officeooo:paragraph-rsid="0061d85f"/>
    </style:style>
    <style:style style:name="P273" style:family="paragraph" style:parent-style-name="Standard" style:list-style-name="L179">
      <style:text-properties style:font-name="Trebuchet MS" officeooo:rsid="0061d85f" officeooo:paragraph-rsid="0061d85f"/>
    </style:style>
    <style:style style:name="P274" style:family="paragraph" style:parent-style-name="Standard" style:list-style-name="L180">
      <style:text-properties style:font-name="Trebuchet MS" officeooo:rsid="0061d85f" officeooo:paragraph-rsid="0061d85f"/>
    </style:style>
    <style:style style:name="P275" style:family="paragraph" style:parent-style-name="Standard" style:list-style-name="L181">
      <style:text-properties style:font-name="Trebuchet MS" officeooo:rsid="0061d85f" officeooo:paragraph-rsid="0061d85f"/>
    </style:style>
    <style:style style:name="P276" style:family="paragraph" style:parent-style-name="Standard" style:list-style-name="L182">
      <style:text-properties style:font-name="Trebuchet MS" officeooo:rsid="0061d85f" officeooo:paragraph-rsid="0061d85f"/>
    </style:style>
    <style:style style:name="P277" style:family="paragraph" style:parent-style-name="Standard" style:list-style-name="L184">
      <style:text-properties style:font-name="Trebuchet MS" officeooo:rsid="0061d85f" officeooo:paragraph-rsid="0061d85f"/>
    </style:style>
    <style:style style:name="P278" style:family="paragraph" style:parent-style-name="Standard" style:list-style-name="L185">
      <style:text-properties style:font-name="Trebuchet MS" officeooo:rsid="0061d85f" officeooo:paragraph-rsid="0061d85f"/>
    </style:style>
    <style:style style:name="P279" style:family="paragraph" style:parent-style-name="Standard" style:list-style-name="L183">
      <style:text-properties style:font-name="Trebuchet MS" officeooo:rsid="006ac9de" officeooo:paragraph-rsid="006ac9de"/>
    </style:style>
    <style:style style:name="P280" style:family="paragraph" style:parent-style-name="Standard">
      <style:text-properties style:font-name="Trebuchet MS" officeooo:rsid="006ac9de" officeooo:paragraph-rsid="006ac9de"/>
    </style:style>
    <style:style style:name="P281" style:family="paragraph" style:parent-style-name="Standard" style:list-style-name="L186">
      <style:text-properties style:font-name="Trebuchet MS" officeooo:rsid="006ac9de" officeooo:paragraph-rsid="006ac9de"/>
    </style:style>
    <style:style style:name="P282" style:family="paragraph" style:parent-style-name="Standard" style:list-style-name="L187">
      <style:text-properties style:font-name="Trebuchet MS" officeooo:rsid="006ac9de" officeooo:paragraph-rsid="006ac9de"/>
    </style:style>
    <style:style style:name="P283" style:family="paragraph" style:parent-style-name="Standard">
      <style:text-properties style:font-name="Trebuchet MS" officeooo:rsid="0068f38e" officeooo:paragraph-rsid="0068f38e"/>
    </style:style>
    <style:style style:name="P284" style:family="paragraph" style:parent-style-name="Standard" style:list-style-name="L188">
      <style:text-properties style:font-name="Trebuchet MS" officeooo:rsid="0068f38e" officeooo:paragraph-rsid="0068f38e"/>
    </style:style>
    <style:style style:name="P285" style:family="paragraph" style:parent-style-name="Standard" style:list-style-name="L189">
      <style:text-properties style:font-name="Trebuchet MS" officeooo:rsid="0068f38e" officeooo:paragraph-rsid="0068f38e"/>
    </style:style>
    <style:style style:name="P286" style:family="paragraph" style:parent-style-name="Standard" style:list-style-name="L189">
      <style:text-properties style:font-name="Trebuchet MS" officeooo:rsid="0068f38e" officeooo:paragraph-rsid="00a1cc2f"/>
    </style:style>
    <style:style style:name="P287" style:family="paragraph" style:parent-style-name="Standard" style:list-style-name="L193">
      <style:text-properties style:font-name="Trebuchet MS" officeooo:rsid="006d5a96" officeooo:paragraph-rsid="006d5a96"/>
    </style:style>
    <style:style style:name="P288" style:family="paragraph" style:parent-style-name="Standard" style:list-style-name="L194">
      <style:text-properties style:font-name="Trebuchet MS" officeooo:rsid="006d5a96" officeooo:paragraph-rsid="006d5a96"/>
    </style:style>
    <style:style style:name="P289" style:family="paragraph" style:parent-style-name="Standard" style:list-style-name="L195">
      <style:text-properties style:font-name="Trebuchet MS" officeooo:rsid="006d5a96" officeooo:paragraph-rsid="006d5a96"/>
    </style:style>
    <style:style style:name="P290" style:family="paragraph" style:parent-style-name="Standard" style:list-style-name="L196">
      <style:text-properties style:font-name="Trebuchet MS" officeooo:rsid="006d5a96" officeooo:paragraph-rsid="006d5a96"/>
    </style:style>
    <style:style style:name="P291" style:family="paragraph" style:parent-style-name="Standard" style:list-style-name="L197">
      <style:text-properties style:font-name="Trebuchet MS" officeooo:rsid="006d5a96" officeooo:paragraph-rsid="006d5a96"/>
    </style:style>
    <style:style style:name="P292" style:family="paragraph" style:parent-style-name="Standard" style:list-style-name="L198">
      <style:text-properties style:font-name="Trebuchet MS" officeooo:rsid="006d5a96" officeooo:paragraph-rsid="006d5a96"/>
    </style:style>
    <style:style style:name="P293" style:family="paragraph" style:parent-style-name="Standard" style:list-style-name="L199">
      <style:text-properties style:font-name="Trebuchet MS" officeooo:rsid="006d5a96" officeooo:paragraph-rsid="006d5a96"/>
    </style:style>
    <style:style style:name="P294" style:family="paragraph" style:parent-style-name="Standard" style:list-style-name="L200">
      <style:text-properties style:font-name="Trebuchet MS" officeooo:rsid="006d5a96" officeooo:paragraph-rsid="006d5a96"/>
    </style:style>
    <style:style style:name="P295" style:family="paragraph" style:parent-style-name="Standard" style:list-style-name="L201">
      <style:text-properties style:font-name="Trebuchet MS" officeooo:rsid="006d5a96" officeooo:paragraph-rsid="006d5a96"/>
    </style:style>
    <style:style style:name="P296" style:family="paragraph" style:parent-style-name="Standard" style:list-style-name="L202">
      <style:text-properties style:font-name="Trebuchet MS" officeooo:rsid="006d5a96" officeooo:paragraph-rsid="006d5a96"/>
    </style:style>
    <style:style style:name="P297" style:family="paragraph" style:parent-style-name="Standard" style:list-style-name="L203">
      <style:text-properties style:font-name="Trebuchet MS" officeooo:rsid="006d5a96" officeooo:paragraph-rsid="006d5a96"/>
    </style:style>
    <style:style style:name="P298" style:family="paragraph" style:parent-style-name="Standard" style:list-style-name="L204">
      <style:text-properties style:font-name="Trebuchet MS" officeooo:rsid="006d5a96" officeooo:paragraph-rsid="006d5a96"/>
    </style:style>
    <style:style style:name="P299" style:family="paragraph" style:parent-style-name="Standard" style:list-style-name="L205">
      <style:text-properties style:font-name="Trebuchet MS" officeooo:rsid="006d62b3" officeooo:paragraph-rsid="006d62b3"/>
    </style:style>
    <style:style style:name="P300" style:family="paragraph" style:parent-style-name="Standard" style:list-style-name="L206">
      <style:text-properties style:font-name="Trebuchet MS" officeooo:rsid="006d62b3" officeooo:paragraph-rsid="006d62b3"/>
    </style:style>
    <style:style style:name="P301" style:family="paragraph" style:parent-style-name="Standard" style:list-style-name="L207">
      <style:text-properties style:font-name="Trebuchet MS" officeooo:rsid="006d62b3" officeooo:paragraph-rsid="006d62b3"/>
    </style:style>
    <style:style style:name="P302" style:family="paragraph" style:parent-style-name="Standard" style:list-style-name="L208">
      <style:text-properties style:font-name="Trebuchet MS" officeooo:rsid="006d62b3" officeooo:paragraph-rsid="006d62b3"/>
    </style:style>
    <style:style style:name="P303" style:family="paragraph" style:parent-style-name="Standard" style:list-style-name="L209">
      <style:text-properties style:font-name="Trebuchet MS" officeooo:rsid="006d62b3" officeooo:paragraph-rsid="006d62b3"/>
    </style:style>
    <style:style style:name="P304" style:family="paragraph" style:parent-style-name="Standard" style:list-style-name="L210">
      <style:text-properties style:font-name="Trebuchet MS" officeooo:rsid="006d62b3" officeooo:paragraph-rsid="006d62b3"/>
    </style:style>
    <style:style style:name="P305" style:family="paragraph" style:parent-style-name="Standard" style:list-style-name="L211">
      <style:text-properties style:font-name="Trebuchet MS" officeooo:paragraph-rsid="0074934a"/>
    </style:style>
    <style:style style:name="P306" style:family="paragraph" style:parent-style-name="Standard">
      <style:text-properties style:font-name="Trebuchet MS" officeooo:rsid="00a1cc2f" officeooo:paragraph-rsid="00a1cc2f"/>
    </style:style>
    <style:style style:name="P307" style:family="paragraph" style:parent-style-name="Standard" style:list-style-name="L75">
      <style:text-properties style:font-name="Trebuchet MS" officeooo:rsid="00a1cc2f" officeooo:paragraph-rsid="00a1cc2f"/>
    </style:style>
    <style:style style:name="P308" style:family="paragraph" style:parent-style-name="Standard" style:list-style-name="L214">
      <style:text-properties style:font-name="Trebuchet MS" officeooo:rsid="00a1cc2f" officeooo:paragraph-rsid="00a1cc2f"/>
    </style:style>
    <style:style style:name="P309" style:family="paragraph" style:parent-style-name="Standard" style:list-style-name="L215">
      <style:text-properties style:font-name="Trebuchet MS" officeooo:rsid="00a1cc2f" officeooo:paragraph-rsid="00a1cc2f"/>
    </style:style>
    <style:style style:name="P310" style:family="paragraph" style:parent-style-name="Standard" style:list-style-name="L216">
      <style:text-properties style:font-name="Trebuchet MS" officeooo:rsid="00a1cc2f" officeooo:paragraph-rsid="00a1cc2f"/>
    </style:style>
    <style:style style:name="P311" style:family="paragraph" style:parent-style-name="Standard">
      <style:text-properties style:font-name="Trebuchet MS" officeooo:rsid="002a8f17" officeooo:paragraph-rsid="008a42ab"/>
    </style:style>
    <style:style style:name="P312" style:family="paragraph" style:parent-style-name="Standard">
      <style:text-properties style:font-name="Trebuchet MS" officeooo:rsid="00a1d36e" officeooo:paragraph-rsid="00a1d36e"/>
    </style:style>
    <style:style style:name="P313" style:family="paragraph" style:parent-style-name="Standard" style:list-style-name="L9">
      <style:text-properties style:font-name="Trebuchet MS" officeooo:rsid="00a1f90d" officeooo:paragraph-rsid="00a1f90d"/>
    </style:style>
    <style:style style:name="P314" style:family="paragraph" style:parent-style-name="Standard" style:list-style-name="L104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5" style:family="paragraph" style:parent-style-name="Standard" style:list-style-name="L105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6" style:family="paragraph" style:parent-style-name="Standard" style:list-style-name="L106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7" style:family="paragraph" style:parent-style-name="Standard" style:list-style-name="L107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8" style:family="paragraph" style:parent-style-name="Standard" style:list-style-name="L108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19" style:family="paragraph" style:parent-style-name="Standard" style:list-style-name="L109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20" style:family="paragraph" style:parent-style-name="Standard" style:list-style-name="L110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21" style:family="paragraph" style:parent-style-name="Standard" style:list-style-name="L111">
      <style:text-properties style:text-position="0% 100%" style:font-name="Trebuchet MS" fo:font-style="normal" officeooo:rsid="004817c0" officeooo:paragraph-rsid="004817c0" style:font-style-asian="normal" style:font-style-complex="normal"/>
    </style:style>
    <style:style style:name="P322" style:family="paragraph" style:parent-style-name="Standard" style:list-style-name="L111">
      <style:text-properties style:text-position="0% 100%" style:font-name="Trebuchet MS" officeooo:rsid="004817c0" officeooo:paragraph-rsid="004817c0"/>
    </style:style>
    <style:style style:name="P323" style:family="paragraph" style:parent-style-name="Standard">
      <style:text-properties style:text-position="0% 100%" style:font-name="Trebuchet MS" officeooo:rsid="004817c0" officeooo:paragraph-rsid="004817c0"/>
    </style:style>
    <style:style style:name="P324" style:family="paragraph" style:parent-style-name="Standard">
      <style:text-properties style:text-position="0% 100%" style:font-name="Trebuchet MS" officeooo:rsid="004cb8ce" officeooo:paragraph-rsid="004cb8ce"/>
    </style:style>
    <style:style style:name="P325" style:family="paragraph" style:parent-style-name="Standard" style:list-style-name="L113">
      <style:text-properties style:text-position="0% 100%" style:font-name="Trebuchet MS" officeooo:rsid="004cb8ce" officeooo:paragraph-rsid="004cb8ce"/>
    </style:style>
    <style:style style:name="P326" style:family="paragraph" style:parent-style-name="Standard">
      <style:text-properties style:text-position="0% 100%" style:font-name="Trebuchet MS" officeooo:rsid="004cb8ce" officeooo:paragraph-rsid="008dcc07"/>
    </style:style>
    <style:style style:name="P327" style:family="paragraph" style:parent-style-name="Standard">
      <style:text-properties style:text-position="0% 100%" style:font-name="Trebuchet MS" officeooo:rsid="004cb8ce" officeooo:paragraph-rsid="004d3515"/>
    </style:style>
    <style:style style:name="P328" style:family="paragraph" style:parent-style-name="Standard">
      <style:text-properties style:text-position="0% 100%" style:font-name="Trebuchet MS" officeooo:rsid="0066a460" officeooo:paragraph-rsid="0066a460"/>
    </style:style>
    <style:style style:name="P329" style:family="paragraph" style:parent-style-name="Standard">
      <style:text-properties style:text-position="0% 100%" style:font-name="Trebuchet MS" officeooo:rsid="0063c2b4" officeooo:paragraph-rsid="0063c2b4"/>
    </style:style>
    <style:style style:name="P330" style:family="paragraph" style:parent-style-name="Standard">
      <style:text-properties style:text-position="0% 100%" style:font-name="Trebuchet MS" officeooo:rsid="0063c2b4" officeooo:paragraph-rsid="0068ca4c"/>
    </style:style>
    <style:style style:name="P331" style:family="paragraph" style:parent-style-name="Standard">
      <style:paragraph-properties fo:text-align="center" style:justify-single-word="false" fo:break-before="page"/>
      <style:text-properties style:text-position="0% 100%" style:font-name="Trebuchet MS" fo:font-weight="bold" officeooo:rsid="004cb8ce" officeooo:paragraph-rsid="004cb8ce" style:font-weight-asian="bold" style:font-weight-complex="bold"/>
    </style:style>
    <style:style style:name="P332" style:family="paragraph" style:parent-style-name="Standard">
      <style:paragraph-properties fo:text-align="center" style:justify-single-word="false" fo:break-before="page"/>
      <style:text-properties style:text-position="0% 100%" style:font-name="Trebuchet MS" fo:font-weight="bold" officeooo:rsid="00a1cc2f" officeooo:paragraph-rsid="00a1cc2f" style:font-weight-asian="bold" style:font-weight-complex="bold"/>
    </style:style>
    <style:style style:name="P333" style:family="paragraph" style:parent-style-name="Standard">
      <style:text-properties style:text-position="0% 100%" style:font-name="Trebuchet MS" officeooo:rsid="004cece3" officeooo:paragraph-rsid="004cece3"/>
    </style:style>
    <style:style style:name="P334" style:family="paragraph" style:parent-style-name="Standard">
      <style:text-properties style:text-position="0% 100%" style:font-name="Trebuchet MS" officeooo:rsid="004d3515" officeooo:paragraph-rsid="004d3515"/>
    </style:style>
    <style:style style:name="P335" style:family="paragraph" style:parent-style-name="Standard">
      <style:text-properties style:text-position="0% 100%" style:font-name="Trebuchet MS" officeooo:rsid="004d4a18" officeooo:paragraph-rsid="004d4a18"/>
    </style:style>
    <style:style style:name="P336" style:family="paragraph" style:parent-style-name="Standard" style:list-style-name="L115">
      <style:text-properties style:text-position="0% 100%" style:font-name="Trebuchet MS" officeooo:rsid="004d4a18" officeooo:paragraph-rsid="004d4a18"/>
    </style:style>
    <style:style style:name="P337" style:family="paragraph" style:parent-style-name="Standard" style:list-style-name="L116">
      <style:text-properties style:text-position="0% 100%" style:font-name="Trebuchet MS" officeooo:rsid="004d4a18" officeooo:paragraph-rsid="004d4a18"/>
    </style:style>
    <style:style style:name="P338" style:family="paragraph" style:parent-style-name="Standard" style:list-style-name="L117">
      <style:text-properties style:text-position="0% 100%" style:font-name="Trebuchet MS" officeooo:rsid="004d4a18" officeooo:paragraph-rsid="004d4a18"/>
    </style:style>
    <style:style style:name="P339" style:family="paragraph" style:parent-style-name="Standard" style:list-style-name="L118">
      <style:text-properties style:text-position="0% 100%" style:font-name="Trebuchet MS" officeooo:rsid="004d4a18" officeooo:paragraph-rsid="004d4a18"/>
    </style:style>
    <style:style style:name="P340" style:family="paragraph" style:parent-style-name="Standard" style:list-style-name="L118">
      <style:text-properties style:text-position="0% 100%" style:font-name="Trebuchet MS" officeooo:rsid="004dc654" officeooo:paragraph-rsid="004dc654"/>
    </style:style>
    <style:style style:name="P341" style:family="paragraph" style:parent-style-name="Standard">
      <style:text-properties style:text-position="0% 100%" style:font-name="Trebuchet MS" officeooo:rsid="004ec252" officeooo:paragraph-rsid="004ec252"/>
    </style:style>
    <style:style style:name="P342" style:family="paragraph" style:parent-style-name="Standard" style:list-style-name="L119">
      <style:text-properties style:text-position="0% 100%" style:font-name="Trebuchet MS" officeooo:rsid="004ec252" officeooo:paragraph-rsid="004ec252"/>
    </style:style>
    <style:style style:name="P343" style:family="paragraph" style:parent-style-name="Standard" style:list-style-name="L120">
      <style:text-properties style:text-position="0% 100%" style:font-name="Trebuchet MS" officeooo:rsid="004ec252" officeooo:paragraph-rsid="004ec252"/>
    </style:style>
    <style:style style:name="P344" style:family="paragraph" style:parent-style-name="Standard" style:list-style-name="L121">
      <style:text-properties style:text-position="0% 100%" style:font-name="Trebuchet MS" officeooo:rsid="004ec252" officeooo:paragraph-rsid="004ec252"/>
    </style:style>
    <style:style style:name="P345" style:family="paragraph" style:parent-style-name="Standard" style:list-style-name="L122">
      <style:text-properties style:text-position="0% 100%" style:font-name="Trebuchet MS" officeooo:rsid="004ec252" officeooo:paragraph-rsid="004ec252"/>
    </style:style>
    <style:style style:name="P346" style:family="paragraph" style:parent-style-name="Standard" style:list-style-name="L123">
      <style:text-properties style:text-position="0% 100%" style:font-name="Trebuchet MS" officeooo:rsid="004ec252" officeooo:paragraph-rsid="004ec252"/>
    </style:style>
    <style:style style:name="P347" style:family="paragraph" style:parent-style-name="Standard" style:list-style-name="L124">
      <style:text-properties style:text-position="0% 100%" style:font-name="Trebuchet MS" officeooo:rsid="004ec252" officeooo:paragraph-rsid="004ec252"/>
    </style:style>
    <style:style style:name="P348" style:family="paragraph" style:parent-style-name="Standard" style:list-style-name="L125">
      <style:text-properties style:text-position="0% 100%" style:font-name="Trebuchet MS" officeooo:rsid="004ec252" officeooo:paragraph-rsid="004ec252"/>
    </style:style>
    <style:style style:name="P349" style:family="paragraph" style:parent-style-name="Standard">
      <style:text-properties style:text-position="0% 100%" style:font-name="Trebuchet MS" officeooo:rsid="004fdb2b" officeooo:paragraph-rsid="004fdb2b"/>
    </style:style>
    <style:style style:name="P350" style:family="paragraph" style:parent-style-name="Standard" style:list-style-name="L126">
      <style:text-properties style:text-position="0% 100%" style:font-name="Trebuchet MS" officeooo:rsid="004fdb2b" officeooo:paragraph-rsid="004fdb2b"/>
    </style:style>
    <style:style style:name="P351" style:family="paragraph" style:parent-style-name="Standard" style:list-style-name="L127">
      <style:text-properties style:text-position="0% 100%" style:font-name="Trebuchet MS" officeooo:rsid="004fdb2b" officeooo:paragraph-rsid="004fdb2b"/>
    </style:style>
    <style:style style:name="P352" style:family="paragraph" style:parent-style-name="Standard">
      <style:text-properties style:text-position="0% 100%" style:font-name="Trebuchet MS" officeooo:rsid="0050a1f2" officeooo:paragraph-rsid="0050a1f2"/>
    </style:style>
    <style:style style:name="P353" style:family="paragraph" style:parent-style-name="Standard" style:list-style-name="L128">
      <style:text-properties style:text-position="0% 100%" style:font-name="Trebuchet MS" officeooo:rsid="0050a1f2" officeooo:paragraph-rsid="0050a1f2"/>
    </style:style>
    <style:style style:name="P354" style:family="paragraph" style:parent-style-name="Standard" style:list-style-name="L129">
      <style:text-properties style:text-position="0% 100%" style:font-name="Trebuchet MS" officeooo:rsid="0050a1f2" officeooo:paragraph-rsid="0050a1f2"/>
    </style:style>
    <style:style style:name="P355" style:family="paragraph" style:parent-style-name="Standard">
      <style:text-properties style:text-position="0% 100%" style:font-name="Trebuchet MS" officeooo:rsid="00517162" officeooo:paragraph-rsid="005ea868"/>
    </style:style>
    <style:style style:name="P356" style:family="paragraph" style:parent-style-name="Standard" style:list-style-name="L130">
      <style:text-properties style:text-position="0% 100%" style:font-name="Trebuchet MS" officeooo:rsid="00517162" officeooo:paragraph-rsid="005ea868"/>
    </style:style>
    <style:style style:name="P357" style:family="paragraph" style:parent-style-name="Standard" style:list-style-name="L131">
      <style:text-properties style:text-position="0% 100%" style:font-name="Trebuchet MS" officeooo:rsid="00517162" officeooo:paragraph-rsid="005ea868"/>
    </style:style>
    <style:style style:name="P358" style:family="paragraph" style:parent-style-name="Standard" style:list-style-name="L132">
      <style:text-properties style:text-position="0% 100%" style:font-name="Trebuchet MS" officeooo:rsid="00517162" officeooo:paragraph-rsid="005ea868"/>
    </style:style>
    <style:style style:name="P359" style:family="paragraph" style:parent-style-name="Standard" style:list-style-name="L134">
      <style:text-properties style:text-position="0% 100%" style:font-name="Trebuchet MS" officeooo:rsid="00517162" officeooo:paragraph-rsid="00517162"/>
    </style:style>
    <style:style style:name="P360" style:family="paragraph" style:parent-style-name="Standard" style:list-style-name="L135">
      <style:text-properties style:text-position="0% 100%" style:font-name="Trebuchet MS" officeooo:rsid="00517162" officeooo:paragraph-rsid="00517162"/>
    </style:style>
    <style:style style:name="P361" style:family="paragraph" style:parent-style-name="Standard">
      <style:text-properties style:text-position="0% 100%" style:font-name="Trebuchet MS" officeooo:rsid="00517162" officeooo:paragraph-rsid="00517162"/>
    </style:style>
    <style:style style:name="P362" style:family="paragraph" style:parent-style-name="Standard" style:list-style-name="L138">
      <style:text-properties style:text-position="0% 100%" style:font-name="Trebuchet MS" officeooo:rsid="00517162" officeooo:paragraph-rsid="00517162"/>
    </style:style>
    <style:style style:name="P363" style:family="paragraph" style:parent-style-name="Standard">
      <style:text-properties style:text-position="0% 100%" style:font-name="Trebuchet MS" officeooo:rsid="005ea868" officeooo:paragraph-rsid="005ea868"/>
    </style:style>
    <style:style style:name="P364" style:family="paragraph" style:parent-style-name="Standard" style:list-style-name="L136">
      <style:text-properties style:text-position="0% 100%" style:font-name="Trebuchet MS" officeooo:rsid="005ea868" officeooo:paragraph-rsid="005ea868"/>
    </style:style>
    <style:style style:name="P365" style:family="paragraph" style:parent-style-name="Standard" style:list-style-name="L137">
      <style:text-properties style:text-position="0% 100%" style:font-name="Trebuchet MS" officeooo:rsid="005ea868" officeooo:paragraph-rsid="005ea868"/>
    </style:style>
    <style:style style:name="P366" style:family="paragraph" style:parent-style-name="Standard" style:list-style-name="L139">
      <style:text-properties style:text-position="0% 100%" style:font-name="Trebuchet MS" officeooo:rsid="005ea868" officeooo:paragraph-rsid="005ea868"/>
    </style:style>
    <style:style style:name="P367" style:family="paragraph" style:parent-style-name="Standard" style:list-style-name="L142">
      <style:text-properties style:text-position="0% 100%" style:font-name="Trebuchet MS" officeooo:rsid="005ea868" officeooo:paragraph-rsid="005ea868"/>
    </style:style>
    <style:style style:name="P368" style:family="paragraph" style:parent-style-name="Standard" style:list-style-name="L143">
      <style:text-properties style:text-position="0% 100%" style:font-name="Trebuchet MS" officeooo:rsid="005ea868" officeooo:paragraph-rsid="005ea868"/>
    </style:style>
    <style:style style:name="P369" style:family="paragraph" style:parent-style-name="Standard" style:list-style-name="L144">
      <style:text-properties style:text-position="0% 100%" style:font-name="Trebuchet MS" officeooo:rsid="0051d183" officeooo:paragraph-rsid="0051d183"/>
    </style:style>
    <style:style style:name="P370" style:family="paragraph" style:parent-style-name="Standard">
      <style:text-properties style:text-position="0% 100%" style:font-name="Trebuchet MS" officeooo:rsid="0051d183" officeooo:paragraph-rsid="0051d183"/>
    </style:style>
    <style:style style:name="P371" style:family="paragraph" style:parent-style-name="Standard" style:list-style-name="L145">
      <style:text-properties style:text-position="0% 100%" style:font-name="Trebuchet MS" officeooo:rsid="0054abb8" officeooo:paragraph-rsid="0054abb8"/>
    </style:style>
    <style:style style:name="P372" style:family="paragraph" style:parent-style-name="Standard">
      <style:text-properties style:text-position="0% 100%" style:font-name="Trebuchet MS" officeooo:rsid="0054abb8" officeooo:paragraph-rsid="0054abb8"/>
    </style:style>
    <style:style style:name="P373" style:family="paragraph" style:parent-style-name="Standard">
      <style:text-properties style:text-position="0% 100%" style:font-name="Trebuchet MS" officeooo:rsid="005706cd" officeooo:paragraph-rsid="005706cd"/>
    </style:style>
    <style:style style:name="P374" style:family="paragraph" style:parent-style-name="Standard" style:list-style-name="L149">
      <style:text-properties style:text-position="0% 100%" style:font-name="Trebuchet MS" officeooo:rsid="005706cd" officeooo:paragraph-rsid="005706cd"/>
    </style:style>
    <style:style style:name="P375" style:family="paragraph" style:parent-style-name="Standard" style:list-style-name="L150">
      <style:text-properties style:text-position="0% 100%" style:font-name="Trebuchet MS" officeooo:rsid="005706cd" officeooo:paragraph-rsid="00a1cc2f"/>
    </style:style>
    <style:style style:name="P376" style:family="paragraph" style:parent-style-name="Standard">
      <style:text-properties style:text-position="0% 100%" style:font-name="Trebuchet MS" officeooo:rsid="005706cd" officeooo:paragraph-rsid="00a1cc2f"/>
    </style:style>
    <style:style style:name="P377" style:family="paragraph" style:parent-style-name="Standard">
      <style:text-properties style:text-position="0% 100%" style:font-name="Trebuchet MS" officeooo:rsid="00585cee" officeooo:paragraph-rsid="00585cee"/>
    </style:style>
    <style:style style:name="P378" style:family="paragraph" style:parent-style-name="Standard" style:list-style-name="L151">
      <style:text-properties style:text-position="0% 100%" style:font-name="Trebuchet MS" officeooo:rsid="00585cee" officeooo:paragraph-rsid="00585cee"/>
    </style:style>
    <style:style style:name="P379" style:family="paragraph" style:parent-style-name="Standard" style:list-style-name="L152">
      <style:text-properties style:text-position="0% 100%" style:font-name="Trebuchet MS" officeooo:rsid="00585cee" officeooo:paragraph-rsid="00585cee"/>
    </style:style>
    <style:style style:name="P380" style:family="paragraph" style:parent-style-name="Standard" style:list-style-name="L153">
      <style:text-properties style:text-position="0% 100%" style:font-name="Trebuchet MS" officeooo:rsid="00585cee" officeooo:paragraph-rsid="00585cee"/>
    </style:style>
    <style:style style:name="P381" style:family="paragraph" style:parent-style-name="Standard" style:list-style-name="L154">
      <style:text-properties style:text-position="0% 100%" style:font-name="Trebuchet MS" officeooo:rsid="00585cee" officeooo:paragraph-rsid="00585cee"/>
    </style:style>
    <style:style style:name="P382" style:family="paragraph" style:parent-style-name="Standard" style:list-style-name="L155">
      <style:text-properties style:text-position="0% 100%" style:font-name="Trebuchet MS" officeooo:rsid="00585cee" officeooo:paragraph-rsid="00585cee"/>
    </style:style>
    <style:style style:name="P383" style:family="paragraph" style:parent-style-name="Standard" style:list-style-name="L156">
      <style:text-properties style:text-position="0% 100%" style:font-name="Trebuchet MS" officeooo:rsid="00585cee" officeooo:paragraph-rsid="00585cee"/>
    </style:style>
    <style:style style:name="P384" style:family="paragraph" style:parent-style-name="Standard">
      <style:text-properties style:text-position="0% 100%" style:font-name="Trebuchet MS" officeooo:rsid="00588eee" officeooo:paragraph-rsid="00588eee"/>
    </style:style>
    <style:style style:name="P385" style:family="paragraph" style:parent-style-name="Standard" style:list-style-name="L157">
      <style:text-properties style:text-position="0% 100%" style:font-name="Trebuchet MS" officeooo:rsid="00588eee" officeooo:paragraph-rsid="00588eee"/>
    </style:style>
    <style:style style:name="P386" style:family="paragraph" style:parent-style-name="Standard" style:list-style-name="L158">
      <style:text-properties style:text-position="0% 100%" style:font-name="Trebuchet MS" officeooo:rsid="00588eee" officeooo:paragraph-rsid="00588eee"/>
    </style:style>
    <style:style style:name="P387" style:family="paragraph" style:parent-style-name="Standard" style:list-style-name="L159">
      <style:text-properties style:text-position="0% 100%" style:font-name="Trebuchet MS" officeooo:rsid="00588eee" officeooo:paragraph-rsid="00588eee"/>
    </style:style>
    <style:style style:name="P388" style:family="paragraph" style:parent-style-name="Standard" style:list-style-name="L160">
      <style:text-properties style:text-position="0% 100%" style:font-name="Trebuchet MS" officeooo:rsid="00588eee" officeooo:paragraph-rsid="00588eee"/>
    </style:style>
    <style:style style:name="P389" style:family="paragraph" style:parent-style-name="Standard">
      <style:text-properties style:text-position="0% 100%" style:font-name="Trebuchet MS" officeooo:rsid="00588eee" officeooo:paragraph-rsid="00595ab3"/>
    </style:style>
    <style:style style:name="P390" style:family="paragraph" style:parent-style-name="Standard" style:list-style-name="L162">
      <style:text-properties style:text-position="0% 100%" style:font-name="Trebuchet MS" officeooo:rsid="00595ab3" officeooo:paragraph-rsid="00595ab3"/>
    </style:style>
    <style:style style:name="P391" style:family="paragraph" style:parent-style-name="Standard" style:list-style-name="L164">
      <style:text-properties style:text-position="0% 100%" style:font-name="Trebuchet MS" officeooo:rsid="00595ab3" officeooo:paragraph-rsid="00595ab3"/>
    </style:style>
    <style:style style:name="P392" style:family="paragraph" style:parent-style-name="Standard">
      <style:text-properties style:text-position="0% 100%" style:font-name="Trebuchet MS" officeooo:rsid="005b5273" officeooo:paragraph-rsid="005b5273"/>
    </style:style>
    <style:style style:name="P393" style:family="paragraph" style:parent-style-name="Standard" style:list-style-name="L165">
      <style:text-properties style:text-position="0% 100%" style:font-name="Trebuchet MS" officeooo:rsid="005b5273" officeooo:paragraph-rsid="005b5273"/>
    </style:style>
    <style:style style:name="P394" style:family="paragraph" style:parent-style-name="Standard" style:list-style-name="L165">
      <style:text-properties style:text-position="0% 100%" style:font-name="Trebuchet MS" officeooo:rsid="005b5273" officeooo:paragraph-rsid="005b7d84"/>
    </style:style>
    <style:style style:name="P395" style:family="paragraph" style:parent-style-name="Standard" style:list-style-name="L166">
      <style:text-properties style:text-position="0% 100%" style:font-name="Trebuchet MS" officeooo:rsid="005b5273" officeooo:paragraph-rsid="005b5273"/>
    </style:style>
    <style:style style:name="P396" style:family="paragraph" style:parent-style-name="Standard">
      <style:text-properties style:text-position="0% 100%" style:font-name="Trebuchet MS" officeooo:rsid="005b5273" officeooo:paragraph-rsid="005b7d84"/>
    </style:style>
    <style:style style:name="P397" style:family="paragraph" style:parent-style-name="Standard" style:list-style-name="L165">
      <style:text-properties style:text-position="0% 100%" style:font-name="Trebuchet MS" officeooo:rsid="005b7d84" officeooo:paragraph-rsid="005b7d84"/>
    </style:style>
    <style:style style:name="P398" style:family="paragraph" style:parent-style-name="Standard">
      <style:text-properties style:text-position="0% 100%" style:font-name="Trebuchet MS" officeooo:rsid="0061d85f" officeooo:paragraph-rsid="0061d85f"/>
    </style:style>
    <style:style style:name="P399" style:family="paragraph" style:parent-style-name="Standard" style:list-style-name="L173">
      <style:text-properties style:text-position="0% 100%" style:font-name="Trebuchet MS" officeooo:rsid="0061d85f" officeooo:paragraph-rsid="0061d85f"/>
    </style:style>
    <style:style style:name="P400" style:family="paragraph" style:parent-style-name="Standard">
      <style:text-properties style:text-position="0% 100%" style:font-name="Trebuchet MS" officeooo:rsid="005e7a1a" officeooo:paragraph-rsid="005e7a1a"/>
    </style:style>
    <style:style style:name="P401" style:family="paragraph" style:parent-style-name="Standard" style:list-style-name="L167">
      <style:text-properties style:text-position="0% 100%" style:font-name="Trebuchet MS" officeooo:rsid="005e7a1a" officeooo:paragraph-rsid="005e7a1a"/>
    </style:style>
    <style:style style:name="P402" style:family="paragraph" style:parent-style-name="Standard" style:list-style-name="L168">
      <style:text-properties style:text-position="0% 100%" style:font-name="Trebuchet MS" officeooo:rsid="005e7a1a" officeooo:paragraph-rsid="005e7a1a"/>
    </style:style>
    <style:style style:name="P403" style:family="paragraph" style:parent-style-name="Standard" style:list-style-name="L169">
      <style:text-properties style:text-position="0% 100%" style:font-name="Trebuchet MS" officeooo:rsid="005e7a1a" officeooo:paragraph-rsid="005e7a1a"/>
    </style:style>
    <style:style style:name="P404" style:family="paragraph" style:parent-style-name="Standard" style:list-style-name="L170">
      <style:text-properties style:text-position="0% 100%" style:font-name="Trebuchet MS" officeooo:rsid="005e7a1a" officeooo:paragraph-rsid="005e7a1a"/>
    </style:style>
    <style:style style:name="P405" style:family="paragraph" style:parent-style-name="Standard" style:list-style-name="L171">
      <style:text-properties style:text-position="0% 100%" style:font-name="Trebuchet MS" officeooo:rsid="005e7a1a" officeooo:paragraph-rsid="005e7a1a"/>
    </style:style>
    <style:style style:name="P406" style:family="paragraph" style:parent-style-name="Standard" style:list-style-name="L172">
      <style:text-properties style:text-position="0% 100%" style:font-name="Trebuchet MS" officeooo:rsid="005e7a1a" officeooo:paragraph-rsid="005e7a1a"/>
    </style:style>
    <style:style style:name="P407" style:family="paragraph" style:parent-style-name="Standard" style:list-style-name="L190">
      <style:text-properties style:text-position="0% 100%" style:font-name="Trebuchet MS" officeooo:rsid="006d5a96" officeooo:paragraph-rsid="006d5a96"/>
    </style:style>
    <style:style style:name="P408" style:family="paragraph" style:parent-style-name="Standard" style:list-style-name="L191">
      <style:text-properties style:text-position="0% 100%" style:font-name="Trebuchet MS" officeooo:rsid="006d5a96" officeooo:paragraph-rsid="006d5a96"/>
    </style:style>
    <style:style style:name="P409" style:family="paragraph" style:parent-style-name="Standard" style:list-style-name="L192">
      <style:text-properties style:text-position="0% 100%" style:font-name="Trebuchet MS" officeooo:rsid="006d5a96" officeooo:paragraph-rsid="006d5a96"/>
    </style:style>
    <style:style style:name="P410" style:family="paragraph" style:parent-style-name="Standard" style:list-style-name="L130">
      <style:text-properties style:text-position="0% 100%" style:font-name="Trebuchet MS" officeooo:rsid="00a1cc2f" officeooo:paragraph-rsid="00a1cc2f"/>
    </style:style>
    <style:style style:name="P411" style:family="paragraph" style:parent-style-name="Standard">
      <style:text-properties style:text-position="0% 100%" style:font-name="Trebuchet MS" officeooo:rsid="00a1cc2f" officeooo:paragraph-rsid="00a1cc2f"/>
    </style:style>
    <style:style style:name="P412" style:family="paragraph" style:parent-style-name="Standard" style:list-style-name="L212">
      <style:text-properties style:text-position="0% 100%" style:font-name="Trebuchet MS" officeooo:rsid="00a1cc2f" officeooo:paragraph-rsid="00a1cc2f"/>
    </style:style>
    <style:style style:name="P413" style:family="paragraph" style:parent-style-name="Standard" style:list-style-name="L213">
      <style:text-properties style:text-position="0% 100%" style:font-name="Trebuchet MS" officeooo:rsid="00a1cc2f" officeooo:paragraph-rsid="00a1cc2f"/>
    </style:style>
    <style:style style:name="P414" style:family="paragraph" style:parent-style-name="Standard" style:list-style-name="L219">
      <style:text-properties style:text-position="0% 100%" style:font-name="Trebuchet MS" officeooo:rsid="00a1cc2f" officeooo:paragraph-rsid="00a1cc2f"/>
    </style:style>
    <style:style style:name="P415" style:family="paragraph" style:parent-style-name="Standard" style:list-style-name="L220">
      <style:text-properties style:text-position="0% 100%" style:font-name="Trebuchet MS" officeooo:rsid="00a1cc2f" officeooo:paragraph-rsid="00a1cc2f"/>
    </style:style>
    <style:style style:name="P416" style:family="paragraph" style:parent-style-name="Standard" style:list-style-name="L221">
      <style:text-properties style:text-position="0% 100%" style:font-name="Trebuchet MS" officeooo:rsid="00a1cc2f" officeooo:paragraph-rsid="00a1cc2f"/>
    </style:style>
    <style:style style:name="P417" style:family="paragraph" style:parent-style-name="Standard" style:list-style-name="L222">
      <style:text-properties style:text-position="0% 100%" style:font-name="Trebuchet MS" officeooo:rsid="00a1cc2f" officeooo:paragraph-rsid="00a1cc2f"/>
    </style:style>
    <style:style style:name="P418" style:family="paragraph" style:parent-style-name="Standard" style:list-style-name="L223">
      <style:text-properties style:text-position="0% 100%" style:font-name="Trebuchet MS" officeooo:rsid="00a1cc2f" officeooo:paragraph-rsid="00a1cc2f"/>
    </style:style>
    <style:style style:name="P419" style:family="paragraph" style:parent-style-name="Standard" style:list-style-name="L225">
      <style:text-properties style:text-position="0% 100%" style:font-name="Trebuchet MS" officeooo:rsid="00a1cc2f" officeooo:paragraph-rsid="00a1cc2f"/>
    </style:style>
    <style:style style:name="P420" style:family="paragraph" style:parent-style-name="Standard" style:list-style-name="L226">
      <style:text-properties style:text-position="0% 100%" style:font-name="Trebuchet MS" officeooo:rsid="00a1cc2f" officeooo:paragraph-rsid="00a1cc2f"/>
    </style:style>
    <style:style style:name="P421" style:family="paragraph" style:parent-style-name="Standard" style:list-style-name="L227">
      <style:text-properties style:text-position="0% 100%" style:font-name="Trebuchet MS" officeooo:rsid="00a1cc2f" officeooo:paragraph-rsid="00a1cc2f"/>
    </style:style>
    <style:style style:name="P422" style:family="paragraph" style:parent-style-name="Standard" style:list-style-name="L228">
      <style:text-properties style:text-position="0% 100%" style:font-name="Trebuchet MS" officeooo:rsid="00a1cc2f" officeooo:paragraph-rsid="00a1cc2f"/>
    </style:style>
    <style:style style:name="P423" style:family="paragraph" style:parent-style-name="Standard">
      <style:paragraph-properties fo:text-align="center" style:justify-single-word="false" fo:break-before="page"/>
      <style:text-properties style:text-position="0% 100%" style:font-name="Trebuchet MS" officeooo:rsid="00707f4f" officeooo:paragraph-rsid="00707f4f"/>
    </style:style>
    <style:style style:name="P424" style:family="paragraph" style:parent-style-name="Standard" style:list-style-name="L114">
      <style:text-properties officeooo:paragraph-rsid="008dcc07"/>
    </style:style>
    <style:style style:name="P425" style:family="paragraph" style:parent-style-name="Standard">
      <style:text-properties officeooo:rsid="00a1cc2f" officeooo:paragraph-rsid="00a1cc2f"/>
    </style:style>
    <style:style style:name="P426" style:family="paragraph" style:parent-style-name="Standard" style:list-style-name="L229">
      <style:text-properties officeooo:rsid="00a1cc2f" officeooo:paragraph-rsid="00a1cc2f"/>
    </style:style>
    <style:style style:name="P427" style:family="paragraph" style:parent-style-name="Standard" style:list-style-name="L224">
      <style:text-properties officeooo:paragraph-rsid="00a1cc2f"/>
    </style:style>
    <style:style style:name="P428" style:family="paragraph" style:parent-style-name="Standard" style:list-style-name="L218">
      <style:text-properties officeooo:paragraph-rsid="00a1cc2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1dd2" style:font-style-asian="italic" style:font-style-complex="italic"/>
    </style:style>
    <style:style style:name="T3" style:family="text">
      <style:text-properties fo:font-style="italic" officeooo:rsid="001f8362" style:font-style-asian="italic" style:font-style-complex="italic"/>
    </style:style>
    <style:style style:name="T4" style:family="text">
      <style:text-properties fo:font-style="italic" officeooo:rsid="0033a516" style:font-style-asian="italic" style:font-style-complex="italic"/>
    </style:style>
    <style:style style:name="T5" style:family="text">
      <style:text-properties fo:font-style="italic" officeooo:rsid="002cbd0c" style:font-style-asian="italic" style:font-style-complex="italic"/>
    </style:style>
    <style:style style:name="T6" style:family="text">
      <style:text-properties fo:font-style="italic" officeooo:rsid="003ec336" style:font-style-asian="italic" style:font-style-complex="italic"/>
    </style:style>
    <style:style style:name="T7" style:family="text">
      <style:text-properties fo:font-style="italic" officeooo:rsid="004507d3" style:font-style-asian="italic" style:font-style-complex="italic"/>
    </style:style>
    <style:style style:name="T8" style:family="text">
      <style:text-properties fo:font-style="italic" officeooo:rsid="0020fbdf" style:font-style-asian="italic" style:font-style-complex="italic"/>
    </style:style>
    <style:style style:name="T9" style:family="text">
      <style:text-properties fo:font-style="italic" officeooo:rsid="0080b42d" style:font-style-asian="italic" style:font-style-complex="italic"/>
    </style:style>
    <style:style style:name="T10" style:family="text">
      <style:text-properties fo:font-style="italic" officeooo:rsid="001ce740" style:font-style-asian="italic" style:font-style-complex="italic"/>
    </style:style>
    <style:style style:name="T11" style:family="text">
      <style:text-properties fo:font-style="italic" officeooo:rsid="009781d1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6c3ca2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officeooo:rsid="008434b7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824dfd"/>
    </style:style>
    <style:style style:name="T17" style:family="text">
      <style:text-properties officeooo:rsid="00192128"/>
    </style:style>
    <style:style style:name="T18" style:family="text">
      <style:text-properties officeooo:rsid="001a2969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9f2bb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9f2b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officeooo:rsid="008434b7" style:font-style-asian="normal" style:font-style-complex="normal"/>
    </style:style>
    <style:style style:name="T25" style:family="text">
      <style:text-properties officeooo:rsid="001afd8f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bold" officeooo:rsid="001f1dd2" style:font-weight-asian="bold" style:font-weight-complex="bold"/>
    </style:style>
    <style:style style:name="T29" style:family="text">
      <style:text-properties style:text-underline-style="none" officeooo:rsid="00824dfd"/>
    </style:style>
    <style:style style:name="T30" style:family="text">
      <style:text-properties officeooo:rsid="001c28b1"/>
    </style:style>
    <style:style style:name="T31" style:family="text">
      <style:text-properties officeooo:rsid="001ce740"/>
    </style:style>
    <style:style style:name="T32" style:family="text">
      <style:text-properties officeooo:rsid="001f1dd2"/>
    </style:style>
    <style:style style:name="T33" style:family="text">
      <style:text-properties officeooo:rsid="001f8362"/>
    </style:style>
    <style:style style:name="T34" style:family="text">
      <style:text-properties officeooo:rsid="0020fbdf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f1dd2" style:font-weight-asian="bold" style:font-weight-complex="bold"/>
    </style:style>
    <style:style style:name="T37" style:family="text">
      <style:text-properties fo:font-weight="bold" officeooo:rsid="001df799" style:font-weight-asian="bold" style:font-weight-complex="bold"/>
    </style:style>
    <style:style style:name="T38" style:family="text">
      <style:text-properties fo:font-weight="bold" officeooo:rsid="002749ec" style:font-weight-asian="bold" style:font-weight-complex="bold"/>
    </style:style>
    <style:style style:name="T39" style:family="text">
      <style:text-properties fo:font-weight="bold" officeooo:rsid="002fdc74" style:font-weight-asian="bold" style:font-weight-complex="bold"/>
    </style:style>
    <style:style style:name="T40" style:family="text">
      <style:text-properties fo:font-weight="bold" officeooo:rsid="0030f06b" style:font-weight-asian="bold" style:font-weight-complex="bold"/>
    </style:style>
    <style:style style:name="T41" style:family="text">
      <style:text-properties fo:font-weight="bold" officeooo:rsid="0033a516" style:font-weight-asian="bold" style:font-weight-complex="bold"/>
    </style:style>
    <style:style style:name="T42" style:family="text">
      <style:text-properties fo:font-weight="bold" officeooo:rsid="00517162" style:font-weight-asian="bold" style:font-weight-complex="bold"/>
    </style:style>
    <style:style style:name="T43" style:family="text">
      <style:text-properties fo:font-weight="bold" officeooo:rsid="0051cf7a" style:font-weight-asian="bold" style:font-weight-complex="bold"/>
    </style:style>
    <style:style style:name="T44" style:family="text">
      <style:text-properties fo:font-weight="bold" officeooo:rsid="0051d183" style:font-weight-asian="bold" style:font-weight-complex="bold"/>
    </style:style>
    <style:style style:name="T45" style:family="text">
      <style:text-properties fo:font-weight="bold" officeooo:rsid="0054abb8" style:font-weight-asian="bold" style:font-weight-complex="bold"/>
    </style:style>
    <style:style style:name="T46" style:family="text">
      <style:text-properties fo:font-weight="bold" officeooo:rsid="005b7d84" style:font-weight-asian="bold" style:font-weight-complex="bold"/>
    </style:style>
    <style:style style:name="T47" style:family="text">
      <style:text-properties fo:font-weight="bold" officeooo:rsid="005ea868" style:font-weight-asian="bold" style:font-weight-complex="bold"/>
    </style:style>
    <style:style style:name="T48" style:family="text">
      <style:text-properties fo:font-weight="bold" officeooo:rsid="0061d85f" style:font-weight-asian="bold" style:font-weight-complex="bold"/>
    </style:style>
    <style:style style:name="T49" style:family="text">
      <style:text-properties fo:font-weight="bold" officeooo:rsid="006d62b3" style:font-weight-asian="bold" style:font-weight-complex="bold"/>
    </style:style>
    <style:style style:name="T50" style:family="text">
      <style:text-properties fo:font-weight="bold" officeooo:rsid="0080b42d" style:font-weight-asian="bold" style:font-weight-complex="bold"/>
    </style:style>
    <style:style style:name="T51" style:family="text">
      <style:text-properties fo:font-weight="bold" officeooo:rsid="0069c3ac" style:font-weight-asian="bold" style:font-weight-complex="bold"/>
    </style:style>
    <style:style style:name="T52" style:family="text">
      <style:text-properties fo:font-weight="bold" officeooo:rsid="001ce740" style:font-weight-asian="bold" style:font-weight-complex="bold"/>
    </style:style>
    <style:style style:name="T53" style:family="text">
      <style:text-properties fo:font-weight="bold" officeooo:rsid="00932662" style:font-weight-asian="bold" style:font-weight-complex="bold"/>
    </style:style>
    <style:style style:name="T54" style:family="text">
      <style:text-properties fo:font-weight="bold" officeooo:rsid="0096aa76" style:font-weight-asian="bold" style:font-weight-complex="bold"/>
    </style:style>
    <style:style style:name="T55" style:family="text">
      <style:text-properties fo:font-weight="bold" officeooo:rsid="009900da" style:font-weight-asian="bold" style:font-weight-complex="bold"/>
    </style:style>
    <style:style style:name="T56" style:family="text">
      <style:text-properties fo:font-weight="bold" officeooo:rsid="009a7051" style:font-weight-asian="bold" style:font-weight-complex="bold"/>
    </style:style>
    <style:style style:name="T57" style:family="text">
      <style:text-properties fo:font-weight="bold" officeooo:rsid="009f9277" style:font-weight-asian="bold" style:font-weight-complex="bold"/>
    </style:style>
    <style:style style:name="T58" style:family="text">
      <style:text-properties fo:font-weight="bold" officeooo:rsid="00585cee" style:font-weight-asian="bold" style:font-weight-complex="bold"/>
    </style:style>
    <style:style style:name="T59" style:family="text">
      <style:text-properties fo:font-weight="bold" officeooo:rsid="00a1cc2f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20fbdf" style:font-weight-asian="normal" style:font-weight-complex="normal"/>
    </style:style>
    <style:style style:name="T62" style:family="text">
      <style:text-properties fo:font-weight="normal" officeooo:rsid="004d3515" style:font-weight-asian="normal" style:font-weight-complex="normal"/>
    </style:style>
    <style:style style:name="T63" style:family="text">
      <style:text-properties fo:font-weight="normal" officeooo:rsid="0050a1f2" style:font-weight-asian="normal" style:font-weight-complex="normal"/>
    </style:style>
    <style:style style:name="T64" style:family="text">
      <style:text-properties fo:font-weight="normal" officeooo:rsid="00517162" style:font-weight-asian="normal" style:font-weight-complex="normal"/>
    </style:style>
    <style:style style:name="T65" style:family="text">
      <style:text-properties fo:font-weight="normal" officeooo:rsid="0051cf7a" style:font-weight-asian="normal" style:font-weight-complex="normal"/>
    </style:style>
    <style:style style:name="T66" style:family="text">
      <style:text-properties fo:font-weight="normal" officeooo:rsid="0051d183" style:font-weight-asian="normal" style:font-weight-complex="normal"/>
    </style:style>
    <style:style style:name="T67" style:family="text">
      <style:text-properties fo:font-weight="normal" officeooo:rsid="00544f56" style:font-weight-asian="normal" style:font-weight-complex="normal"/>
    </style:style>
    <style:style style:name="T68" style:family="text">
      <style:text-properties fo:font-weight="normal" officeooo:rsid="0054abb8" style:font-weight-asian="normal" style:font-weight-complex="normal"/>
    </style:style>
    <style:style style:name="T69" style:family="text">
      <style:text-properties fo:font-weight="normal" officeooo:rsid="005b7d84" style:font-weight-asian="normal" style:font-weight-complex="normal"/>
    </style:style>
    <style:style style:name="T70" style:family="text">
      <style:text-properties fo:font-weight="normal" officeooo:rsid="005de1ec" style:font-weight-asian="normal" style:font-weight-complex="normal"/>
    </style:style>
    <style:style style:name="T71" style:family="text">
      <style:text-properties fo:font-weight="normal" officeooo:rsid="005ea868" style:font-weight-asian="normal" style:font-weight-complex="normal"/>
    </style:style>
    <style:style style:name="T72" style:family="text">
      <style:text-properties fo:font-weight="normal" officeooo:rsid="005fdc01" style:font-weight-asian="normal" style:font-weight-complex="normal"/>
    </style:style>
    <style:style style:name="T73" style:family="text">
      <style:text-properties fo:font-weight="normal" officeooo:rsid="0066a460" style:font-weight-asian="normal" style:font-weight-complex="normal"/>
    </style:style>
    <style:style style:name="T74" style:family="text">
      <style:text-properties fo:font-weight="normal" officeooo:rsid="004cb8ce" style:font-weight-asian="normal" style:font-weight-complex="normal"/>
    </style:style>
    <style:style style:name="T75" style:family="text">
      <style:text-properties fo:font-weight="normal" officeooo:rsid="0068ca4c" style:font-weight-asian="normal" style:font-weight-complex="normal"/>
    </style:style>
    <style:style style:name="T76" style:family="text">
      <style:text-properties fo:font-weight="normal" officeooo:rsid="0063c2b4" style:font-weight-asian="normal" style:font-weight-complex="normal"/>
    </style:style>
    <style:style style:name="T77" style:family="text">
      <style:text-properties fo:font-weight="normal" officeooo:rsid="006c3ca2" style:font-weight-asian="normal" style:font-weight-complex="normal"/>
    </style:style>
    <style:style style:name="T78" style:family="text">
      <style:text-properties fo:font-weight="normal" officeooo:rsid="009a7051" style:font-weight-asian="normal" style:font-weight-complex="normal"/>
    </style:style>
    <style:style style:name="T79" style:family="text">
      <style:text-properties fo:font-weight="normal" officeooo:rsid="00585cee" style:font-weight-asian="normal" style:font-weight-complex="normal"/>
    </style:style>
    <style:style style:name="T80" style:family="text">
      <style:text-properties fo:font-weight="normal" officeooo:rsid="00a1cc2f" style:font-weight-asian="normal" style:font-weight-complex="normal"/>
    </style:style>
    <style:style style:name="T81" style:family="text">
      <style:text-properties officeooo:rsid="00217315"/>
    </style:style>
    <style:style style:name="T82" style:family="text">
      <style:text-properties officeooo:rsid="0021c2d3"/>
    </style:style>
    <style:style style:name="T83" style:family="text">
      <style:text-properties officeooo:rsid="002272a1"/>
    </style:style>
    <style:style style:name="T84" style:family="text">
      <style:text-properties officeooo:rsid="002a8f17"/>
    </style:style>
    <style:style style:name="T85" style:family="text">
      <style:text-properties officeooo:rsid="002beacc"/>
    </style:style>
    <style:style style:name="T86" style:family="text">
      <style:text-properties officeooo:rsid="002cbd0c"/>
    </style:style>
    <style:style style:name="T87" style:family="text">
      <style:text-properties officeooo:rsid="002e0392"/>
    </style:style>
    <style:style style:name="T88" style:family="text">
      <style:text-properties officeooo:rsid="002fdc74"/>
    </style:style>
    <style:style style:name="T89" style:family="text">
      <style:text-properties officeooo:rsid="0030f06b"/>
    </style:style>
    <style:style style:name="T90" style:family="text">
      <style:text-properties officeooo:rsid="0033a516"/>
    </style:style>
    <style:style style:name="T91" style:family="text">
      <style:text-properties officeooo:rsid="00353c60"/>
    </style:style>
    <style:style style:name="T92" style:family="text">
      <style:text-properties officeooo:rsid="003a4a0d"/>
    </style:style>
    <style:style style:name="T93" style:family="text">
      <style:text-properties officeooo:rsid="003c552e"/>
    </style:style>
    <style:style style:name="T94" style:family="text">
      <style:text-properties officeooo:rsid="0041419d"/>
    </style:style>
    <style:style style:name="T95" style:family="text">
      <style:text-properties officeooo:rsid="0042c717"/>
    </style:style>
    <style:style style:name="T96" style:family="text">
      <style:text-properties officeooo:rsid="0044a61f"/>
    </style:style>
    <style:style style:name="T97" style:family="text">
      <style:text-properties officeooo:rsid="004507d3"/>
    </style:style>
    <style:style style:name="T98" style:family="text">
      <style:text-properties officeooo:rsid="00453924"/>
    </style:style>
    <style:style style:name="T99" style:family="text">
      <style:text-properties officeooo:rsid="00462edc"/>
    </style:style>
    <style:style style:name="T100" style:family="text">
      <style:text-properties officeooo:rsid="004817c0"/>
    </style:style>
    <style:style style:name="T101" style:family="text">
      <style:text-properties style:text-position="super 58%"/>
    </style:style>
    <style:style style:name="T102" style:family="text">
      <style:text-properties style:text-position="super 58%" fo:font-style="normal" style:font-style-asian="normal" style:font-style-complex="normal"/>
    </style:style>
    <style:style style:name="T103" style:family="text">
      <style:text-properties style:text-position="0% 100%"/>
    </style:style>
    <style:style style:name="T104" style:family="text">
      <style:text-properties style:text-position="0% 100%" fo:font-style="normal" fo:font-weight="normal" officeooo:rsid="0049f2bb" style:font-style-asian="normal" style:font-weight-asian="normal" style:font-style-complex="normal" style:font-weight-complex="normal"/>
    </style:style>
    <style:style style:name="T105" style:family="text">
      <style:text-properties style:text-position="0% 100%" fo:font-style="normal" fo:font-weight="normal" officeooo:rsid="004817c0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fo:font-weight="bold" officeooo:rsid="0049f2bb" style:font-style-asian="normal" style:font-weight-asian="bold" style:font-style-complex="normal" style:font-weight-complex="bold"/>
    </style:style>
    <style:style style:name="T107" style:family="text">
      <style:text-properties style:text-position="0% 100%" fo:font-style="normal" fo:font-weight="bold" officeooo:rsid="004817c0" style:font-style-asian="normal" style:font-weight-asian="bold" style:font-style-complex="normal" style:font-weight-complex="bold"/>
    </style:style>
    <style:style style:name="T108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text-position="0% 100%" fo:font-style="italic" fo:font-weight="normal" officeooo:rsid="0049f2bb" style:font-style-asian="italic" style:font-weight-asian="normal" style:font-style-complex="italic" style:font-weight-complex="normal"/>
    </style:style>
    <style:style style:name="T110" style:family="text">
      <style:text-properties style:text-position="0% 100%" fo:font-style="italic" fo:font-weight="normal" officeooo:rsid="005ea868" style:font-style-asian="italic" style:font-weight-asian="normal" style:font-style-complex="italic" style:font-weight-complex="normal"/>
    </style:style>
    <style:style style:name="T111" style:family="text">
      <style:text-properties style:text-position="0% 100%" fo:font-style="italic" officeooo:rsid="0074934a" style:font-style-asian="italic" style:font-style-complex="italic"/>
    </style:style>
    <style:style style:name="T112" style:family="text">
      <style:text-properties style:text-position="0% 100%" fo:font-weight="normal" style:font-weight-asian="normal" style:font-weight-complex="normal"/>
    </style:style>
    <style:style style:name="T113" style:family="text">
      <style:text-properties style:text-position="0% 100%" fo:font-weight="normal" officeooo:rsid="004cb8ce" style:font-weight-asian="normal" style:font-weight-complex="normal"/>
    </style:style>
    <style:style style:name="T114" style:family="text">
      <style:text-properties style:text-position="0% 100%" fo:font-weight="normal" officeooo:rsid="0054abb8" style:font-weight-asian="normal" style:font-weight-complex="normal"/>
    </style:style>
    <style:style style:name="T115" style:family="text">
      <style:text-properties style:text-position="0% 100%" fo:font-weight="normal" officeooo:rsid="0056a626" style:font-weight-asian="normal" style:font-weight-complex="normal"/>
    </style:style>
    <style:style style:name="T116" style:family="text">
      <style:text-properties style:text-position="0% 100%" fo:font-weight="normal" officeooo:rsid="00588eee" style:font-weight-asian="normal" style:font-weight-complex="normal"/>
    </style:style>
    <style:style style:name="T117" style:family="text">
      <style:text-properties style:text-position="0% 100%" fo:font-weight="normal" officeooo:rsid="00517162" style:font-weight-asian="normal" style:font-weight-complex="normal"/>
    </style:style>
    <style:style style:name="T118" style:family="text">
      <style:text-properties style:text-position="0% 100%" fo:font-weight="normal" officeooo:rsid="005ea868" style:font-weight-asian="normal" style:font-weight-complex="normal"/>
    </style:style>
    <style:style style:name="T119" style:family="text">
      <style:text-properties style:text-position="0% 100%" fo:font-weight="normal" officeooo:rsid="0061d85f" style:font-weight-asian="normal" style:font-weight-complex="normal"/>
    </style:style>
    <style:style style:name="T120" style:family="text">
      <style:text-properties style:text-position="0% 100%" fo:font-weight="normal" officeooo:rsid="0068f7ad" style:font-weight-asian="normal" style:font-weight-complex="normal"/>
    </style:style>
    <style:style style:name="T121" style:family="text">
      <style:text-properties style:text-position="0% 100%" fo:font-weight="normal" officeooo:rsid="006ac9de" style:font-weight-asian="normal" style:font-weight-complex="normal"/>
    </style:style>
    <style:style style:name="T122" style:family="text">
      <style:text-properties style:text-position="0% 100%" fo:font-weight="normal" officeooo:rsid="00877289" style:font-weight-asian="normal" style:font-weight-complex="normal"/>
    </style:style>
    <style:style style:name="T123" style:family="text">
      <style:text-properties style:text-position="0% 100%" fo:font-weight="normal" officeooo:rsid="009dd3c1" style:font-weight-asian="normal" style:font-weight-complex="normal"/>
    </style:style>
    <style:style style:name="T124" style:family="text">
      <style:text-properties style:text-position="0% 100%" fo:font-weight="normal" officeooo:rsid="00707f4f" style:font-weight-asian="normal" style:font-weight-complex="normal"/>
    </style:style>
    <style:style style:name="T125" style:family="text">
      <style:text-properties style:text-position="0% 100%" fo:font-weight="normal" officeooo:rsid="00a1cc2f" style:font-weight-asian="normal" style:font-weight-complex="normal"/>
    </style:style>
    <style:style style:name="T126" style:family="text">
      <style:text-properties style:text-position="0% 100%" fo:font-weight="bold" style:font-weight-asian="bold" style:font-weight-complex="bold"/>
    </style:style>
    <style:style style:name="T127" style:family="text">
      <style:text-properties style:text-position="0% 100%" fo:font-weight="bold" officeooo:rsid="0061d85f" style:font-weight-asian="bold" style:font-weight-complex="bold"/>
    </style:style>
    <style:style style:name="T128" style:family="text">
      <style:text-properties style:text-position="0% 100%" fo:font-weight="bold" officeooo:rsid="006d5a96" style:font-weight-asian="bold" style:font-weight-complex="bold"/>
    </style:style>
    <style:style style:name="T129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130" style:family="text">
      <style:text-properties style:text-position="0% 100%" officeooo:rsid="006d5a96"/>
    </style:style>
    <style:style style:name="T131" style:family="text">
      <style:text-properties style:text-position="0% 100%" officeooo:rsid="0074934a"/>
    </style:style>
    <style:style style:name="T132" style:family="text">
      <style:text-properties style:text-position="0% 100%" officeooo:rsid="0079e614"/>
    </style:style>
    <style:style style:name="T133" style:family="text">
      <style:text-properties style:text-position="0% 100%" style:font-name="Trebuchet MS" fo:font-style="italic" fo:font-weight="normal" officeooo:rsid="006787e6" style:font-style-asian="italic" style:font-weight-asian="normal" style:font-style-complex="italic" style:font-weight-complex="normal"/>
    </style:style>
    <style:style style:name="T134" style:family="text">
      <style:text-properties style:text-position="0% 100%" style:font-name="Trebuchet MS" fo:font-style="italic" fo:font-weight="normal" officeooo:rsid="008dcc07" style:font-style-asian="italic" style:font-weight-asian="normal" style:font-style-complex="italic" style:font-weight-complex="normal"/>
    </style:style>
    <style:style style:name="T135" style:family="text">
      <style:text-properties style:text-position="0% 100%" style:font-name="Trebuchet MS" officeooo:rsid="00a1cc2f"/>
    </style:style>
    <style:style style:name="T136" style:family="text">
      <style:text-properties style:text-position="0% 100%" style:font-name="Trebuchet MS" fo:font-weight="normal" style:font-weight-asian="normal" style:font-weight-complex="normal"/>
    </style:style>
    <style:style style:name="T137" style:family="text">
      <style:text-properties style:text-position="0% 100%" style:font-name="Trebuchet MS" fo:font-weight="normal" officeooo:rsid="00877289" style:font-weight-asian="normal" style:font-weight-complex="normal"/>
    </style:style>
    <style:style style:name="T138" style:family="text">
      <style:text-properties style:text-position="0% 100%" style:font-name="Trebuchet MS" fo:font-weight="bold" style:font-weight-asian="bold" style:font-weight-complex="bold"/>
    </style:style>
    <style:style style:name="T139" style:family="text">
      <style:text-properties style:text-position="0% 100%" style:font-name="Trebuchet MS" fo:font-weight="bold" officeooo:rsid="00877289" style:font-weight-asian="bold" style:font-weight-complex="bold"/>
    </style:style>
    <style:style style:name="T140" style:family="text">
      <style:text-properties officeooo:rsid="004cece3"/>
    </style:style>
    <style:style style:name="T141" style:family="text">
      <style:text-properties officeooo:rsid="004d3515"/>
    </style:style>
    <style:style style:name="T142" style:family="text">
      <style:text-properties officeooo:rsid="0053c3b7"/>
    </style:style>
    <style:style style:name="T143" style:family="text">
      <style:text-properties officeooo:rsid="0069c3ac"/>
    </style:style>
    <style:style style:name="T144" style:family="text">
      <style:text-properties officeooo:rsid="006d62b3"/>
    </style:style>
    <style:style style:name="T145" style:family="text">
      <style:text-properties officeooo:rsid="006e7b43"/>
    </style:style>
    <style:style style:name="T146" style:family="text">
      <style:text-properties officeooo:rsid="006f2fb6"/>
    </style:style>
    <style:style style:name="T147" style:family="text">
      <style:text-properties officeooo:rsid="0071c75e"/>
    </style:style>
    <style:style style:name="T148" style:family="text">
      <style:text-properties officeooo:rsid="00760c05"/>
    </style:style>
    <style:style style:name="T149" style:family="text">
      <style:text-properties officeooo:rsid="0077fca8"/>
    </style:style>
    <style:style style:name="T150" style:family="text">
      <style:text-properties officeooo:rsid="0079e614"/>
    </style:style>
    <style:style style:name="T151" style:family="text">
      <style:text-properties officeooo:rsid="007a6ca5"/>
    </style:style>
    <style:style style:name="T152" style:family="text">
      <style:text-properties officeooo:rsid="007f612f"/>
    </style:style>
    <style:style style:name="T153" style:family="text">
      <style:text-properties officeooo:rsid="0080b42d"/>
    </style:style>
    <style:style style:name="T154" style:family="text">
      <style:text-properties officeooo:rsid="0081250b"/>
    </style:style>
    <style:style style:name="T155" style:family="text">
      <style:text-properties officeooo:rsid="00824dfd"/>
    </style:style>
    <style:style style:name="T156" style:family="text">
      <style:text-properties officeooo:rsid="0083778c"/>
    </style:style>
    <style:style style:name="T157" style:family="text">
      <style:text-properties officeooo:rsid="00841c1c"/>
    </style:style>
    <style:style style:name="T158" style:family="text">
      <style:text-properties officeooo:rsid="008434b7"/>
    </style:style>
    <style:style style:name="T159" style:family="text">
      <style:text-properties officeooo:rsid="0085e883"/>
    </style:style>
    <style:style style:name="T160" style:family="text">
      <style:text-properties officeooo:rsid="00865566"/>
    </style:style>
    <style:style style:name="T161" style:family="text">
      <style:text-properties officeooo:rsid="00877289"/>
    </style:style>
    <style:style style:name="T162" style:family="text">
      <style:text-properties officeooo:rsid="008a07c9"/>
    </style:style>
    <style:style style:name="T163" style:family="text">
      <style:text-properties officeooo:rsid="008a42ab"/>
    </style:style>
    <style:style style:name="T164" style:family="text">
      <style:text-properties officeooo:rsid="003717cd"/>
    </style:style>
    <style:style style:name="T165" style:family="text">
      <style:text-properties officeooo:rsid="008b18bd"/>
    </style:style>
    <style:style style:name="T166" style:family="text">
      <style:text-properties officeooo:rsid="008fb14a"/>
    </style:style>
    <style:style style:name="T167" style:family="text">
      <style:text-properties officeooo:rsid="0091b10e"/>
    </style:style>
    <style:style style:name="T168" style:family="text">
      <style:text-properties officeooo:rsid="0091df8e"/>
    </style:style>
    <style:style style:name="T169" style:family="text">
      <style:text-properties officeooo:rsid="00932662"/>
    </style:style>
    <style:style style:name="T170" style:family="text">
      <style:text-properties officeooo:rsid="00957de2"/>
    </style:style>
    <style:style style:name="T171" style:family="text">
      <style:text-properties officeooo:rsid="0096aa76"/>
    </style:style>
    <style:style style:name="T172" style:family="text">
      <style:text-properties officeooo:rsid="0096d815"/>
    </style:style>
    <style:style style:name="T173" style:family="text">
      <style:text-properties officeooo:rsid="009781d1"/>
    </style:style>
    <style:style style:name="T174" style:family="text">
      <style:text-properties officeooo:rsid="009900da"/>
    </style:style>
    <style:style style:name="T175" style:family="text">
      <style:text-properties officeooo:rsid="009f9277"/>
    </style:style>
    <style:style style:name="T176" style:family="text">
      <style:text-properties officeooo:rsid="00a10468"/>
    </style:style>
    <style:style style:name="T177" style:family="text">
      <style:text-properties officeooo:rsid="00a1cc2f"/>
    </style:style>
    <style:style style:name="T178" style:family="text">
      <style:text-properties officeooo:rsid="00a1d36e"/>
    </style:style>
    <style:style style:name="T179" style:family="text">
      <style:text-properties officeooo:rsid="00a1f90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Listack</text:p>
      <text:p text:style-name="P122"><text:span text:style-name="T170">v</text:span>0.4.<text:span text:style-name="T17">0.</text:span><text:span text:style-name="T177">7</text:span></text:p>
      <text:p text:style-name="P120">Charles Fout, <text:span text:style-name="T153">June</text:span> 2023</text:p>
      <text:p text:style-name="P27"/>
      <text:p text:style-name="P27">Listack is a symmetric, flat, concatenative, polymorphic, <text:span text:style-name="T18">interpreted </text:span>programming language. <text:s/>Like most concatenative languages, it is stack based. <text:s/>Listack was inspired by the stack-based languages Factor, False, XY, and Forth. <text:s/>The manual scope system was inspired by Fish. <text:s/>The object type system was inspired by Euphoria. <text:s/><text:span text:style-name="T18">T</text:span>his document refer<text:span text:style-name="T154">s</text:span> to words (the traditional concatenative language term) interchangeably with functions and procedures. <text:s/>Listack is not a functional language, although it does share <text:span text:style-name="T154">some</text:span> similarities <text:span text:style-name="T18">with functional programming. <text:s/>(Especially </text:span><text:span text:style-name="T154">since</text:span><text:span text:style-name="T18"> changes to the stack do not count as side effects.)</text:span></text:p>
      <text:p text:style-name="P27"/>
      <text:p text:style-name="P27">Listack is <text:span text:style-name="T15">symmetric</text:span> because it employs a universal function call syntax, where almost every word (command) can be in a <text:span text:style-name="T1">prefix</text:span> (+: 1 2), <text:span text:style-name="T1">infix</text:span> (1 + 2), or <text:span text:style-name="T1">postfix</text:span> (1 2 .+) form. <text:s/>Prefix (word:) and infix (word) forms are translated at run time into postfix (.word) form. <text:s/><text:span text:style-name="T34">The infix form is always used after the </text:span><text:span text:style-name="T61">first</text:span><text:span text:style-name="T34"> argument. <text:s/></text:span>There is also a more “normal looking” <text:span text:style-name="T1">callable</text:span> form: <text:s/>+(1, 2). <text:s/>This is translated to postfix by the parser when a program is loaded and is thus more efficient than the prefix and infix forms. <text:s/><text:span text:style-name="T18">Immediate words are always executed, well, immediately, and never relocated by the parser or the runtime interpreter. <text:s/>It is important to understand that all words are implemented </text:span><text:span text:style-name="T25">and executed </text:span><text:span text:style-name="T18">as either postfix or immediate.</text:span></text:p>
      <text:p text:style-name="P27"/>
      <text:p text:style-name="P27">Listack is <text:span text:style-name="T15">flat</text:span> because every function is inlined. <text:s/>There is no call stack of functions to return to. <text:s/>Looping is conducted purely by recursive inlining of functions. <text:s/>The only data flow primitives in the language are <text:span text:style-name="T18">variants of if</text:span> and &lt;=&gt;. <text:s/><text:span text:style-name="T18">All the “higher level” words are written in Listack, and can be examined in the system.ls file.</text:span></text:p>
      <text:p text:style-name="P27"/>
      <text:p text:style-name="P27">Listack is <text:span text:style-name="T15">concatenative</text:span> because data flow is through the stack. <text:s/>Functions are concatenated together simply by writing them one after another. <text:s/>They all take their data from and add it to the stack, much like the *nix pipe ‘|’ command.</text:p>
      <text:p text:style-name="P27"/>
      <text:p text:style-name="P27">Listack is <text:span text:style-name="T15">polymorphic</text:span> because every word (function) definition requires a list of argument types. <text:s/>Each word can be defined multiple times using different arguments. <text:s/>Listack does, however, restrict each word to using the same number of arguments for each variant <text:span text:style-name="T97">(each word has a single arity)</text:span>. <text:s/>This can be avoided somewhat by using a collection type (List, Block, or Seq) as one or more arguments. <text:s/>Listack also allows a singular type “Otherwise” to handle error conditions where the expected data types are not found on the stack.</text:p>
      <text:p text:style-name="P27"/>
      <text:p text:style-name="P29">Listack makes limited use of name spaces. <text:s/>Program files may be imported, and each definition occupies space in an environment based on the name of the file. <text:s/>Name spaces can be created on the fly, as desired. <text:s/>The default name space is “default”. <text:s/>Note that “core” words cannot be altered, although their use may be extended through non-Otherwise variants. <text:s/>“<text:span text:style-name="T97">System” words can have user created “Otherwise” variants”. <text:s/></text:span>All variables are local, and are <text:span text:style-name="T15">not</text:span> part of a name space.</text:p>
      <text:p text:style-name="P29"/>
      <text:p text:style-name="P29">Listack has two types of built-in variables: local variables a through z, and global stacks A through Z. <text:s/>Users may create (and destroy) new variables as desired. <text:s/>Local variable scope <text:soft-page-break/>(indicated by “|&gt; &lt;|”) is manually handled by the programmer, <text:span text:style-name="T170">but</text:span> must be properly nested. <text:s/>Every local scope redefines a..z <text:span text:style-name="T97">and initializes each to </text:span><text:span text:style-name="T7">none</text:span>. <text:s/>Variable names are searched from newest to oldest scope. <text:s/>Local scope also creates a new data stack, optionally taking data from the stack beneath it upon creation. <text:s/>Closing scope moves all current stack items to the next lower data stack. <text:s/>The data stack can also be saved and restored independently of scope.</text:p>
      <text:p text:style-name="P27"/>
      <text:p text:style-name="P27">Another feature of Listack is that the functional forms of “<text:span text:style-name="T34">good</text:span>” and “<text:span text:style-name="T34">bad</text:span>” are built in to every piece of data. <text:s/><text:span text:style-name="T34">(These correspond to the functional concepts of ‘some’ and ‘none’.) <text:s/></text:span>An invalid or corrupt piece of data is marked <text:span text:style-name="T34">bad</text:span><text:span text:style-name="T31">(type)</text:span>, and will contaminate everything it gets used with if not handled in a timely manner. <text:s/><text:span text:style-name="T97">Local</text:span><text:span text:style-name="T34"> variables </text:span><text:span text:style-name="T97">a..z </text:span><text:span text:style-name="T34">are initialized to the special </text:span><text:span text:style-name="T8">none</text:span><text:span text:style-name="T34"> value, which is </text:span><text:span text:style-name="T83">implemented as </text:span><text:span text:style-name="T34">&gt;bad(nil) .</text:span></text:p>
      <text:p text:style-name="P27"/>
      <text:p text:style-name="P27">Listack handles errors in a quiet way. <text:s/>Most words will log non-parsing errors and write the total number of errors to the screen without halting the program. <text:s/>Users can create their own error handling through the use of “Otherwise” variants.</text:p>
      <text:p text:style-name="P27"/>
      <text:p text:style-name="P30">Blocks are code blocks<text:span text:style-name="T30"> (lambda functions)</text:span>. <text:s/><text:span text:style-name="T83">(The traditional concatenative term is ‘quote’, short for “quoted program”.) <text:s/></text:span>Lists are collections of data. <text:s/>Seqs (sequences) are code blocks that are immediately executed. <text:s/>Other than words, variable names, and sequences, each item in the command queue is, upon evaluation, simply moved to the top of the data stack. <text:s/>“\” defers evaluation of the following item, so <text:span text:style-name="T26">\(1+2)</text:span> will move <text:span text:style-name="T26">(1+2) </text:span>to the top of the data stack instead of being <text:span text:style-name="T31">immediately</text:span> evaluated to 3.</text:p>
      <text:p text:style-name="P30"/>
      <text:p text:style-name="P31">Line comments begin with ‘<text:span text:style-name="T35">#</text:span>’ and go to the end of the line. <text:s/>Block comments begin with <text:span text:style-name="T27">#:</text:span> and continue until <text:span text:style-name="T27">.#</text:span> is found.</text:p>
      <text:p text:style-name="P31"/>
      <text:p text:style-name="P31">Commas <text:span text:style-name="T150">(</text:span>outside strings <text:span text:style-name="T34">and characters</text:span><text:span text:style-name="T150">)</text:span> are considered to be white space by the parser. <text:s/><text:span text:style-name="T152">Underscores in numbers are ignored, so 100_000 is a valid integer.</text:span></text:p>
      <text:p text:style-name="P31"/>
      <text:p text:style-name="P31">Strings are surrounded by either ‘single’ or “double” quotes. <text:s/>Characters are preceded by `a back tick. <text:s/>The normal escape characters are used. <text:s/>Listack currently supports only ASCII characters (codes 0 to <text:span text:style-name="T150">127</text:span>).</text:p>
      <text:p text:style-name="P31"/>
      <text:p text:style-name="P32">“<text:span text:style-name="T82">TOS” hereafter refers to the Top Of Stack.</text:span></text:p>
      <text:p text:style-name="P32"/>
      <text:p text:style-name="P32"><text:span text:style-name="T18">To compile Listack, place all the files together in one directory and type the following on the *nix command line. <text:s/></text:span><text:span text:style-name="T83">(</text:span><text:span text:style-name="T18">This assumes you have already installed Nim.</text:span><text:span text:style-name="T83">)</text:span></text:p>
      <text:p text:style-name="P29"><text:tab/>nim c -d:release listack.nim</text:p>
      <text:p text:style-name="P29"/>
      <text:p text:style-name="P29">The name Listack is a portmanteau of list and stack, the basic building blocks. <text:s/>Listack 0.4 is implemented in Nim 1.6.12. <text:s/>Call Listack from the command prompt as follows:</text:p>
      <text:p text:style-name="P29"><text:tab/>To execute a program file: <text:s/>./listack <text:span text:style-name="T1">filename.ls</text:span> [-debug] [-verbose]</text:p>
      <text:p text:style-name="P29"><text:tab/>To explore Listack with the <text:span text:style-name="T143">interactive </text:span>REPL: <text:s/>./listack</text:p>
      <text:p text:style-name="P29"/>
      <text:p text:style-name="P29">Listack may be freely used and distributed with attribution under GNU Public License 3.</text:p>
      <text:p text:style-name="P29"/>
      <text:p text:style-name="P29"/>
      <text:p text:style-name="P29"><text:soft-page-break/></text:p>
      <text:p text:style-name="P33"><text:span text:style-name="T37">Local </text:span><text:span text:style-name="T35">Variables</text:span></text:p>
      <text:p text:style-name="P34"/>
      <text:p text:style-name="P34">Local variable names a through z are always available, and are recreated in each scope. <text:s/>The standard variables are initialized to <text:span text:style-name="T1">none</text:span>. <text:s/></text:p>
      <text:p text:style-name="P34"/>
      <text:p text:style-name="P34">Creat<text:span text:style-name="T32">e</text:span>: <text:s/><text:span text:style-name="T36">init</text:span><text:span text:style-name="T32"> [Any, Wordy]<text:tab/><text:tab/><text:tab/><text:tab/><text:tab/><text:tab/></text:span><text:span text:style-name="T34">1.414 init “</text:span><text:span text:style-name="T156">my_</text:span><text:span text:style-name="T34">sqrt2”</text:span></text:p>
      <text:p text:style-name="P34">Destroy: <text:s/><text:span text:style-name="T36">free</text:span><text:span text:style-name="T32"> [</text:span><text:span text:style-name="T88">Wordy</text:span><text:span text:style-name="T32">]</text:span> <text:s/><text:span text:style-name="T32">(cannot destroy a..z)<text:tab/><text:tab/><text:tab/>“</text:span><text:span text:style-name="T156">my_</text:span><text:span text:style-name="T34">sqrt2” free</text:span></text:p>
      <text:p text:style-name="P34">Access: <text:span text:style-name="T2">name</text:span><text:span text:style-name="T32"> </text:span><text:span text:style-name="T2">or</text:span><text:span text:style-name="T32"> </text:span><text:span text:style-name="T36">get</text:span><text:span text:style-name="T32"> [Alpha]</text:span> <text:span text:style-name="T1">or</text:span> <text:span text:style-name="T35">@&lt;</text:span><text:span text:style-name="T1">name</text:span> <text:span text:style-name="T1">or</text:span> <text:span text:style-name="T35">@*</text:span><text:span text:style-name="T1">name</text:span><text:tab/><text:tab/><text:span text:style-name="T156">my_</text:span><text:span text:style-name="T34">sqrt2</text:span></text:p>
      <text:p text:style-name="P34"><text:span text:style-name="T32">Alter</text:span>: <text:s/><text:span text:style-name="T36">set</text:span><text:span text:style-name="T32"> [Alpha]</text:span> <text:span text:style-name="T1">or</text:span> <text:span text:style-name="T35">@&gt;</text:span><text:span text:style-name="T1">name</text:span><text:tab/><text:tab/><text:tab/><text:tab/><text:tab/><text:span text:style-name="T34">0.707 @&gt;</text:span><text:span text:style-name="T156">my_</text:span><text:span text:style-name="T34">sqrt2</text:span></text:p>
      <text:p text:style-name="P34">Clear: <text:span text:style-name="T35">@/</text:span><text:span text:style-name="T1">name</text:span> (resets it to <text:span text:style-name="T1">none</text:span>)<text:tab/><text:tab/><text:tab/><text:tab/><text:span text:style-name="T34">@/</text:span><text:span text:style-name="T156">my_</text:span><text:span text:style-name="T34">sqrt2</text:span></text:p>
      <text:p text:style-name="P34">Evaluate: <text:s/><text:span text:style-name="T36">call</text:span><text:span text:style-name="T32"> [Alpha] </text:span><text:span text:style-name="T2">or</text:span><text:span text:style-name="T32"> </text:span><text:span text:style-name="T35">@!</text:span><text:span text:style-name="T1">name</text:span><text:tab/><text:tab/><text:tab/><text:tab/><text:span text:style-name="T34">@!</text:span><text:span text:style-name="T156">my_</text:span><text:span text:style-name="T34">sqrt2</text:span></text:p>
      <text:p text:style-name="P34">Check status: <text:s/><text:span text:style-name="T35">@?</text:span><text:span text:style-name="T1">name</text:span> <text:s/>(returns 1, or 0 if <text:span text:style-name="T9">none</text:span>)<text:tab/><text:tab/><text:span text:style-name="T34">@?</text:span><text:span text:style-name="T156">my_</text:span><text:span text:style-name="T34">sqrt2</text:span></text:p>
      <text:p text:style-name="P34"/>
      <text:p text:style-name="P34"/>
      <text:p text:style-name="P34"/>
      <text:p text:style-name="P37">Scope</text:p>
      <text:p text:style-name="P49"/>
      <text:p text:style-name="P49"><text:span text:style-name="T27">|&gt;</text:span> <text:span text:style-name="T32">[Num] / [Bool</text:span><text:span text:style-name="T34">] </text:span><text:span text:style-name="T6">immediate</text:span></text:p>
      <text:list text:style-name="L1">
        <text:list-item>
          <text:p text:style-name="P124">Open scope</text:p>
        </text:list-item>
      </text:list>
      <text:list text:style-name="L2">
        <text:list-item>
          <text:p text:style-name="P135">Creates new local variables a through z.</text:p>
        </text:list-item>
      </text:list>
      <text:list text:style-name="L3">
        <text:list-item>
          <text:p text:style-name="P136">Assigns n items from the old data stack to a..n <text:span text:style-name="T34">(maximum 26, where </text:span><text:span text:style-name="T153">a is deepest</text:span><text:span text:style-name="T34">).</text:span></text:p>
        </text:list-item>
        <text:list-item>
          <text:p text:style-name="P138">Creates a new data stack.</text:p>
        </text:list-item>
        <text:list-item>
          <text:p text:style-name="P136">If n is positive, it moves n items from the old stack to the new one.</text:p>
        </text:list-item>
        <text:list-item>
          <text:p text:style-name="P136">If n is negative, <text:span text:style-name="T34">it removes n items from the old stack without copying them to the new.</text:span></text:p>
        </text:list-item>
        <text:list-item>
          <text:p text:style-name="P136">If n is true, copies every item on the old stack to the new one, copying the top 26 <text:span text:style-name="T153">(at most) </text:span>values to variables a..z <text:span text:style-name="T153">(a is deepest)</text:span>.</text:p>
        </text:list-item>
        <text:list-item>
          <text:p text:style-name="P136">If n is false, moves every item from the old stack to the new one, copying the top 26 <text:span text:style-name="T153">(at most)</text:span> values to variables a..z <text:span text:style-name="T153">(a is deepest)</text:span>.</text:p>
        </text:list-item>
      </text:list>
      <text:p text:style-name="P49"/>
      <text:p text:style-name="P49"><text:span text:style-name="T27">&lt;|</text:span><text:span text:style-name="T35"> </text:span><text:span text:style-name="T34">[] </text:span><text:span text:style-name="T6">immediate</text:span></text:p>
      <text:list text:style-name="L4">
        <text:list-item>
          <text:p text:style-name="P125">Close scope</text:p>
        </text:list-item>
      </text:list>
      <text:list text:style-name="L5">
        <text:list-item>
          <text:p text:style-name="P137">Deletes current local variables.</text:p>
        </text:list-item>
        <text:list-item>
          <text:p text:style-name="P137">Moves every item <text:span text:style-name="T32">i</text:span>n the current stack to the end of the older stack.</text:p>
        </text:list-item>
        <text:list-item>
          <text:p text:style-name="P137">Deletes the current stack.</text:p>
        </text:list-item>
      </text:list>
      <text:p text:style-name="P49"/>
      <text:p text:style-name="P56">Examples: <text:s/></text:p>
      <text:list text:style-name="L6">
        <text:list-item>
          <text:p text:style-name="P140">1 2 3 2 |&gt; dump clear 4 b &lt;| dump</text:p>
        </text:list-item>
      </text:list>
      <text:list text:style-name="L7">
        <text:list-item>
          <text:list>
            <text:list-item>
              <text:p text:style-name="P141">prints “2 3”, then prints “1 4 3”</text:p>
            </text:list-item>
          </text:list>
        </text:list-item>
        <text:list-item>
          <text:p text:style-name="P141">1 2 3 -2 |&gt; dump clear 4 a &lt;| dump</text:p>
          <text:list>
            <text:list-item>
              <text:p text:style-name="P141">prints “”, then prints “1 4 2”</text:p>
            </text:list-item>
          </text:list>
        </text:list-item>
        <text:list-item>
          <text:p text:style-name="P141">1 2 3 true |&gt; clear a b c &lt;| dump</text:p>
          <text:list>
            <text:list-item>
              <text:p text:style-name="P141">prints “1 2 3 1 2 3”</text:p>
            </text:list-item>
          </text:list>
        </text:list-item>
        <text:list-item>
          <text:p text:style-name="P141">1 2 3 false |&gt; clear <text:span text:style-name="T153">c b a</text:span> &lt;| dump</text:p>
          <text:list>
            <text:list-item>
              <text:p text:style-name="P141">prints “<text:span text:style-name="T153">3 2 1</text:span>”</text:p>
            </text:list-item>
          </text:list>
        </text:list-item>
      </text:list>
      <text:p text:style-name="P57"/>
      <text:p text:style-name="P49"/>
      <text:p text:style-name="P38">Global <text:s/>Variables</text:p>
      <text:p text:style-name="P52"/>
      <text:p text:style-name="P35"><text:span text:style-name="T32">Global</text:span> variable<text:span text:style-name="T81">s are auxiliary stacks with</text:span> names <text:span text:style-name="T32">A</text:span> through <text:span text:style-name="T32">Z. <text:s/></text:span></text:p>
      <text:p text:style-name="P35"><text:span text:style-name="T81">They are</text:span><text:span text:style-name="T32"> initialized at startup as empty </text:span><text:span text:style-name="T81">stacks</text:span><text:span text:style-name="T32">.</text:span></text:p>
      <text:p text:style-name="P59">Users can create and destroy their own global variables.</text:p>
      <text:p text:style-name="P60">System global variables begin with an underscore (‘_’) and cannot be destroyed.</text:p>
      <text:p text:style-name="P36"/>
      <text:p text:style-name="P36">Create: <text:s/><text:span text:style-name="T36">create_</text:span><text:span text:style-name="T41">global</text:span><text:span text:style-name="T32"> [Wordy]</text:span></text:p>
      <text:p text:style-name="P36">Destroy: <text:s/><text:span text:style-name="T35">fre</text:span><text:span text:style-name="T36">e</text:span><text:span text:style-name="T32"> [Wordy] (cannot destroy A..Z or the system </text:span><text:span text:style-name="T153">globals</text:span><text:span text:style-name="T32">)</text:span></text:p>
      <text:p text:style-name="P36">Access: <text:span text:style-name="T1">name</text:span> <text:span text:style-name="T32">(returns copy of top item)</text:span></text:p>
      <text:p text:style-name="P36"><text:span text:style-name="T32">Pop from top: <text:s/></text:span><text:span text:style-name="T19">g</text:span><text:span text:style-name="T35">et</text:span> <text:span text:style-name="T32">[Alpha]</text:span> <text:span text:style-name="T1">or</text:span> <text:span text:style-name="T35">@&lt;</text:span><text:span text:style-name="T1">name</text:span> </text:p>
      <text:p text:style-name="P36"><text:span text:style-name="T32">Push to top</text:span>: <text:s/><text:span text:style-name="T35">set</text:span> <text:span text:style-name="T32">[Alpha] </text:span><text:span text:style-name="T1">or</text:span> <text:span text:style-name="T35">@&gt;</text:span><text:span text:style-name="T1">name</text:span></text:p>
      <text:p text:style-name="P36">Clear: <text:span text:style-name="T35">@/</text:span><text:span text:style-name="T1">name</text:span> (<text:span text:style-name="T32">empties stack</text:span>)</text:p>
      <text:p text:style-name="P36">Evaluate: <text:s/><text:span text:style-name="T36">call</text:span><text:span text:style-name="T32"> [Alpha] </text:span><text:span text:style-name="T2">or</text:span><text:span text:style-name="T32"> </text:span><text:span text:style-name="T35">@!</text:span><text:span text:style-name="T1">name</text:span> <text:s/><text:span text:style-name="T32">(evaluates copy of top item)</text:span></text:p>
      <text:p text:style-name="P36">Check <text:span text:style-name="T32">depth</text:span>: <text:s/><text:span text:style-name="T35">@?</text:span><text:span text:style-name="T1">name</text:span></text:p>
      <text:p text:style-name="P119">Copy entire stack: <text:span text:style-name="T52">@*</text:span><text:span text:style-name="T10">name</text:span></text:p>
      <text:p text:style-name="P119"/>
      <text:p text:style-name="P63">Examples:</text:p>
      <text:list text:style-name="L8">
        <text:list-item>
          <text:p text:style-name="P142">create_<text:span text:style-name="T153">global</text:span>: "_dipped"</text:p>
        </text:list-item>
        <text:list-item>
          <text:p text:style-name="P142">def: "dip" [Any, Any] {swap @&gt;_dipped eval @&lt;_dipped}</text:p>
        </text:list-item>
      </text:list>
      <text:p text:style-name="P64"/>
      <text:p text:style-name="P64"/>
      <text:p text:style-name="P39">Types</text:p>
      <text:p text:style-name="P64"/>
      <text:p text:style-name="P28">Listack uses a few basic types: <text:span text:style-name="T35">Bool</text:span>, <text:span text:style-name="T35">Int</text:span>, <text:span text:style-name="T35">Float</text:span>, <text:span text:style-name="T35">Char</text:span>, <text:span text:style-name="T35">String</text:span>, <text:span text:style-name="T35">Word</text:span>, <text:span text:style-name="T35">List</text:span>, <text:span text:style-name="T35">Block</text:span>, <text:span text:style-name="T35">Seq</text:span>, <text:span text:style-name="T35">Object</text:span> and <text:span text:style-name="T35">Null</text:span>. <text:s/><text:span text:style-name="T142">Ints and Floats are both 64 bit. <text:s/></text:span>The only object of type Null is <text:span text:style-name="T1">nil</text:span>, which is used along with <text:span text:style-name="T1">none</text:span> to indicate invalid data. <text:s/><text:span text:style-name="T157">Types can be entered as either Words or Strings. <text:s/></text:span>There are several <text:span text:style-name="T82">combined</text:span> <text:span text:style-name="T82">(“or”/“additive”) d</text:span>ata types:</text:p>
      <text:list text:style-name="L9">
        <text:list-item>
          <text:p text:style-name="P151"><text:span text:style-name="T35">Coll</text:span> = List, Block, Seq</text:p>
        </text:list-item>
        <text:list-item>
          <text:p text:style-name="P151"><text:span text:style-name="T35">Item</text:span> = Bool, Int, Float, Char, String, Word, Object</text:p>
        </text:list-item>
        <text:list-item>
          <text:p text:style-name="P151"><text:span text:style-name="T35">Num</text:span> = Int, Float</text:p>
        </text:list-item>
        <text:list-item>
          <text:p text:style-name="P151"><text:span text:style-name="T35">Alpha</text:span> = Char, String, Word</text:p>
        </text:list-item>
        <text:list-item>
          <text:p text:style-name="P151"><text:span text:style-name="T35">Alphanum</text:span> = Char, String, Word, Int, Float</text:p>
        </text:list-item>
        <text:list-item>
          <text:p text:style-name="P151"><text:span text:style-name="T35">Wordy</text:span> = String, Word</text:p>
        </text:list-item>
        <text:list-item>
          <text:p text:style-name="P151"><text:span text:style-name="T35">Blocky</text:span> = Block, Seq</text:p>
        </text:list-item>
        <text:list-item>
          <text:p text:style-name="P151"><text:span text:style-name="T35">Listy</text:span> = List, Block</text:p>
        </text:list-item>
        <text:list-item>
          <text:p text:style-name="P152"><text:span text:style-name="T35">Executable</text:span> = Word, Block, Seq</text:p>
        </text:list-item>
        <text:list-item>
          <text:p text:style-name="P313"><text:span text:style-name="T35">Otherwise</text:span> = A catch-all for when the stack doesn’t match the expected types.</text:p>
        </text:list-item>
      </text:list>
      <text:p text:style-name="P61"><text:span text:style-name="T54">create_type</text:span><text:span text:style-name="T171"> [Wordy, Listy]</text:span></text:p>
      <text:list text:style-name="L10">
        <text:list-item>
          <text:p text:style-name="P157">create your own combined types. <text:s/>Must be a unique name.</text:p>
        </text:list-item>
      </text:list>
      <text:p text:style-name="P69"/>
      <text:p text:style-name="P70">A List is enclosed in brackets: [] and is used for data.</text:p>
      <text:p text:style-name="P70">A Block is enclosed in braces: {} and is used for programs.</text:p>
      <text:p text:style-name="P70">A Seq is enclosed in parenthesis: () and is used for immediately executed programs and “callable” function forms <text:span text:style-name="T171">(which are immediately executed unless deferred)</text:span>.</text:p>
      <text:p text:style-name="P70">An Object can be created as follows: ($ <text:span text:style-name="T153">T</text:span>ype [persistent data] value $)</text:p>
      <text:p text:style-name="P71">Strings are in ‘single’ or “double” quotes.</text:p>
      <text:p text:style-name="P71">Chars are preceded by `a back tick.</text:p>
      <text:p text:style-name="P40">Definitions</text:p>
      <text:p text:style-name="P57"/>
      <text:p text:style-name="P59"><text:span text:style-name="T35">def</text:span> [Wordy, Listy, Blocky] / <text:span text:style-name="T90">[Wordy, Listy, Word]</text:span></text:p>
      <text:list text:style-name="L11">
        <text:list-item>
          <text:p text:style-name="P158">Creates a word and adds it to the current name space.</text:p>
        </text:list-item>
        <text:list-item>
          <text:p text:style-name="P158">If the word already exists, it adds a variant.</text:p>
        </text:list-item>
        <text:list-item>
          <text:p text:style-name="P158">Remember that all non-immediate words are actually executed as postfix.</text:p>
        </text:list-item>
      </text:list>
      <text:list text:style-name="L12">
        <text:list-item>
          <text:p text:style-name="P143">def: "dip" [Any, Any] {swap @&gt;_dipped eval @&lt;_dipped}</text:p>
        </text:list-item>
        <text:list-item>
          <text:p text:style-name="P143">"nth*" <text:span text:style-name="T81">def </text:span>[Coll, List] {<text:span text:style-name="T81">dupd</text:span> {.nth nip} <text:s/>.each}</text:p>
        </text:list-item>
        <text:list-item>
          <text:p text:style-name="P143">"nth" [Coll, List] {{.nth nip} <text:s/>.each} .<text:span text:style-name="T81">def</text:span></text:p>
        </text:list-item>
        <text:list-item>
          <text:p text:style-name="P143">def<text:span text:style-name="T81">(</text:span>"<text:span text:style-name="T81">def</text:span>", [<text:span text:style-name="T81">Wordy, Listy, Word</text:span>], {&gt;<text:span text:style-name="T81">block .def</text:span>}<text:span text:style-name="T81">)</text:span></text:p>
        </text:list-item>
      </text:list>
      <text:p text:style-name="P62"/>
      <text:p text:style-name="P65"><text:span text:style-name="T35">def_immediate</text:span> [Wordy, Listy, Blocky] / <text:span text:style-name="T90">[Wordy, Listy, Word]</text:span></text:p>
      <text:list text:style-name="L13">
        <text:list-item>
          <text:p text:style-name="P144">Creates an immediate word and adds it to the current name space.</text:p>
        </text:list-item>
        <text:list-item>
          <text:p text:style-name="P159">If the word already exists, it adds a variant.</text:p>
        </text:list-item>
        <text:list-item>
          <text:p text:style-name="P144">Immediate words can have arguments.</text:p>
        </text:list-item>
      </text:list>
      <text:list text:style-name="L14">
        <text:list-item>
          <text:p text:style-name="P145">def_immediate: "sp" [] {32 .emit}</text:p>
        </text:list-item>
        <text:list-item>
          <text:p text:style-name="P145">def_immediate: “dupd” [Any, Any] {over swap}</text:p>
        </text:list-item>
      </text:list>
      <text:list text:style-name="L15">
        <text:list-item>
          <text:list>
            <text:list-header>
              <text:p text:style-name="P146"/>
            </text:list-header>
          </text:list>
        </text:list-item>
      </text:list>
      <text:p text:style-name="P65"><text:span text:style-name="T35">def_sugar</text:span> [Wordy]</text:p>
      <text:list text:style-name="L16">
        <text:list-item>
          <text:p text:style-name="P147">Creates a syntactic sugar word. <text:s/>This word is then removed from the command queue wherever found <text:span text:style-name="T167">and eliminated by the parser</text:span>.</text:p>
        </text:list-item>
        <text:list-item>
          <text:p text:style-name="P148"><text:span text:style-name="T167">Built-in s</text:span>ugar words: <text:s/><text:span text:style-name="T35">then</text:span>, <text:span text:style-name="T35">else</text:span>, <text:span text:style-name="T35">do</text:span>, <text:span text:style-name="T35">of</text:span> </text:p>
        </text:list-item>
        <text:list-item>
          <text:p text:style-name="P149">Commas are <text:span text:style-name="T162">also</text:span> syntactic sugar. <text:s/>They are replaced with a space by the parser.</text:p>
        </text:list-item>
      </text:list>
      <text:p text:style-name="P65"/>
      <text:p text:style-name="P65"/>
      <text:p text:style-name="P53"><text:span text:style-name="T35">Name</text:span><text:span text:style-name="T50">s</text:span><text:span text:style-name="T35">pace</text:span><text:span text:style-name="T38">s</text:span></text:p>
      <text:p text:style-name="P54"/>
      <text:p text:style-name="P55"><text:span text:style-name="T35">_set_namespace</text:span> [String]<text:tab/><text:tab/>Create or use <text:span text:style-name="T143">a namespace</text:span><text:span text:style-name="T158">.</text:span></text:p>
      <text:p text:style-name="P72"><text:span text:style-name="T36">_reset_namespace</text:span><text:span text:style-name="T32"> []<text:tab/><text:tab/>Reset</text:span><text:span text:style-name="T143">s</text:span><text:span text:style-name="T32"> </text:span><text:span text:style-name="T143">namespace </text:span><text:span text:style-name="T32">to default. <text:s/></text:span></text:p>
      <text:p text:style-name="P72"/>
      <text:list text:style-name="L17">
        <text:list-item>
          <text:p text:style-name="P165"><text:span text:style-name="T33">Listack automatically adds _create_namespace: ‘</text:span><text:span text:style-name="T3">filename</text:span><text:span text:style-name="T33"> ‘ </text:span><text:span text:style-name="T158">(without the trailing “.ls”) </text:span><text:span text:style-name="T33">to the beginning of an imported file and _reset_namespace <text:s/></text:span><text:span text:style-name="T158">_end_ </text:span><text:span text:style-name="T33"><text:s/>at the end.</text:span></text:p>
        </text:list-item>
        <text:list-item>
          <text:p text:style-name="P166">The default namespace is <text:span text:style-name="T1">default</text:span>.</text:p>
        </text:list-item>
        <text:list-item>
          <text:p text:style-name="P166">Built-in words are either in <text:span text:style-name="T1">core</text:span> or <text:span text:style-name="T1">system</text:span>.</text:p>
          <text:list>
            <text:list-item>
              <text:p text:style-name="P167">Core words are written in Nim.</text:p>
            </text:list-item>
            <text:list-item>
              <text:p text:style-name="P166"><text:span text:style-name="T143">System words are</text:span> written in Listack.</text:p>
              <text:list>
                <text:list-item>
                  <text:p text:style-name="P168">Most of the control flow words other than ‘<text:span text:style-name="T20">&lt;=&gt;’</text:span> and ‘<text:span text:style-name="T20">if’</text:span> variants are written in Listack. <text:s/><text:span text:style-name="T24">You can read them in </text:span><text:span text:style-name="T14">system.ls</text:span><text:span text:style-name="T24"> </text:span>.</text:p>
                </text:list-item>
              </text:list>
            </text:list-item>
          </text:list>
        </text:list-item>
      </text:list>
      <text:p text:style-name="P73"/>
      <text:p text:style-name="P72"><text:span text:style-name="T36">;</text:span><text:span text:style-name="T32"> <text:tab/>Identify a word’s </text:span><text:span text:style-name="T143">namespace.</text:span><text:span text:style-name="T32"> </text:span></text:p>
      <text:list text:style-name="L18">
        <text:list-item>
          <text:p text:style-name="P169"><text:span text:style-name="T32">wordname</text:span><text:span text:style-name="T28">;</text:span><text:span text:style-name="T2">namespace</text:span></text:p>
        </text:list-item>
      </text:list>
      <text:list text:style-name="L19">
        <text:list-item>
          <text:p text:style-name="P139">This is only needed if the same word has separate meanings in different <text:span text:style-name="T167">namespaces</text:span>.</text:p>
        </text:list-item>
      </text:list>
      <text:p text:style-name="P73"/>
      <text:p text:style-name="P58"><text:span text:style-name="T51">Important</text:span>: <text:s/><text:span text:style-name="T29">D</text:span><text:span text:style-name="T26">efinitions</text:span> have namespaces<text:span text:style-name="T151">, variables have scope. <text:s/></text:span><text:span text:style-name="T155">Variable and definition names begin with a </text:span><text:span text:style-name="T158">letter</text:span><text:span text:style-name="T155"> or symbol (</text:span><text:span text:style-name="T16">not</text:span><text:span text:style-name="T155"> a </text:span><text:span text:style-name="T158">digit</text:span><text:span text:style-name="T155">), and can </text:span><text:span text:style-name="T158">contain</text:span><text:span text:style-name="T155"> digits after a </text:span><text:span text:style-name="T158">letter</text:span><text:span text:style-name="T155"> or underscore </text:span><text:span text:style-name="T158">has been included</text:span><text:span text:style-name="T155">. <text:s/>They may </text:span><text:span text:style-name="T16">not</text:span><text:span text:style-name="T155"> contain the following characters:</text:span></text:p>
      <text:p text:style-name="P41">“ ‘ ` [ ] { } ( ) | \ # ; : . ,</text:p>
      <text:p text:style-name="P42">The Data Stack</text:p>
      <text:p text:style-name="P59"/>
      <text:p text:style-name="P59"><text:span text:style-name="T35">dump</text:span> [] <text:span text:style-name="T5">immediate</text:span></text:p>
      <text:list text:style-name="L20">
        <text:list-item>
          <text:p text:style-name="P160">Prints the contents of the current data stack.</text:p>
        </text:list-item>
      </text:list>
      <text:p text:style-name="P59"><text:span text:style-name="T41">c</text:span><text:span text:style-name="T35">lear</text:span> [] <text:span text:style-name="T5">immediate</text:span></text:p>
      <text:list text:style-name="L21">
        <text:list-item>
          <text:p text:style-name="P161">Empties the current data stack.</text:p>
        </text:list-item>
      </text:list>
      <text:p text:style-name="P59"><text:span text:style-name="T35">reverse_stack</text:span> [] <text:span text:style-name="T5">immediate</text:span></text:p>
      <text:list text:style-name="L22">
        <text:list-item>
          <text:p text:style-name="P162">Reverses the elements in the current stack.</text:p>
        </text:list-item>
      </text:list>
      <text:p text:style-name="P74"><text:span text:style-name="T35">rotate_r</text:span> [Int] <text:span text:style-name="T1">immediate</text:span></text:p>
      <text:list text:style-name="L23">
        <text:list-item>
          <text:p text:style-name="P170">Rotates the stack n items to the right, wrapping around at the ends.</text:p>
        </text:list-item>
      </text:list>
      <text:p text:style-name="P74"><text:span text:style-name="T35">rotate_l</text:span> [Int] <text:span text:style-name="T1">immediate</text:span></text:p>
      <text:list text:style-name="L24">
        <text:list-item>
          <text:p text:style-name="P171">Rotates the stack n items to the left, wrapping around at the ends.</text:p>
        </text:list-item>
      </text:list>
      <text:p text:style-name="P59"><text:span text:style-name="T41">_</text:span><text:span text:style-name="T35">save_stack</text:span> [] <text:span text:style-name="T5">immediate</text:span></text:p>
      <text:list text:style-name="L25">
        <text:list-item>
          <text:p text:style-name="P163">Creates a new, empty stack and places it above the current stack.</text:p>
        </text:list-item>
      </text:list>
      <text:p text:style-name="P59"><text:span text:style-name="T41">_</text:span><text:span text:style-name="T35">copy_stack</text:span> [] <text:span text:style-name="T5">immediate</text:span></text:p>
      <text:list text:style-name="L26">
        <text:list-item>
          <text:p text:style-name="P164">Copies the current stack and places the copy above the current stack.</text:p>
        </text:list-item>
      </text:list>
      <text:p text:style-name="P59"><text:span text:style-name="T41">_</text:span><text:span text:style-name="T35">restore_stack</text:span> [] <text:span text:style-name="T5">immediate</text:span></text:p>
      <text:list text:style-name="L27">
        <text:list-item>
          <text:p text:style-name="P172">Deletes the current stack and its contents. <text:s/></text:p>
        </text:list-item>
        <text:list-item>
          <text:p text:style-name="P172">If the current stack is the bottommost <text:span text:style-name="T81">(there are no saved stacks)</text:span>, it clears it instead.</text:p>
        </text:list-item>
      </text:list>
      <text:p text:style-name="P76"><text:span text:style-name="T35">_merge_stack</text:span> [] <text:span text:style-name="T1">immediate</text:span></text:p>
      <text:list text:style-name="L28">
        <text:list-item>
          <text:p text:style-name="P173">Adds every element in the stack to the stack beneath it, then deletes the top stack</text:p>
        </text:list-item>
        <text:list-item>
          <text:p text:style-name="P173">If the current stack is the bottommost, does nothing.</text:p>
        </text:list-item>
      </text:list>
      <text:p text:style-name="P60"><text:span text:style-name="T41">d</text:span><text:span text:style-name="T35">epth</text:span> [] <text:span text:style-name="T5">immediate</text:span></text:p>
      <text:list text:style-name="L29">
        <text:list-item>
          <text:p text:style-name="P182">Adds the current stack depth to TOS as an <text:span text:style-name="T86">Int</text:span>.</text:p>
        </text:list-item>
      </text:list>
      <text:p text:style-name="P59"/>
      <text:p text:style-name="P78">Every <text:span text:style-name="T154">word</text:span> in a stack-based language takes its arguments from, and returns its results to, the data stack. <text:s/>A stack is a last in, first out sequence, where the “top” holds the most recent item. <text:s/>Items are pushed to the stack and popped from the stack. <text:s/><text:span text:style-name="T154">Think of the stack as the scratch pad that is always used to do temporary work. <text:s/></text:span>Variables are assigned from data on the stack, and references to variables place their value<text:span text:style-name="T154">s</text:span> on the stack.</text:p>
      <text:p text:style-name="P78"/>
      <text:p text:style-name="P78">A stack item can be <text:span text:style-name="T1">anything</text:span> in the language except comments (which are deleted by the parser). <text:s/>Numbers, words (function names), variables, blocks, lists, strings, anything and everything is worked on through the stack. <text:s/>When evaluated, everything except <text:span text:style-name="T90">undeferred words </text:span>, variables, and sequences simply gets pushed to TOS. <text:s/><text:span text:style-name="T85">Items are evaluated in the order they appear in the command queue. <text:s/>There is no precedence other than ‘first come, first served’, </text:span><text:span text:style-name="T155">except for the “fix” (prefix, infix, postfix) notation of (non-immediate) words.</text:span><text:span text:style-name="T85"> <text:s/></text:span></text:p>
      <text:list text:style-name="L30">
        <text:list-item>
          <text:p text:style-name="P183">1 + 2 → 3</text:p>
        </text:list-item>
        <text:list-item>
          <text:p text:style-name="P184">1 2 .+ → 3</text:p>
        </text:list-item>
        <text:list-item>
          <text:p text:style-name="P183">+: 1 2 → 3</text:p>
        </text:list-item>
        <text:list-item>
          <text:p text:style-name="P184">+(1, 2) → 3<text:tab/><text:span text:style-name="T155"># Commas are optional and considered to be spaces.</text:span></text:p>
        </text:list-item>
        <text:list-item>
          <text:p text:style-name="P185">1 + 2 * 3 → 9</text:p>
        </text:list-item>
        <text:list-item>
          <text:p text:style-name="P183">1 2 .+ 3 .* → 9</text:p>
        </text:list-item>
        <text:list-item>
          <text:p text:style-name="P183">1 2 .+ <text:span text:style-name="T155">* 3</text:span> → 9</text:p>
        </text:list-item>
        <text:list-item>
          <text:p text:style-name="P185">3 * (1 + 2) → 9</text:p>
        </text:list-item>
        <text:list-item>
          <text:p text:style-name="P185">*(3 +(1, 2)) → 9</text:p>
        </text:list-item>
        <text:list-item>
          <text:p text:style-name="P184">3, 1, 2 .+ .* → 9</text:p>
        </text:list-item>
      </text:list>
      <text:p text:style-name="P43">Stack Manipulation</text:p>
      <text:p text:style-name="P74"/>
      <text:p text:style-name="P74"><text:span text:style-name="T35">dup</text:span> [Any] <text:span text:style-name="T1">immediate</text:span><text:tab/><text:tab/><text:tab/>a → a a</text:p>
      <text:p text:style-name="P74"><text:span text:style-name="T35">dup2</text:span> [Any, Any] <text:span text:style-name="T1">immediate</text:span><text:tab/><text:tab/>a b → a b a b<text:tab/><text:tab/><text:tab/><text:span text:style-name="T87">(over over)</text:span></text:p>
      <text:p text:style-name="P74"><text:span text:style-name="T35">dupd</text:span> [Any, Any] <text:span text:style-name="T1">immediate</text:span><text:tab/><text:tab/>a b → a a b<text:tab/><text:tab/><text:tab/><text:span text:style-name="T87">(over swap)</text:span></text:p>
      <text:p text:style-name="P74"><text:span text:style-name="T35">drop</text:span> [Any] <text:span text:style-name="T1">immediate</text:span><text:tab/><text:tab/><text:tab/>a b → <text:span text:style-name="T87">a</text:span></text:p>
      <text:p text:style-name="P74"><text:span text:style-name="T35">drop2</text:span> [Any, Any] <text:span text:style-name="T1">immediate</text:span><text:tab/><text:tab/>a b c → a<text:tab/><text:tab/><text:tab/><text:span text:style-name="T87">(drop drop)</text:span></text:p>
      <text:p text:style-name="P74"><text:span text:style-name="T35">swap</text:span> [Any, Any] <text:span text:style-name="T1">immediate</text:span><text:tab/><text:tab/>a b → b a</text:p>
      <text:p text:style-name="P74"><text:span text:style-name="T35">over</text:span> [Any, Any] <text:span text:style-name="T1">immediate</text:span><text:tab/><text:tab/>a b → a b a</text:p>
      <text:p text:style-name="P74"><text:span text:style-name="T35">over2</text:span> [Any, Any, Any] <text:span text:style-name="T1">immediate</text:span><text:tab/><text:tab/>a b c → a b c a b<text:tab/><text:tab/><text:span text:style-name="T87">(pick pick)</text:span></text:p>
      <text:p text:style-name="P74"><text:span text:style-name="T35">nip</text:span> [Any, Any] <text:span text:style-name="T1">immediate</text:span><text:tab/><text:tab/><text:tab/>a b → b<text:tab/><text:tab/><text:tab/><text:span text:style-name="T87">(swap drop)</text:span></text:p>
      <text:p text:style-name="P74"><text:span text:style-name="T35">nip2</text:span> [Any, Any, Any] <text:span text:style-name="T1">immediate</text:span><text:tab/><text:tab/>a b c → c<text:tab/><text:tab/><text:tab/><text:span text:style-name="T87">(nip nip)</text:span></text:p>
      <text:p text:style-name="P74"><text:span text:style-name="T35">tuck</text:span> [Any, Any] <text:span text:style-name="T1">immediate</text:span><text:tab/><text:tab/>a b → b a b<text:tab/><text:tab/><text:tab/><text:span text:style-name="T87">(swap over)</text:span></text:p>
      <text:p text:style-name="P74"><text:span text:style-name="T35">pick</text:span> [Any, Any, Any] <text:span text:style-name="T1">immediate</text:span><text:tab/><text:tab/>a b c → a b c a</text:p>
      <text:p text:style-name="P74"><text:span text:style-name="T35">roll</text:span> [Any, Any, Any] <text:span text:style-name="T1">immediate</text:span><text:tab/><text:tab/>a b c → b c a</text:p>
      <text:p text:style-name="P76"><text:span text:style-name="T35">dupd</text:span> [Any, Any] <text:span text:style-name="T1">immediate</text:span><text:tab/><text:tab/>a b → a a b<text:tab/><text:tab/><text:tab/>({dup} dip) / <text:span text:style-name="T94">(over swap)</text:span></text:p>
      <text:p text:style-name="P81"><text:span text:style-name="T41">swapd</text:span><text:span text:style-name="T90"> [Any, Any, Any] </text:span><text:span text:style-name="T4">immediate</text:span><text:span text:style-name="T90"><text:tab/>a b c → b a c<text:tab/><text:tab/><text:tab/>({swap} dip)</text:span></text:p>
      <text:p text:style-name="P82"/>
      <text:p text:style-name="P84">Stack manipulation with function evaluation:</text:p>
      <text:p text:style-name="P84"><text:span text:style-name="T35">dip</text:span> [Any, Blocky] / [Any, Word] <text:span text:style-name="T1">immediate</text:span></text:p>
      <text:list xml:id="list2189633894" text:style-name="L31">
        <text:list-item>
          <text:p text:style-name="P186">a b {commands} dip → a commands b</text:p>
        </text:list-item>
      </text:list>
      <text:list text:style-name="L32">
        <text:list-item>
          <text:p text:style-name="P188">def: “dupd” {{dup} dip}</text:p>
        </text:list-item>
      </text:list>
      <text:p text:style-name="P84"><text:span text:style-name="T35">keep</text:span> [Any, Blocky] / [Any, Word] <text:span text:style-name="T1">immediate</text:span></text:p>
      <text:list text:style-name="L33">
        <text:list-item>
          <text:p text:style-name="P126">a b {commands} keep → a b commands b</text:p>
        </text:list-item>
      </text:list>
      <text:list text:style-name="L34">
        <text:list-item>
          <text:p text:style-name="P127">def: "in*" [Item, Coll] {{.in} keep swap}</text:p>
        </text:list-item>
      </text:list>
      <text:p text:style-name="P82"/>
      <text:p text:style-name="P75">For the sake of readability, try to keep stack manipulation to a minimum.</text:p>
      <text:p text:style-name="P87">If more complicated stack manipulation is required, use scoped variables instead.</text:p>
      <text:list text:style-name="L35">
        <text:list-item>
          <text:p text:style-name="P190">1 2 3 4 5 <text:s/>-5 |&gt; a c e &lt;| <text:s/>→ <text:s/>1 3 5 </text:p>
        </text:list-item>
      </text:list>
      <text:p text:style-name="P82"/>
      <text:p text:style-name="P44"><text:span text:style-name="T90">Basic </text:span>Control Flow / <text:span text:style-name="T95">Conditionals</text:span></text:p>
      <text:p text:style-name="P82"/>
      <text:p text:style-name="P88"><text:span text:style-name="T39">e</text:span><text:span text:style-name="T35">val</text:span> [Any] <text:tab/><text:tab/>Evaluates the <text:span text:style-name="T166">item on </text:span>TOS. <text:s/></text:p>
      <text:list text:style-name="L36">
        <text:list-item>
          <text:p text:style-name="P191">If a Block or Seq, unwrap it and push the contents to the front of the command queue. <text:s/></text:p>
        </text:list-item>
        <text:list-item>
          <text:p text:style-name="P191">If a word, execute it.</text:p>
        </text:list-item>
        <text:list-item>
          <text:p text:style-name="P191">If a variable, <text:span text:style-name="T166">push value on TOS or as appropriate when modified by @</text:span>.</text:p>
        </text:list-item>
        <text:list-item>
          <text:p text:style-name="P192">Anything else gets pushed to TOS.</text:p>
        </text:list-item>
      </text:list>
      <text:p text:style-name="P82"><text:span text:style-name="T35">if</text:span> [Bool, Any, Any] / value [Blocky, Any, Any]</text:p>
      <text:list text:style-name="L37">
        <text:list-item>
          <text:p text:style-name="P193">if: {condition} then {do if true} else {do if false}</text:p>
        </text:list-item>
      </text:list>
      <text:list text:style-name="L38">
        <text:list-item>
          <text:p text:style-name="P194">10 {dup &gt; 5} if {print “ is &gt; 5” println} {print “ is not &gt; 5” println}</text:p>
        </text:list-item>
      </text:list>
      <text:p text:style-name="P76"><text:span text:style-name="T35">if*</text:span> [Bool, Any, Any] </text:p>
      <text:list text:style-name="L39">
        <text:list-item>
          <text:p text:style-name="P174"><text:span text:style-name="T96">S</text:span>ame as if</text:p>
        </text:list-item>
      </text:list>
      <text:p text:style-name="P82"><text:span text:style-name="T35">if*</text:span> value [Blocky, Any, Any]</text:p>
      <text:list text:style-name="L40">
        <text:list-item>
          <text:p text:style-name="P175">Duplicates value so it can be used after the conditional is evaluated.</text:p>
        </text:list-item>
      </text:list>
      <text:list text:style-name="L41">
        <text:list-item>
          <text:p text:style-name="P195">10 {&gt; 5} if* {print “ is &gt; 5” println} {print “ is not &gt; 5” println}</text:p>
        </text:list-item>
      </text:list>
      <text:p text:style-name="P82"><text:span text:style-name="T35">iff</text:span> [Bool, Any] / <text:span text:style-name="T90">value </text:span>[Blocky, Any]</text:p>
      <text:list xml:id="list3748547093" text:style-name="L42">
        <text:list-item>
          <text:p text:style-name="P196"><text:span text:style-name="T95">I</text:span>f and only if, no else block</text:p>
        </text:list-item>
      </text:list>
      <text:list text:style-name="L43">
        <text:list-item>
          <text:p text:style-name="P197"><text:span text:style-name="T88">10 iff: {dup &gt; 5} {print “ is &gt; 5” println} <text:tab/></text:span><text:span text:style-name="T90"># if false, value is left on the stack</text:span></text:p>
        </text:list-item>
      </text:list>
      <text:p text:style-name="P76"><text:span text:style-name="T35">iff*</text:span> [Bool, Any]</text:p>
      <text:list text:style-name="L44">
        <text:list-item>
          <text:p text:style-name="P176"><text:span text:style-name="T95">S</text:span>ame as iff</text:p>
        </text:list-item>
      </text:list>
      <text:p text:style-name="P82"><text:span text:style-name="T35">iff*</text:span> value [Blocky, Any]</text:p>
      <text:list xml:id="list104209453749738" text:continue-list="list3748547093" text:style-name="L42">
        <text:list-item>
          <text:p text:style-name="P196"><text:span text:style-name="T90">K</text:span>eeps the initial value for use in the true block</text:p>
        </text:list-item>
      </text:list>
      <text:list text:style-name="L45">
        <text:list-item>
          <text:p text:style-name="P198"><text:span text:style-name="T88">10 {&gt; 5} {print “ is &gt; 5” println} .iff*<text:tab/></text:span><text:span text:style-name="T90"># if false, value is </text:span><text:span text:style-name="T4">not</text:span><text:span text:style-name="T90"> left on the stack</text:span></text:p>
        </text:list-item>
      </text:list>
      <text:p text:style-name="P83"><text:span text:style-name="T35">&lt;</text:span><text:span text:style-name="T40">=&gt;</text:span><text:span text:style-name="T89"> [Num, Any, Any, Any] / [Blocky, Any, Any, Any]<text:tab/><text:tab/></text:span></text:p>
      <text:list text:style-name="L46">
        <text:list-item>
          <text:p text:style-name="P199"><text:span text:style-name="T95">T</text:span><text:span text:style-name="T90">rinary</text:span><text:span text:style-name="T89">“starship operator”</text:span></text:p>
        </text:list-item>
        <text:list-item>
          <text:p text:style-name="P200">Compares number to zero</text:p>
        </text:list-item>
      </text:list>
      <text:list text:style-name="L47">
        <text:list-item>
          <text:p text:style-name="P201"><text:span text:style-name="T89">10 &lt;=&gt; {“negative” println} {“zero” println} {“positive” println} <text:s/>→ <text:s/></text:span><text:span text:style-name="T95">prints “positive”</text:span></text:p>
        </text:list-item>
      </text:list>
      <text:p text:style-name="P89"/>
      <text:p text:style-name="P86"><text:span text:style-name="T35">dip</text:span> [Any, <text:span text:style-name="T166">Executable</text:span>] <text:span text:style-name="T1">immediate</text:span></text:p>
      <text:list xml:id="list104209028969780" text:continue-list="list2189633894" text:style-name="L31">
        <text:list-item>
          <text:p text:style-name="P187">a b {commands} dip → a commands b</text:p>
        </text:list-item>
      </text:list>
      <text:list text:style-name="L48">
        <text:list-item>
          <text:p text:style-name="P189">def: “dupd” {{dup} dip}</text:p>
        </text:list-item>
      </text:list>
      <text:p text:style-name="P86"><text:span text:style-name="T35">keep</text:span> [Any, <text:span text:style-name="T166">Executable</text:span>] <text:span text:style-name="T1">immediate</text:span></text:p>
      <text:list text:style-name="L49">
        <text:list-item>
          <text:p text:style-name="P128">a b {commands} keep → a b commands b</text:p>
        </text:list-item>
      </text:list>
      <text:list text:style-name="L50">
        <text:list-item>
          <text:p text:style-name="P129">def: "in*" [Item, Coll] {{.in} keep swap}</text:p>
        </text:list-item>
      </text:list>
      <text:p text:style-name="P50"/>
      <text:p text:style-name="P90"><text:span text:style-name="T35">then</text:span>, <text:span text:style-name="T35">else</text:span>, <text:span text:style-name="T35">do</text:span><text:span text:style-name="T60">, </text:span><text:span text:style-name="T35">of</text:span><text:span text:style-name="T60"> </text:span></text:p>
      <text:list text:style-name="L51">
        <text:list-item>
          <text:p text:style-name="P202">Syntactic sugar.</text:p>
        </text:list-item>
        <text:list-item>
          <text:p text:style-name="P202">Deleted by the parser so they do not interfere with argument counts or positions.</text:p>
        </text:list-item>
      </text:list>
      <text:list text:style-name="L52">
        <text:list-item>
          <text:p text:style-name="P203">10 if*: {&gt; 5} then {print “ &gt; 5” print} else {print “ &lt;= 5” print} cr <text:s/>→ <text:s/>prints “10 &gt; 5”</text:p>
        </text:list-item>
      </text:list>
      <text:p text:style-name="P91"><text:span text:style-name="T41">while</text:span><text:span text:style-name="T90"> [Bool, </text:span><text:span text:style-name="T163">Executable] / [Blocky, Executable]</text:span></text:p>
      <text:list text:style-name="L53">
        <text:list-item>
          <text:p text:style-name="P177">{conditional} {do while true <text:span text:style-name="T100">body</text:span>} .while</text:p>
        </text:list-item>
        <text:list-item>
          <text:p text:style-name="P204">Executes body 0 or more times.</text:p>
        </text:list-item>
        <text:list-item>
          <text:p text:style-name="P204">Written in Listack, part of system.</text:p>
        </text:list-item>
      </text:list>
      <text:list text:style-name="L54">
        <text:list-item>
          <text:p text:style-name="P178">true while {println: “Infinite loop!”}</text:p>
        </text:list-item>
        <text:list-item>
          <text:p text:style-name="P179">10 {dup &gt; 0} while {dup print sp dec} print " <text:s/>Blastoff!" println</text:p>
        </text:list-item>
      </text:list>
      <text:p text:style-name="P92"><text:span text:style-name="T41">until</text:span><text:span text:style-name="T90"> </text:span><text:span text:style-name="T164">[Blocky, Bool] / [Word, Bool] / </text:span><text:span text:style-name="T90">[Blocky, Blocky] / [Word, Blocky]</text:span></text:p>
      <text:list text:style-name="L55">
        <text:list-item>
          <text:p text:style-name="P180">{do while false <text:span text:style-name="T100">body</text:span>} until {conditional}</text:p>
        </text:list-item>
        <text:list-item>
          <text:p text:style-name="P180"><text:span text:style-name="T100">E</text:span>xecutes <text:span text:style-name="T100">body</text:span> at least once</text:p>
        </text:list-item>
        <text:list-item>
          <text:p text:style-name="P205">Written in Listack, part of system.</text:p>
        </text:list-item>
      </text:list>
      <text:list text:style-name="L56">
        <text:list-item>
          <text:p text:style-name="P181">10 {dup print sp dec} until {dup &lt; 0} drop “ Blastoff!” println</text:p>
        </text:list-item>
        <text:list-item>
          <text:p text:style-name="P216"><text:span text:style-name="T90">{</text:span>println: “Infinite loop!”} until {false}</text:p>
        </text:list-item>
        <text:list-item>
          <text:p text:style-name="P216">{println: “Prints only once!”} <text:span text:style-name="T92">until true</text:span></text:p>
        </text:list-item>
      </text:list>
      <text:p text:style-name="P45">_begin_loop_</text:p>
      <text:list text:style-name="L57">
        <text:list-item>
          <text:p text:style-name="P206">Marker for the beginning of a loop (for <text:span text:style-name="T1">continue</text:span>). <text:s/>Internal use only.</text:p>
        </text:list-item>
      </text:list>
      <text:p text:style-name="P45">_end_loop_</text:p>
      <text:list text:style-name="L58">
        <text:list-item>
          <text:p text:style-name="P207">Marker for the end of a loop (for <text:span text:style-name="T1">break</text:span>). <text:s/>Internal use only.</text:p>
        </text:list-item>
      </text:list>
      <text:p text:style-name="P45">_end_</text:p>
      <text:list text:style-name="L59">
        <text:list-item>
          <text:p text:style-name="P208">Marker for the end of a function or block. <text:s/>Use with discretion.</text:p>
        </text:list-item>
        <text:list-item>
          <text:p text:style-name="P217">Automatically applied to the end of an imported file.</text:p>
        </text:list-item>
      </text:list>
      <text:p text:style-name="P46"><text:span text:style-name="T100">b</text:span>reak</text:p>
      <text:list text:style-name="L60">
        <text:list-item>
          <text:p text:style-name="P209">Breaks out of a loop by ignoring everything until _end_loop_ or _end_.</text:p>
        </text:list-item>
      </text:list>
      <text:p text:style-name="P46"><text:span text:style-name="T100">c</text:span>ontinue</text:p>
      <text:list text:style-name="L61">
        <text:list-item>
          <text:p text:style-name="P210">Ignores further commands until it finds the next _begin_loop_, _end_loop_ or _end_.</text:p>
        </text:list-item>
      </text:list>
      <text:p text:style-name="P45">exit</text:p>
      <text:list text:style-name="L62">
        <text:list-item>
          <text:p text:style-name="P211">Ignores all commands until it finds the next _end_.</text:p>
        </text:list-item>
      </text:list>
      <text:p text:style-name="P45">halt</text:p>
      <text:list text:style-name="L63">
        <text:list-item>
          <text:p text:style-name="P212">Ends the current program. <text:s/></text:p>
        </text:list-item>
        <text:list-item>
          <text:p text:style-name="P212">The current REPL session will continue.</text:p>
        </text:list-item>
      </text:list>
      <text:p text:style-name="P45">fail</text:p>
      <text:list text:style-name="L64">
        <text:list-item>
          <text:p text:style-name="P213">Ends the current program and generates an error.</text:p>
        </text:list-item>
        <text:list-item>
          <text:p text:style-name="P213">The current REPL session will continue.</text:p>
        </text:list-item>
      </text:list>
      <text:p text:style-name="P45">quit</text:p>
      <text:list text:style-name="L65">
        <text:list-item>
          <text:p text:style-name="P214">Aborts Listack completely. <text:s/></text:p>
        </text:list-item>
        <text:list-item>
          <text:p text:style-name="P214">Will end the REPL.</text:p>
        </text:list-item>
      </text:list>
      <text:p text:style-name="P85"/>
      <text:p text:style-name="P47">Advanced Control F<text:span text:style-name="T91">l</text:span>ow</text:p>
      <text:p text:style-name="P77">“Higher Order Functions”</text:p>
      <text:p text:style-name="P77"/>
      <text:p text:style-name="P76">These words are written in Listack itself. <text:s/>Look at <text:span text:style-name="T1">system.ls</text:span> to see their actual definitions.</text:p>
      <text:p text:style-name="P76"/>
      <text:p text:style-name="P94"><text:span text:style-name="T35">each</text:span> [Coll, Blocky] / [Coll, Word] / <text:span text:style-name="T160">[Item, Blocky] / [Item, Word]</text:span></text:p>
      <text:list text:style-name="L66">
        <text:list-item>
          <text:p text:style-name="P218">[List of things to act upon] {action to take on each item] .each</text:p>
        </text:list-item>
      </text:list>
      <text:list text:style-name="L67">
        <text:list-item>
          <text:p text:style-name="P219">[1 2 3 4] {dup .* print sp} .each cr</text:p>
        </text:list-item>
      </text:list>
      <text:p text:style-name="P94"><text:span text:style-name="T35">apply_each</text:span> [<text:span text:style-name="T163">Any, List] / [Any, Executable]</text:span></text:p>
      <text:list xml:id="list3607806966" text:style-name="L68">
        <text:list-item>
          <text:p text:style-name="P220">[List of things to act upon] [{List of actions} {to be taken in order}] .apply_each</text:p>
        </text:list-item>
      </text:list>
      <text:list text:style-name="L69">
        <text:list-item>
          <text:p text:style-name="P222">[1 2 3 4] [{print sp} {dup .+ print sp} {dup .* print sp}] .apply_each cr</text:p>
        </text:list-item>
      </text:list>
      <text:p text:style-name="P94"><text:span text:style-name="T35">apply_each_then</text:span> [<text:span text:style-name="T163">Any, List, Executable] / [Any, Executable, Executable]</text:span></text:p>
      <text:list text:style-name="L70">
        <text:list-item>
          <text:p text:style-name="P223">[List of things] [{List}{of}{actions}] {thing to do between actions} .apply_each_then</text:p>
        </text:list-item>
      </text:list>
      <text:list text:style-name="L71">
        <text:list-item>
          <text:p text:style-name="P224">[1 2 3 4 5] [{print sp} {dup .+ print sp} {dup .* print sp}] {cr} .apply_each_then</text:p>
        </text:list-item>
      </text:list>
      <text:p text:style-name="P96"><text:span text:style-name="T35">bi_</text:span><text:span text:style-name="T57">each</text:span> [<text:span text:style-name="T163">Any, Executable, Executable</text:span>] <text:span text:style-name="T1">immediate</text:span></text:p>
      <text:list text:style-name="L72">
        <text:list-item>
          <text:p text:style-name="P228">Applies two words or blocks, in order, to an item or collection.</text:p>
        </text:list-item>
        <text:list-item>
          <text:p text:style-name="P153">Defined as {1 2 <text:span text:style-name="T175">\.apply_each </text:span>a_b_apply<text:span text:style-name="T175">_</text:span><text:span text:style-name="T179">f</text:span>}</text:p>
        </text:list-item>
      </text:list>
      <text:list text:style-name="L73">
        <text:list-item>
          <text:p text:style-name="P229">5 {dup .+} {dup .*} bi_<text:span text:style-name="T175">each</text:span> → 10 25</text:p>
        </text:list-item>
        <text:list-item>
          <text:p text:style-name="P229">[5 10] {dup .+} {dup .*} bi_<text:span text:style-name="T175">each</text:span> → 10 20 25 100</text:p>
        </text:list-item>
      </text:list>
      <text:p text:style-name="P98"><text:span text:style-name="T35">map</text:span> [Coll, Blocky] / [Coll, Word] / <text:span text:style-name="T160">[Item, Blocky] / [Item, Word]</text:span></text:p>
      <text:list text:style-name="L74">
        <text:list-item>
          <text:p text:style-name="P232">[List of things] {Action to take on each item} .map</text:p>
        </text:list-item>
        <text:list-item>
          <text:p text:style-name="P232"><text:span text:style-name="T20">map</text:span> works as <text:span text:style-name="T20">each</text:span>, but collects the results in a new <text:span text:style-name="T177">Coll (defaults to List)</text:span>.</text:p>
        </text:list-item>
      </text:list>
      <text:list xml:id="list1014411022" text:style-name="L75">
        <text:list-item>
          <text:p text:style-name="P233">[1 2 3 4 5] {dup .*} .map <text:s/>→ <text:s/>[1 4 9 16 25]</text:p>
        </text:list-item>
        <text:list-item>
          <text:p text:style-name="P234"><text:span text:style-name="T177">{</text:span>1 2 3 4 5<text:span text:style-name="T177">}</text:span> {dup dup .+ swap dup .*} .map <text:s/>→ <text:s/><text:span text:style-name="T177">{</text:span>2 1 4 4 6 9 8 16 10 25<text:span text:style-name="T177">}</text:span></text:p>
        </text:list-item>
        <text:list-item>
          <text:p text:style-name="P307">5 {1 .+} .map → [6]</text:p>
        </text:list-item>
      </text:list>
      <text:p text:style-name="P95"><text:span text:style-name="T57">apply_map</text:span> [<text:span text:style-name="T163">Any, List] / [Any, Executable]</text:span></text:p>
      <text:list xml:id="list104209175966241" text:continue-list="list3607806966" text:style-name="L68">
        <text:list-item>
          <text:p text:style-name="P221">[List of things to act upon] [{List of actions} {to be taken in order}] .<text:span text:style-name="T176">apply_map</text:span></text:p>
        </text:list-item>
      </text:list>
      <text:list text:style-name="L76">
        <text:list-item>
          <text:p text:style-name="P225">[1 2 3 4] [{print sp} {dup .+ print sp} {dup .* print sp}] .<text:span text:style-name="T176">apply_map</text:span> cr</text:p>
        </text:list-item>
      </text:list>
      <text:p text:style-name="P95"><text:span text:style-name="T57">apply_map</text:span><text:span text:style-name="T35">_then</text:span> [<text:span text:style-name="T163">Any, List, Executable] / [Any, Executable, Executable]</text:span></text:p>
      <text:list text:style-name="L77">
        <text:list-item>
          <text:p text:style-name="P226">[List of things] [{List}{of}{actions}] {thing to do between actions} .apply_<text:span text:style-name="T176">map</text:span>_then</text:p>
        </text:list-item>
      </text:list>
      <text:list text:style-name="L78">
        <text:list-item>
          <text:p text:style-name="P227">[1 2 3 4 5] [{print sp} {dup .+ print sp} {dup .* print sp}] {cr} .<text:span text:style-name="T176">apply_map</text:span>_then</text:p>
        </text:list-item>
      </text:list>
      <text:p text:style-name="P97"><text:span text:style-name="T35">bi_</text:span><text:span text:style-name="T53">map</text:span> [<text:span text:style-name="T163">Any, Executable, Executable</text:span>] <text:span text:style-name="T1">immediate</text:span></text:p>
      <text:list text:style-name="L79">
        <text:list-item>
          <text:p text:style-name="P230">Applies two words or blocks, in order, to an item or collection, <text:span text:style-name="T169">and produces 2 </text:span><text:span text:style-name="T177">Colls</text:span>.</text:p>
        </text:list-item>
        <text:list-item>
          <text:p text:style-name="P154">Defined as {1 2 <text:span text:style-name="T175">\.apply_map </text:span>a_b_<text:span text:style-name="T175">apply_</text:span><text:span text:style-name="T179">f</text:span>}</text:p>
        </text:list-item>
      </text:list>
      <text:list text:style-name="L80">
        <text:list-item>
          <text:p text:style-name="P231">5 {dup .+} {dup .*} bi_<text:span text:style-name="T169">map</text:span> → <text:span text:style-name="T169">[</text:span>10<text:span text:style-name="T169">]</text:span> <text:span text:style-name="T169">[</text:span>25<text:span text:style-name="T169">]</text:span></text:p>
        </text:list-item>
        <text:list-item>
          <text:p text:style-name="P231">[5 10] {dup .+} {dup .*} bi_apply → <text:span text:style-name="T169">[</text:span>10 20<text:span text:style-name="T169">]</text:span> <text:span text:style-name="T169">[</text:span>25 100<text:span text:style-name="T169">]</text:span></text:p>
        </text:list-item>
      </text:list>
      <text:p text:style-name="P68"><text:span text:style-name="T35">a_b_</text:span><text:span text:style-name="T57">apply_</text:span><text:span text:style-name="T59">f</text:span> [Any, Any, Int, Int, <text:span text:style-name="T175">Executable</text:span>] <text:span text:style-name="T1">immediate</text:span></text:p>
      <text:list text:style-name="L81">
        <text:list-item>
          <text:p text:style-name="P155">gathers b items into a list of executables, gathers a items into a list of data, then <text:span text:style-name="T175">evaluates</text:span> <text:span text:style-name="T177">function f</text:span> on them.</text:p>
        </text:list-item>
      </text:list>
      <text:list text:style-name="L82">
        <text:list-item>
          <text:p text:style-name="P156">3 5 {dup .+} {dup .*} 2 2 <text:span text:style-name="T175">\.apply_map </text:span>a_b_<text:span text:style-name="T175">apply_</text:span><text:span text:style-name="T177">f</text:span> <text:line-break/>→ [3, 5] [{dup .+}, {dup .*}] .<text:span text:style-name="T175">apply_map</text:span> <text:line-break/>→ <text:span text:style-name="T169">[</text:span>6 10<text:span text:style-name="T169">]</text:span> <text:span text:style-name="T169">[</text:span>9 25<text:span text:style-name="T169">]</text:span></text:p>
        </text:list-item>
      </text:list>
      <text:p text:style-name="P306"><text:span text:style-name="T35">when</text:span> [Any, Executable]</text:p>
      <text:list text:style-name="L214">
        <text:list-item>
          <text:p text:style-name="P308">Similar to “iff”, but evaluates argument with “&gt;bool”.</text:p>
        </text:list-item>
      </text:list>
      <text:list text:style-name="L215">
        <text:list-item>
          <text:p text:style-name="P309">“Hello” when {println: “Howdy!”} → prints “Howdy!”</text:p>
        </text:list-item>
        <text:list-item>
          <text:p text:style-name="P309">“” when {println: “Hello!”} → does nothing</text:p>
        </text:list-item>
      </text:list>
      <text:p text:style-name="P306"><text:span text:style-name="T35">when*</text:span><text:tab/><text:tab/><text:tab/>Preserves the argument.</text:p>
      <text:list text:style-name="L216">
        <text:list-item>
          <text:p text:style-name="P310">42 when {dup .+} → 84</text:p>
        </text:list-item>
      </text:list>
      <text:p text:style-name="P100"><text:span text:style-name="T35">times</text:span> [Blocky, Int] / [Word, Int] / [Int, Blocky] / [Int, Word]</text:p>
      <text:list text:style-name="L83">
        <text:list-item>
          <text:p text:style-name="P235">Does something a certain number of times. <text:s/>If number is zero or less, does nothing.</text:p>
        </text:list-item>
      </text:list>
      <text:list text:style-name="L84">
        <text:list-item>
          <text:p text:style-name="P238"><text:span text:style-name="T93">{print: “Hello! “} 3 .times → </text:span><text:span text:style-name="T99">prints “Hello! Hello! Hello! “</text:span></text:p>
        </text:list-item>
        <text:list-item>
          <text:p text:style-name="P239">0 times {print:”Hello! “} → does nothing</text:p>
        </text:list-item>
      </text:list>
      <text:p text:style-name="P99"><text:span text:style-name="T35">times*</text:span> [Blocky, Int] / [Word, Int] / [Int, Blocky] / [Int, Word]</text:p>
      <text:list text:style-name="L85">
        <text:list-item>
          <text:p text:style-name="P236">Does something a certain number of times, leaving the counter on TOS for the action to use each time.</text:p>
        </text:list-item>
        <text:list-item>
          <text:p text:style-name="P236">Counts <text:span text:style-name="T98">down</text:span>.</text:p>
        </text:list-item>
      </text:list>
      <text:list text:style-name="L86">
        <text:list-item>
          <text:p text:style-name="P237">5 times* {print sp} cr <text:s/>→ prints “<text:span text:style-name="T98">5 4 3 2 1</text:span>”</text:p>
        </text:list-item>
      </text:list>
      <text:p text:style-name="P101"><text:span text:style-name="T35">for</text:span> [Coll, Blocky]</text:p>
      <text:list text:style-name="L87">
        <text:list-item>
          <text:p text:style-name="P240">[{initial state}{continuing condition}{incremental change}] <text:s/>{body to execute}</text:p>
        </text:list-item>
        <text:list-item>
          <text:p text:style-name="P240">Must be careful to not alter or delete the discriminator accidentally</text:p>
        </text:list-item>
      </text:list>
      <text:list text:style-name="L88">
        <text:list-item>
          <text:p text:style-name="P241">for: [{1} {dup &lt; 5} {inc}] {dup print sp} → <text:s/>prints “1 2 3 4”</text:p>
        </text:list-item>
        <text:list-item>
          <text:p text:style-name="P241">for: [{1} {&lt; 5} {inc}] {print sp} → creates errors because the discriminator is consumed</text:p>
        </text:list-item>
      </text:list>
      <text:p text:style-name="P101"><text:span text:style-name="T35">reduce</text:span> [Coll, Blocky] / [Coll, Word]</text:p>
      <text:list text:style-name="L89">
        <text:list-item>
          <text:p text:style-name="P242">[List to be reduced to a single item] {Action to take on each item in sequence}</text:p>
        </text:list-item>
      </text:list>
      <text:list text:style-name="L90">
        <text:list-item>
          <text:p text:style-name="P243">[1 2 3 4 5] reduce {.+} <text:s/>→ <text:s/>15</text:p>
        </text:list-item>
        <text:list-item>
          <text:p text:style-name="P243">[] reduce {.+} <text:s/>→ <text:s/>[]</text:p>
        </text:list-item>
      </text:list>
      <text:p text:style-name="P101"><text:span text:style-name="T35">filter</text:span> [Coll, Blocky] / [Coll, Word]</text:p>
      <text:list text:style-name="L91">
        <text:list-item>
          <text:p text:style-name="P244">[List of items to filter] {Discriminating function}</text:p>
        </text:list-item>
      </text:list>
      <text:list text:style-name="L92">
        <text:list-item>
          <text:p text:style-name="P245">[1 -2 -3 4 5] filter {0 .&lt;} <text:s/>→ [-2 -3]</text:p>
        </text:list-item>
      </text:list>
      <text:p text:style-name="P101"><text:span text:style-name="T35">case</text:span> [Any, Coll]</text:p>
      <text:list text:style-name="L93">
        <text:list-item>
          <text:p text:style-name="P246">Item, [[{check 1} {action 1}], [{check 2} {action 2}]]</text:p>
        </text:list-item>
        <text:list-item>
          <text:p text:style-name="P246">Checks item using the first function of each pair. <text:s/>If true, executes the corresponding action (second item in pair) and then halts.</text:p>
        </text:list-item>
        <text:list-item>
          <text:p text:style-name="P246">Default action is to leave bad(Item) on TOS.</text:p>
        </text:list-item>
      </text:list>
      <text:list text:style-name="L94">
        <text:list-item>
          <text:p text:style-name="P247">"Hello" [[{= "Hi" }, {print:"Hi!"}], [{= "Hello"}, {print:"Howdy!"}]] .case → prints “Howdy!”</text:p>
        </text:list-item>
        <text:list-item>
          <text:p text:style-name="P247">42 [[{= "Hi"}{print:"Hi!"}], [{= "Hello"} {print: "Howdy!"}]] .case <text:s/>→ bad(Int)</text:p>
        </text:list-item>
      </text:list>
      <text:p text:style-name="P101"><text:span text:style-name="T35">case*</text:span> [Any, Coll]</text:p>
      <text:list text:style-name="L95">
        <text:list-item>
          <text:p text:style-name="P248">As case, but leaves item on TOS for action to use.</text:p>
        </text:list-item>
      </text:list>
      <text:list text:style-name="L96">
        <text:list-item>
          <text:p text:style-name="P249">"Hi" [[{= "Hi"}{print println:"!"}], [{= "Hello"} {print println: "!"}]] .case <text:s/>→ prints “Hi!”</text:p>
        </text:list-item>
      </text:list>
      <text:p text:style-name="P101"><text:span text:style-name="T35">match</text:span> [Any, Coll]</text:p>
      <text:list xml:id="list904669778" text:style-name="L97">
        <text:list-item>
          <text:p text:style-name="P250">Similar to case, but checks for equality instead of a user defined c<text:span text:style-name="T99">ondition</text:span>.</text:p>
        </text:list-item>
        <text:list-item>
          <text:p text:style-name="P250">Must be an exact match. <text:s/>Do not add extraneous braces.</text:p>
        </text:list-item>
      </text:list>
      <text:list text:style-name="L98">
        <text:list-item>
          <text:p text:style-name="P251">"Hello" [["Hi" {println: "Hi!"}] ["Hello" {println: "Howdy!"}]] .match <text:s/>→ prints “Howdy!”</text:p>
        </text:list-item>
        <text:list-item>
          <text:p text:style-name="P251">42 [["Hi" {println: "Hi!"}] ["Hello" {println: "Howdy!"}]] .match <text:s/>→ bad[Int]</text:p>
        </text:list-item>
      </text:list>
      <text:p text:style-name="P101"><text:span text:style-name="T35">match*</text:span> [Any, Coll]</text:p>
      <text:list xml:id="list104209081319571" text:continue-list="list904669778" text:style-name="L97">
        <text:list-item>
          <text:p text:style-name="P250">Similar to case*, but checks for equality instead of a user defined c<text:span text:style-name="T99">ondition</text:span>.</text:p>
        </text:list-item>
        <text:list-item>
          <text:p text:style-name="P250">Must be an exact match. <text:s/>Do not add extraneous braces.</text:p>
        </text:list-item>
      </text:list>
      <text:list text:style-name="L99">
        <text:list-item>
          <text:p text:style-name="P252">"Hello" [[{"Hi"}{print println:"!"}], ["Hello" {print println: "!"}]] .match* <text:s/>→ prints “Hello!”</text:p>
        </text:list-item>
        <text:list-item>
          <text:p text:style-name="P252">"Hi" [[{"Hi"}{print println:"!"}], ["Hello" {print println: "!"}]] .match* <text:s/>→ bad(String)</text:p>
        </text:list-item>
        <text:list-item>
          <text:p text:style-name="P252">{"Hi"} [[{"Hi"}{print println:"!"}], ["Hello" {print println: "!"}]] .match* <text:s/>→ prints “{Hi!}”</text:p>
        </text:list-item>
      </text:list>
      <text:p text:style-name="P101"/>
      <text:p text:style-name="P84"/>
      <text:p text:style-name="P51">Booleans / Comparisons</text:p>
      <text:p text:style-name="P93"/>
      <text:p text:style-name="P93"><text:span text:style-name="T19">=</text:span><text:span text:style-name="T20"> [Any, Any]</text:span></text:p>
      <text:list text:style-name="L100">
        <text:list-item>
          <text:p text:style-name="P130">Equivalence</text:p>
        </text:list-item>
        <text:list-item>
          <text:p text:style-name="P130">42 = 42.0 → true</text:p>
        </text:list-item>
        <text:list-item>
          <text:p text:style-name="P130">“A” = `A → true</text:p>
        </text:list-item>
        <text:list-item>
          <text:p text:style-name="P130">“Word” = \Word → true</text:p>
        </text:list-item>
      </text:list>
      <text:p text:style-name="P93"><text:span text:style-name="T19">==</text:span><text:span text:style-name="T20"> [Any, Any]</text:span></text:p>
      <text:list text:style-name="L101">
        <text:list-item>
          <text:p text:style-name="P131">Strict equality</text:p>
        </text:list-item>
        <text:list-item>
          <text:p text:style-name="P131">42 == 42.0 → false</text:p>
        </text:list-item>
      </text:list>
      <text:p text:style-name="P93"><text:span text:style-name="T19">!=</text:span><text:span text:style-name="T20"> [Any, Any]</text:span></text:p>
      <text:list text:style-name="L102">
        <text:list-item>
          <text:p text:style-name="P132">Not equivalent</text:p>
        </text:list-item>
      </text:list>
      <text:p text:style-name="P93"><text:span text:style-name="T19">!==</text:span><text:span text:style-name="T20"> [Any, Any]</text:span></text:p>
      <text:list text:style-name="L103">
        <text:list-item>
          <text:p text:style-name="P133">Not strictly equal to</text:p>
        </text:list-item>
      </text:list>
      <text:p text:style-name="P93"><text:span text:style-name="T19">~=</text:span><text:span text:style-name="T20"> [Any, Any]</text:span></text:p>
      <text:list text:style-name="L104">
        <text:list-item>
          <text:p text:style-name="P134">Approximately equal to</text:p>
        </text:list-item>
        <text:list-item>
          <text:p text:style-name="P215"><text:span text:style-name="T20">When comparing Float to Float, true if difference is less than 1x10</text:span><text:span text:style-name="T102">-12</text:span></text:p>
        </text:list-item>
        <text:list-item>
          <text:p text:style-name="P215"><text:span text:style-name="T20">When comparing Float to Int or Int to Float, true if difference is less than 1x10</text:span><text:span text:style-name="T102">-6</text:span></text:p>
        </text:list-item>
        <text:list-item>
          <text:p text:style-name="P314">Otherwise, applies =</text:p>
        </text:list-item>
      </text:list>
      <text:p text:style-name="P7"><text:span text:style-name="T19">&lt;</text:span><text:span text:style-name="T20"> [Num, Num] [String, String] [Char, Char]</text:span></text:p>
      <text:p text:style-name="P7"><text:span text:style-name="T19">&lt;=</text:span><text:span text:style-name="T20"> [Num, Num] [String, String] [Char, Char]</text:span></text:p>
      <text:p text:style-name="P7"><text:span text:style-name="T19">&gt;</text:span><text:span text:style-name="T20"> [Num, Num] [String, String] [Char, Char]</text:span></text:p>
      <text:p text:style-name="P7"><text:span text:style-name="T19">&gt;=</text:span><text:span text:style-name="T20"> [Num, Num] [String, String] [Char, Char]</text:span></text:p>
      <text:p text:style-name="P7"><text:span text:style-name="T19">not</text:span><text:span text:style-name="T20"> [Bool]</text:span></text:p>
      <text:list text:style-name="L105">
        <text:list-item>
          <text:p text:style-name="P315">true not → false</text:p>
        </text:list-item>
      </text:list>
      <text:p text:style-name="P7"><text:span text:style-name="T19">and</text:span><text:span text:style-name="T20"> [Bool, Bool]</text:span></text:p>
      <text:list text:style-name="L106">
        <text:list-item>
          <text:p text:style-name="P316">true and false → false</text:p>
        </text:list-item>
      </text:list>
      <text:p text:style-name="P7"><text:span text:style-name="T19">or</text:span><text:span text:style-name="T20"> [Bool, Bool]</text:span></text:p>
      <text:list text:style-name="L107">
        <text:list-item>
          <text:p text:style-name="P317">true or false → true</text:p>
        </text:list-item>
      </text:list>
      <text:p text:style-name="P7"><text:span text:style-name="T19">xor</text:span><text:span text:style-name="T20"> [Bool, Bool]</text:span></text:p>
      <text:list text:style-name="L108">
        <text:list-item>
          <text:p text:style-name="P318">true xor true → false</text:p>
        </text:list-item>
      </text:list>
      <text:p text:style-name="P7"><text:span text:style-name="T19">nor</text:span><text:span text:style-name="T20"> [Bool, Bool]</text:span></text:p>
      <text:list text:style-name="L109">
        <text:list-item>
          <text:p text:style-name="P319">false nor false → true</text:p>
        </text:list-item>
      </text:list>
      <text:p text:style-name="P7"><text:span text:style-name="T19">nand</text:span><text:span text:style-name="T20"> [Bool, Bool]</text:span></text:p>
      <text:list text:style-name="L110">
        <text:list-item>
          <text:p text:style-name="P320">true nand true → false</text:p>
        </text:list-item>
      </text:list>
      <text:p text:style-name="P7"><text:span text:style-name="T20">&gt;</text:span><text:span text:style-name="T19">bool</text:span><text:span text:style-name="T20"> [Any]</text:span></text:p>
      <text:list text:style-name="L111">
        <text:list-item>
          <text:p text:style-name="P321">Numbers are true if they are not 0.</text:p>
        </text:list-item>
        <text:list-item>
          <text:p text:style-name="P321">Strings are true if they are not empty (“”).</text:p>
        </text:list-item>
        <text:list-item>
          <text:p text:style-name="P321">Chars are true if they are not \0.</text:p>
        </text:list-item>
        <text:list-item>
          <text:p text:style-name="P321">Collections are true if they are not empty.</text:p>
        </text:list-item>
        <text:list-item>
          <text:p text:style-name="P321">Null <text:span text:style-name="T168">(nil/none)</text:span> is always false.</text:p>
        </text:list-item>
        <text:list-item>
          <text:p text:style-name="P321"><text:span text:style-name="T168">T</text:span>he truth of an object is determined by its value.</text:p>
        </text:list-item>
        <text:list-item>
          <text:p text:style-name="P322"><text:span text:style-name="T1">Bad</text:span><text:span text:style-name="T20"> items are always false.</text:span></text:p>
        </text:list-item>
      </text:list>
      <text:p text:style-name="P7"/>
      <text:p text:style-name="P6">The following queries each <text:span text:style-name="T161">examine the TOS</text:span> and return a Bool, <text:span text:style-name="T161">preserving the argument</text:span>.</text:p>
      <text:p text:style-name="P5"/>
      <text:p text:style-name="P1">bad?</text:p>
      <text:p text:style-name="P1">good?</text:p>
      <text:p text:style-name="P102"><text:span text:style-name="T106">n</text:span><text:span text:style-name="T107">one?</text:span><text:span text:style-name="T105"> <text:s/><text:tab/><text:tab/></text:span><text:span text:style-name="T109">none</text:span><text:span text:style-name="T104"> <text:s/>is <text:s/>&gt;bad(nil)</text:span></text:p>
      <text:p text:style-name="P1">Null?<text:span text:style-name="T60"><text:tab/><text:tab/><text:tab/></text:span><text:span text:style-name="T13">nil</text:span><text:span text:style-name="T77"> is the only member of type Null.</text:span></text:p>
      <text:p text:style-name="P1">Bool?<text:span text:style-name="T60"><text:tab/><text:tab/><text:tab/></text:span><text:span text:style-name="T13">true</text:span><text:span text:style-name="T77"> or </text:span><text:span text:style-name="T13">false</text:span></text:p>
      <text:p text:style-name="P1">Char?</text:p>
      <text:p text:style-name="P1">String?</text:p>
      <text:p text:style-name="P1">Word?</text:p>
      <text:p text:style-name="P1">Int?</text:p>
      <text:p text:style-name="P1">Float?</text:p>
      <text:p text:style-name="P1">List?</text:p>
      <text:p text:style-name="P1">Block?</text:p>
      <text:p text:style-name="P1">Seq?</text:p>
      <text:p text:style-name="P1">Object?</text:p>
      <text:p text:style-name="P8"><text:span text:style-name="T20">Num?</text:span><text:span text:style-name="T22"><text:tab/><text:tab/><text:tab/>Int, Float</text:span></text:p>
      <text:p text:style-name="P9"><text:span text:style-name="T20">Alpha? <text:tab/><text:tab/></text:span><text:span text:style-name="T23">String, Word, Char</text:span></text:p>
      <text:p text:style-name="P9"><text:span text:style-name="T20">Alphanum?</text:span><text:span text:style-name="T22"> <text:tab/><text:tab/></text:span><text:span text:style-name="T23">String, Word, Char, Int, Float</text:span></text:p>
      <text:p text:style-name="P10"><text:span text:style-name="T20">Item?</text:span><text:span text:style-name="T22"> <text:tab/><text:tab/><text:tab/></text:span><text:span text:style-name="T23">Bool, Int, Float, String, Word, Char, Object</text:span></text:p>
      <text:p text:style-name="P10"><text:span text:style-name="T21">Coll</text:span><text:span text:style-name="T20">?</text:span><text:span text:style-name="T22"> <text:tab/><text:tab/><text:tab/></text:span><text:span text:style-name="T23">List, Block, Seq</text:span></text:p>
      <text:p text:style-name="P9"><text:span text:style-name="T20">Wordy?</text:span><text:span text:style-name="T22"> <text:tab/><text:tab/></text:span><text:span text:style-name="T23">String, Word</text:span></text:p>
      <text:p text:style-name="P9"><text:span text:style-name="T20">Blocky? <text:tab/><text:tab/></text:span><text:span text:style-name="T23">Block, Seq</text:span></text:p>
      <text:p text:style-name="P9"><text:span text:style-name="T20">Listy?</text:span><text:span text:style-name="T22"> <text:tab/><text:tab/><text:tab/></text:span><text:span text:style-name="T23">List, Block</text:span></text:p>
      <text:p text:style-name="P14"><text:span text:style-name="T21">E</text:span><text:span text:style-name="T20">xecutable?</text:span><text:span text:style-name="T22"> <text:tab/>Word, Block, Seq</text:span></text:p>
      <text:p text:style-name="P11"><text:span text:style-name="T21">l</text:span><text:span text:style-name="T20">ocal?</text:span></text:p>
      <text:p text:style-name="P2">global?</text:p>
      <text:p text:style-name="P2"><text:span text:style-name="T172">v</text:span>ariable?</text:p>
      <text:p text:style-name="P4">deferred?</text:p>
      <text:p text:style-name="P7"/>
      <text:p text:style-name="P7"/>
      <text:p text:style-name="P332">Bitwise words</text:p>
      <text:p text:style-name="P411"/>
      <text:p text:style-name="P411">Remember that all integers are signed 64 bit.</text:p>
      <text:p text:style-name="P411"/>
      <text:p text:style-name="P411"><text:span text:style-name="T35">bit_and</text:span> [Int, Int]</text:p>
      <text:list text:style-name="L218">
        <text:list-item>
          <text:p text:style-name="P428"><text:span text:style-name="T135">3 bit_and 1 → 1</text:span></text:p>
        </text:list-item>
      </text:list>
      <text:p text:style-name="P411"><text:span text:style-name="T35">bit_or</text:span> [Int, Int]</text:p>
      <text:list text:style-name="L225">
        <text:list-item>
          <text:p text:style-name="P419">4 bit_or 2 → 6</text:p>
        </text:list-item>
      </text:list>
      <text:p text:style-name="P411"><text:span text:style-name="T35">bit_xor</text:span> [Int, Int]</text:p>
      <text:list text:style-name="L226">
        <text:list-item>
          <text:p text:style-name="P420">7 bit_xor 3 → 4</text:p>
        </text:list-item>
      </text:list>
      <text:p text:style-name="P411"><text:span text:style-name="T35">bit_nand</text:span> [Int, Int]</text:p>
      <text:list text:style-name="L227">
        <text:list-item>
          <text:p text:style-name="P421">8 bit_nand 4 → -1</text:p>
        </text:list-item>
      </text:list>
      <text:p text:style-name="P411"><text:span text:style-name="T35">bit_nor</text:span> [Int, Int]</text:p>
      <text:list text:style-name="L228">
        <text:list-item>
          <text:p text:style-name="P422">8 bit_nor 6 → -15</text:p>
        </text:list-item>
      </text:list>
      <text:p text:style-name="P411"><text:span text:style-name="T35">bit_not</text:span> [Int]</text:p>
      <text:list text:style-name="L222">
        <text:list-item>
          <text:p text:style-name="P417">Reverses each bit, maintaining order.</text:p>
        </text:list-item>
      </text:list>
      <text:list text:style-name="L223">
        <text:list-item>
          <text:p text:style-name="P418">8 bit_not → -9</text:p>
        </text:list-item>
      </text:list>
      <text:p text:style-name="P411"><text:span text:style-name="T35">bit_&lt;&lt;</text:span> [Int, Int]</text:p>
      <text:list text:style-name="L219">
        <text:list-item>
          <text:p text:style-name="P414">Left shifts a by b bits.</text:p>
        </text:list-item>
        <text:list-item>
          <text:p text:style-name="P414">4 bit_&lt;&lt; 2 → 16</text:p>
        </text:list-item>
      </text:list>
      <text:p text:style-name="P411"><text:span text:style-name="T35">bit_&gt;&gt;</text:span> [Int, Int]</text:p>
      <text:list text:style-name="L220">
        <text:list-item>
          <text:p text:style-name="P415">Right shifts a by b bits.</text:p>
        </text:list-item>
        <text:list-item>
          <text:p text:style-name="P415">8 bit_&gt;&gt; 1 → 4</text:p>
        </text:list-item>
      </text:list>
      <text:p text:style-name="P411"><text:span text:style-name="T35">bit_rev</text:span> [Int]</text:p>
      <text:list text:style-name="L221">
        <text:list-item>
          <text:p text:style-name="P416">Reverses the order of the bits.</text:p>
        </text:list-item>
      </text:list>
      <text:list text:style-name="L224">
        <text:list-item>
          <text:p text:style-name="P427"><text:span text:style-name="T135">9 bit_rev → </text:span><text:span text:style-name="T137">-8070450532247928832 </text:span></text:p>
        </text:list-item>
      </text:list>
      <text:p text:style-name="P425"><text:span text:style-name="T139">b</text:span><text:span text:style-name="T138">it_print</text:span><text:span text:style-name="T136"> [Int]</text:span></text:p>
      <text:list xml:id="list3015663998" text:style-name="L229">
        <text:list-item>
          <text:p text:style-name="P426"><text:span text:style-name="T136">Prints the binary of the number.</text:span></text:p>
        </text:list-item>
      </text:list>
      <text:p text:style-name="P425"><text:span text:style-name="T138">bit_println</text:span><text:span text:style-name="T136"> [Int]</text:span></text:p>
      <text:list xml:id="list104209269624531" text:continue-numbering="true" text:style-name="L229">
        <text:list-item>
          <text:p text:style-name="P426"><text:span text:style-name="T136">Prints the binary of the number followed by a newline.</text:span></text:p>
        </text:list-item>
      </text:list>
      <text:p text:style-name="P3">Object related words</text:p>
      <text:p text:style-name="P15"/>
      <text:p text:style-name="P16"><text:span text:style-name="T35">($</text:span> Type [arguments] value <text:span text:style-name="T35">$)</text:span><text:span text:style-name="T60"><text:tab/></text:span><text:span text:style-name="T20"/></text:p>
      <text:list text:style-name="L112">
        <text:list-item>
          <text:p text:style-name="P253"><text:span text:style-name="T113">Object constructor and pretty-print display.</text:span><text:span text:style-name="T20"/></text:p>
        </text:list-item>
        <text:list-item>
          <text:p text:style-name="P254"><text:span text:style-name="T112">Using this as a constructor does </text:span><text:span text:style-name="T129">not</text:span><text:span text:style-name="T112"> check the type.</text:span><text:span text:style-name="T20"/></text:p>
        </text:list-item>
        <text:list-item>
          <text:p text:style-name="P254"><text:span text:style-name="T112">Objects have a user defined type, which is simply a word that consumes an object and marks the object as </text:span><text:span text:style-name="T108">bad</text:span><text:span text:style-name="T112">.</text:span><text:span text:style-name="T20"/></text:p>
        </text:list-item>
        <text:list-item>
          <text:p text:style-name="P254"><text:span text:style-name="T112">Type words should be capitalized.</text:span><text:span text:style-name="T20"/></text:p>
        </text:list-item>
        <text:list-item>
          <text:p text:style-name="P254"><text:span text:style-name="T112">An object can contain anything, but is checked by the type function.</text:span><text:span text:style-name="T20"/></text:p>
        </text:list-item>
      </text:list>
      <text:p text:style-name="P16"><text:span text:style-name="T35">make_obj</text:span><text:span text:style-name="T60"> [Coll]</text:span><text:span text:style-name="T20"/></text:p>
      <text:list text:style-name="L113">
        <text:list-item>
          <text:p text:style-name="P325"><text:span text:style-name="T60">Creates an object and checks the type.</text:span><text:span text:style-name="T20"/></text:p>
        </text:list-item>
        <text:list-item>
          <text:p text:style-name="P325"><text:span text:style-name="T60">Format is [Type [arguments] value]</text:span><text:span text:style-name="T20"/></text:p>
        </text:list-item>
      </text:list>
      <text:p text:style-name="P16"><text:span text:style-name="T35">obj_val</text:span><text:span text:style-name="T60"> [Object]<text:tab/><text:tab/>Returns the object’s value.</text:span><text:span text:style-name="T20"/></text:p>
      <text:p text:style-name="P16"><text:span text:style-name="T35">obj_val*</text:span><text:span text:style-name="T60"> [Object]<text:tab/><text:tab/></text:span><text:span text:style-name="T62">Preserves argument.</text:span><text:span text:style-name="T20"/></text:p>
      <text:p text:style-name="P326"><text:span text:style-name="T35">check_obj</text:span><text:span text:style-name="T60"> [Object] <text:tab/>Applies the Type function to the value → </text:span><text:span text:style-name="T73">good/bad. <text:s/></text:span><text:span text:style-name="T20"/></text:p>
      <text:list text:style-name="L114">
        <text:list-item>
          <text:p text:style-name="P424"><text:span text:style-name="T133">Default </text:span><text:span text:style-name="T134">object type </text:span><text:span text:style-name="T133">action.</text:span><text:span text:style-name="T20"/></text:p>
        </text:list-item>
      </text:list>
      <text:p text:style-name="P328"><text:span text:style-name="T35">check_obj?</text:span><text:span text:style-name="T60"> [Object]<text:tab/></text:span><text:span text:style-name="T74">Applies the Type function to the value → </text:span><text:span text:style-name="T60">true/false.</text:span><text:span text:style-name="T20"/></text:p>
      <text:p text:style-name="P16"><text:span text:style-name="T35">set_obj</text:span><text:span text:style-name="T60"> [Object]<text:tab/><text:tab/>Sets the value, then type checks it.</text:span><text:span text:style-name="T20"/></text:p>
      <text:p text:style-name="P16"><text:span text:style-name="T35">do_obj </text:span><text:span text:style-name="T60">[Object]<text:tab/><text:tab/>Evaluates the value.</text:span><text:span text:style-name="T20"/></text:p>
      <text:p text:style-name="P327"><text:span text:style-name="T35">do_obj*</text:span><text:span text:style-name="T60"> [Object] <text:tab/><text:tab/></text:span><text:span text:style-name="T62">Preserves argument.</text:span><text:span text:style-name="T20"/></text:p>
      <text:p text:style-name="P16"><text:span text:style-name="T35">obj_args</text:span><text:span text:style-name="T60"> [Object]<text:tab/><text:tab/>Returns the arguments.</text:span><text:span text:style-name="T20"/></text:p>
      <text:p text:style-name="P327"><text:span text:style-name="T35">obj_args*</text:span><text:span text:style-name="T60"> [Object]<text:tab/><text:tab/></text:span><text:span text:style-name="T62">Preserves argument.</text:span><text:span text:style-name="T20"/></text:p>
      <text:p text:style-name="P16"><text:span text:style-name="T35">set_obj_args</text:span><text:span text:style-name="T60"> </text:span><text:span text:style-name="T72">[Object]</text:span><text:span text:style-name="T60"><text:tab/>Sets the object arguments and then type checks it.</text:span><text:span text:style-name="T20"/></text:p>
      <text:p text:style-name="P16"><text:span text:style-name="T35">obj_type</text:span><text:span text:style-name="T60"> [Object]<text:tab/><text:tab/>Returns the object’s type.</text:span><text:span text:style-name="T20"/></text:p>
      <text:p text:style-name="P327"><text:span text:style-name="T35">obj_type*</text:span><text:span text:style-name="T60"> [Object] <text:tab/></text:span><text:span text:style-name="T62">Preserves argument.</text:span><text:span text:style-name="T20"/></text:p>
      <text:p text:style-name="P329"><text:span text:style-name="T35">x_obj</text:span> [Object, Word]<text:tab/>Evaluate an object based on a type word → good/bad.<text:span text:style-name="T60"/></text:p>
      <text:p text:style-name="P329"><text:span text:style-name="T35">x_obj?</text:span> [Object, Word]<text:tab/>Evaluate an object based on a type word → true/false.<text:span text:style-name="T60"/></text:p>
      <text:p text:style-name="P329"><text:span text:style-name="T35">Null_obj</text:span> / <text:span text:style-name="T35">Null_obj?</text:span><text:span text:style-name="T60"> </text:span><text:span text:style-name="T75">[Object]</text:span><text:span text:style-name="T60"/></text:p>
      <text:p text:style-name="P17"><text:span text:style-name="T35">Int_obj</text:span> / <text:span text:style-name="T35">Int_obj?</text:span><text:span text:style-name="T60"> </text:span><text:span text:style-name="T75">[Object]</text:span><text:span text:style-name="T60"/></text:p>
      <text:p text:style-name="P17"><text:span text:style-name="T35">Float_obj</text:span> / <text:span text:style-name="T35">Float_obj?</text:span><text:span text:style-name="T60"> </text:span><text:span text:style-name="T75">[Object]</text:span></text:p>
      <text:p text:style-name="P18"><text:span text:style-name="T35">Bool_obj</text:span> / <text:span text:style-name="T35">Bool_obj?</text:span><text:span text:style-name="T76"> </text:span><text:span text:style-name="T75">[Object]</text:span></text:p>
      <text:p text:style-name="P17"><text:span text:style-name="T35">Char_obj</text:span> / <text:span text:style-name="T35">Char_obj?</text:span><text:span text:style-name="T60"> </text:span><text:span text:style-name="T75">[Object]</text:span></text:p>
      <text:p text:style-name="P18"><text:span text:style-name="T35">String_obj</text:span> / <text:span text:style-name="T35">String_obj?</text:span><text:span text:style-name="T76"> </text:span><text:span text:style-name="T75">[Object]</text:span></text:p>
      <text:p text:style-name="P18"><text:span text:style-name="T35">Word_obj</text:span> / <text:span text:style-name="T35">Word_obj?</text:span><text:span text:style-name="T76"> </text:span><text:span text:style-name="T75">[Object]</text:span></text:p>
      <text:p text:style-name="P18"><text:span text:style-name="T35">List_obj</text:span> / <text:span text:style-name="T35">List_obj?</text:span><text:span text:style-name="T76"> </text:span><text:span text:style-name="T75">[Object]</text:span></text:p>
      <text:p text:style-name="P18"><text:span text:style-name="T35">Block_obj</text:span> / <text:span text:style-name="T35">Block_obj?</text:span><text:span text:style-name="T76"> </text:span><text:span text:style-name="T75">[Object]</text:span></text:p>
      <text:p text:style-name="P18"><text:span text:style-name="T35">Seq_obj</text:span> / <text:span text:style-name="T35">Seq_obj?</text:span><text:span text:style-name="T76"> </text:span><text:span text:style-name="T75">[Object]</text:span></text:p>
      <text:p text:style-name="P18"><text:span text:style-name="T35">Object_obj</text:span> / <text:span text:style-name="T35">Object_obj?</text:span><text:span text:style-name="T76"> </text:span><text:span text:style-name="T75">[Object]</text:span></text:p>
      <text:p text:style-name="P18"><text:span text:style-name="T35">Coll_obj</text:span> / <text:span text:style-name="T35">Coll_obj?</text:span><text:span text:style-name="T76"> </text:span><text:span text:style-name="T75">[Object]</text:span></text:p>
      <text:p text:style-name="P18"><text:span text:style-name="T35">Item_obj</text:span> / <text:span text:style-name="T35">Item_obj?</text:span><text:span text:style-name="T76"> </text:span><text:span text:style-name="T75">[Object]</text:span></text:p>
      <text:p text:style-name="P18"><text:span text:style-name="T35">Num_obj</text:span> / <text:span text:style-name="T35">Num_obj?</text:span><text:span text:style-name="T76"> </text:span><text:span text:style-name="T75">[Object]</text:span></text:p>
      <text:p text:style-name="P18"><text:span text:style-name="T35">Alpha_obj</text:span> / <text:span text:style-name="T35">Alpha_obj?</text:span><text:span text:style-name="T76"> </text:span><text:span text:style-name="T75">[Object]</text:span></text:p>
      <text:p text:style-name="P18"><text:span text:style-name="T35">Alphanum_obj</text:span> / <text:span text:style-name="T35">Alphanum_obj?</text:span><text:span text:style-name="T76"> </text:span><text:span text:style-name="T75">[Object]</text:span></text:p>
      <text:p text:style-name="P18"><text:span text:style-name="T35">Wordy_obj</text:span> / <text:span text:style-name="T35">Wordy_obj?</text:span><text:span text:style-name="T76"> </text:span><text:span text:style-name="T75">[Object]</text:span></text:p>
      <text:p text:style-name="P18"><text:span text:style-name="T35">Blocky_obj</text:span> / <text:span text:style-name="T35">Blocky_obj?</text:span><text:span text:style-name="T76"> </text:span><text:span text:style-name="T75">[Object]</text:span></text:p>
      <text:p text:style-name="P18"><text:span text:style-name="T35">Listy_obj</text:span> / <text:span text:style-name="T35">Listy_obj?</text:span><text:span text:style-name="T76"> </text:span><text:span text:style-name="T75">[Object]</text:span></text:p>
      <text:p text:style-name="P19"/>
      <text:p text:style-name="P331">List and String words<text:span text:style-name="T20"/></text:p>
      <text:p text:style-name="P16"/>
      <text:p text:style-name="P333"><text:span text:style-name="T35">len</text:span> [Any]<text:tab/><text:tab/><text:tab/>Length of Collection or String; nil = 0; anything else = 1.<text:span text:style-name="T20"/></text:p>
      <text:p text:style-name="P333"><text:span text:style-name="T35">len*</text:span> [Any]<text:tab/><text:tab/><text:tab/>Preserves argument.<text:span text:style-name="T20"/></text:p>
      <text:p text:style-name="P333"><text:span text:style-name="T35">first</text:span>[Coll] / [String]<text:tab/><text:tab/>Returns <text:span text:style-name="T141">the </text:span>first item of a Coll or first Char of a String.<text:span text:style-name="T20"/></text:p>
      <text:p text:style-name="P333"><text:span text:style-name="T35">first*</text:span> [Coll] / [String]<text:tab/>Preserves argument.<text:span text:style-name="T20"/></text:p>
      <text:p text:style-name="P334"><text:span text:style-name="T35">last</text:span> [Coll] / [String]<text:tab/><text:span text:style-name="T140">Returns </text:span>the last<text:span text:style-name="T140"> item of a Coll or first Char of a String.</text:span><text:span text:style-name="T20"/></text:p>
      <text:p text:style-name="P334"><text:span text:style-name="T42">l</text:span><text:span text:style-name="T35">ast*</text:span> [Coll] / [String]<text:tab/>Preserves argument.<text:span text:style-name="T20"/></text:p>
      <text:p text:style-name="P334"><text:span text:style-name="T35">but_first</text:span> [Coll] / [String]<text:tab/>Returns everything except the first item or character.<text:span text:style-name="T20"/></text:p>
      <text:p text:style-name="P334"><text:span text:style-name="T35">but_first*</text:span> [Coll] / [String]<text:tab/><text:span text:style-name="T60">Preserves argument.</text:span><text:span text:style-name="T20"/></text:p>
      <text:p text:style-name="P334"><text:span text:style-name="T35">but_last</text:span><text:span text:style-name="T60"> [Coll] / [String]<text:tab/>Returns everything except the last item/character.</text:span><text:span text:style-name="T20"/></text:p>
      <text:p text:style-name="P334"><text:span text:style-name="T35">but_last*</text:span><text:span text:style-name="T60"> [Coll] / [String]<text:tab/>Preserves argument.</text:span><text:span text:style-name="T20"/></text:p>
      <text:p text:style-name="P335"><text:span text:style-name="T35">delist</text:span><text:span text:style-name="T60"> [Coll]<text:tab/><text:tab/><text:tab/>Unpacks a collection, leaving its length as an Int on TOS.</text:span><text:span text:style-name="T20"/></text:p>
      <text:list text:style-name="L115">
        <text:list-item>
          <text:p text:style-name="P336"><text:span text:style-name="T60">[1 2 3] delist → 1 2 3 3</text:span><text:span text:style-name="T20"/></text:p>
        </text:list-item>
      </text:list>
      <text:p text:style-name="P335"><text:span text:style-name="T35">enlist</text:span><text:span text:style-name="T60"> [Int]<text:tab/><text:tab/><text:tab/>The opposite of delist. <text:s/>Converts n stack items into a list.</text:span><text:span text:style-name="T20"/></text:p>
      <text:list text:style-name="L116">
        <text:list-item>
          <text:p text:style-name="P337"><text:span text:style-name="T60">1 2 3 3 enlist → [1 2 3]</text:span><text:span text:style-name="T20"/></text:p>
        </text:list-item>
      </text:list>
      <text:p text:style-name="P335"><text:span text:style-name="T35">enlist_all</text:span><text:span text:style-name="T60"> []<text:tab/><text:tab/><text:tab/>Enlists the entire stack.</text:span><text:span text:style-name="T20"/></text:p>
      <text:p text:style-name="P335"><text:span text:style-name="T35">concat</text:span><text:span text:style-name="T60"> [Coll, Coll] / [Coll, Item] / [Item, Coll] / [Item, Item]<text:tab/>Nulls allowed</text:span><text:span text:style-name="T20"/></text:p>
      <text:list text:style-name="L117">
        <text:list-item>
          <text:p text:style-name="P338"><text:span text:style-name="T60">Takes two things and converts them into a single list.</text:span><text:span text:style-name="T20"/></text:p>
        </text:list-item>
      </text:list>
      <text:list text:style-name="L118">
        <text:list-item>
          <text:p text:style-name="P339"><text:span text:style-name="T60">[1 2 3] concat [4 5 6] → [1 2 3 4 5 6]</text:span><text:span text:style-name="T20"/></text:p>
        </text:list-item>
        <text:list-item>
          <text:p text:style-name="P339"><text:span text:style-name="T60">[1 2 3] 4 .concat → [1 2 3 4]</text:span><text:span text:style-name="T20"/></text:p>
        </text:list-item>
        <text:list-item>
          <text:p text:style-name="P340"><text:span text:style-name="T60">concat(1 [2 3 4]) → [1 2 3 4]</text:span><text:span text:style-name="T20"/></text:p>
        </text:list-item>
        <text:list-item>
          <text:p text:style-name="P339"><text:span text:style-name="T60">concat(1, 2) → [1 2]</text:span><text:span text:style-name="T20"/></text:p>
        </text:list-item>
        <text:list-item>
          <text:p text:style-name="P339"><text:span text:style-name="T60">concat: nil nil → [nil nil]</text:span><text:span text:style-name="T20"/></text:p>
        </text:list-item>
      </text:list>
      <text:p text:style-name="P341"><text:span text:style-name="T35">append</text:span><text:span text:style-name="T60"> [Coll, Coll] / [Coll, Item] / [Coll, Null]</text:span><text:span text:style-name="T20"/></text:p>
      <text:list text:style-name="L119">
        <text:list-item>
          <text:p text:style-name="P342"><text:span text:style-name="T60">appends the second item to the first collection</text:span><text:span text:style-name="T20"/></text:p>
        </text:list-item>
      </text:list>
      <text:list text:style-name="L120">
        <text:list-item>
          <text:p text:style-name="P343"><text:span text:style-name="T60">[1 2 3] append {4 5 6} → [1 2 3 {4 5 6}]</text:span><text:span text:style-name="T20"/></text:p>
        </text:list-item>
        <text:list-item>
          <text:p text:style-name="P343"><text:span text:style-name="T60">{1 2 3} append 4 → {1 2 3 4}</text:span><text:span text:style-name="T20"/></text:p>
        </text:list-item>
      </text:list>
      <text:p text:style-name="P341"><text:span text:style-name="T35">append</text:span><text:span text:style-name="T60"> [String, String] / [String, Char] / [Char, String] / [Char, Char]</text:span><text:span text:style-name="T20"/></text:p>
      <text:list xml:id="list349995263" text:style-name="L121">
        <text:list-item>
          <text:p text:style-name="P344"><text:span text:style-name="T60">Creates a new string formed from the two items.</text:span><text:span text:style-name="T20"/></text:p>
        </text:list-item>
      </text:list>
      <text:list text:style-name="L122">
        <text:list-item>
          <text:p text:style-name="P345"><text:span text:style-name="T60">`a append `b → “ab”</text:span><text:span text:style-name="T20"/></text:p>
        </text:list-item>
        <text:list-item>
          <text:p text:style-name="P345"><text:span text:style-name="T60">“abc” append “def” → “abcdef”</text:span><text:span text:style-name="T20"/></text:p>
        </text:list-item>
      </text:list>
      <text:p text:style-name="P341"><text:span text:style-name="T35">prepend</text:span><text:span text:style-name="T60"> [Coll, Coll] / [Coll, Item] / [Coll, Null]</text:span><text:span text:style-name="T20"/></text:p>
      <text:list text:style-name="L123">
        <text:list-item>
          <text:p text:style-name="P346"><text:span text:style-name="T60">As append, but places second item at the beginning of the collection.</text:span><text:span text:style-name="T20"/></text:p>
        </text:list-item>
      </text:list>
      <text:list text:style-name="L124">
        <text:list-item>
          <text:p text:style-name="P347"><text:span text:style-name="T60">[1 2 3] prepend {4 5 6} → [{4 5 6} 1 2 3]</text:span><text:span text:style-name="T20"/></text:p>
        </text:list-item>
      </text:list>
      <text:p text:style-name="P341"><text:span text:style-name="T35">prepend</text:span><text:span text:style-name="T60"> [String, String] / [String, Char] / [Char, String] / [Char, Char]</text:span><text:span text:style-name="T20"/></text:p>
      <text:list xml:id="list104209741550374" text:continue-list="list349995263" text:style-name="L121">
        <text:list-item>
          <text:p text:style-name="P344"><text:span text:style-name="T60">Creates a new string formed from the two items in reverse order.</text:span><text:span text:style-name="T20"/></text:p>
        </text:list-item>
      </text:list>
      <text:list text:style-name="L125">
        <text:list-item>
          <text:p text:style-name="P348"><text:span text:style-name="T60">“abc” prepend “def” → “defabc”</text:span><text:span text:style-name="T20"/></text:p>
        </text:list-item>
      </text:list>
      <text:p text:style-name="P349"><text:span text:style-name="T35">insert</text:span><text:span text:style-name="T60"> [Coll, Any, Int] / [String, String, Int] / [String, Char, Int]</text:span><text:span text:style-name="T20"/></text:p>
      <text:list text:style-name="L126">
        <text:list-item>
          <text:p text:style-name="P350"><text:span text:style-name="T60">Inserts the second item at position n (0 = beginning, </text:span><text:span text:style-name="T63">negative = from end</text:span><text:span text:style-name="T60">) in the first.</text:span><text:span text:style-name="T20"/></text:p>
        </text:list-item>
      </text:list>
      <text:list text:style-name="L127">
        <text:list-item>
          <text:p text:style-name="P351"><text:span text:style-name="T60">[1 2 3] insert “zero” 0 → [“zero” 1 2 3]</text:span><text:span text:style-name="T20"/></text:p>
        </text:list-item>
        <text:list-item>
          <text:p text:style-name="P351"><text:span text:style-name="T60">“ab</text:span><text:span text:style-name="T63">ef</text:span><text:span text:style-name="T60">” “</text:span><text:span text:style-name="T63">cd”</text:span><text:span text:style-name="T60"> 2 .insert → “abcd</text:span><text:span text:style-name="T63">ef</text:span><text:span text:style-name="T60">”</text:span><text:span text:style-name="T20"/></text:p>
        </text:list-item>
      </text:list>
      <text:p text:style-name="P352"><text:span text:style-name="T35">delete</text:span><text:span text:style-name="T60"> [Coll, Int] / [String, Int]</text:span><text:span text:style-name="T20"/></text:p>
      <text:list text:style-name="L128">
        <text:list-item>
          <text:p text:style-name="P353"><text:span text:style-name="T60">Deletes the item or character at position n (0 = beginning, negative = from end).</text:span><text:span text:style-name="T20"/></text:p>
        </text:list-item>
      </text:list>
      <text:list text:style-name="L129">
        <text:list-item>
          <text:p text:style-name="P354"><text:span text:style-name="T60">[1 2 3 4] delete 3 → [1 2 3]</text:span><text:span text:style-name="T20"/></text:p>
        </text:list-item>
        <text:list-item>
          <text:p text:style-name="P354"><text:span text:style-name="T60">[1 2 3 4] delete -1 → [1 2 3]</text:span><text:span text:style-name="T20"/></text:p>
        </text:list-item>
        <text:list-item>
          <text:p text:style-name="P354"><text:span text:style-name="T60">“</text:span><text:span text:style-name="T64">abcde”</text:span><text:span text:style-name="T60"> delete 10 → bad(“</text:span><text:span text:style-name="T64">abcd”</text:span><text:span text:style-name="T60">)</text:span><text:span text:style-name="T20"/></text:p>
        </text:list-item>
      </text:list>
      <text:p text:style-name="P355"><text:soft-page-break/><text:span text:style-name="T35">extract</text:span><text:span text:style-name="T60"> [Coll, Int] / [String, Int]</text:span><text:span text:style-name="T20"/></text:p>
      <text:list xml:id="list3593392918" text:style-name="L130">
        <text:list-item>
          <text:p text:style-name="P356"><text:span text:style-name="T60">returns the nth Item in a Coll or Char in a String, preserving the altered Coll/String.</text:span><text:span text:style-name="T20"/></text:p>
        </text:list-item>
        <text:list-item>
          <text:p text:style-name="P410"><text:span text:style-name="T60">Can use negative index (from end)</text:span><text:span text:style-name="T20"/></text:p>
        </text:list-item>
      </text:list>
      <text:list text:style-name="L131">
        <text:list-item>
          <text:p text:style-name="P357"><text:span text:style-name="T60">[1 2 3] extract 1 → [1 3] 2</text:span><text:span text:style-name="T20"/></text:p>
        </text:list-item>
      </text:list>
      <text:p text:style-name="P355"><text:span text:style-name="T35">extract*</text:span><text:span text:style-name="T60"> [Coll, Int] / [String, Int]</text:span><text:span text:style-name="T20"/></text:p>
      <text:list text:style-name="L132">
        <text:list-item>
          <text:p text:style-name="P358"><text:span text:style-name="T60">Preserves the original Coll/Strin</text:span><text:span text:style-name="T80">g</text:span><text:span text:style-name="T60">.</text:span><text:span text:style-name="T20"/></text:p>
        </text:list-item>
      </text:list>
      <text:list text:style-name="L133">
        <text:list-item>
          <text:p text:style-name="P255"><text:span text:style-name="T117">“abcd” extract* 2 → “abcd” “abd” `c</text:span><text:span text:style-name="T20"/></text:p>
        </text:list-item>
      </text:list>
      <text:p text:style-name="P355"><text:span text:style-name="T35">nth</text:span><text:span text:style-name="T60"> [Coll, Int] / [String, Int] </text:span><text:span text:style-name="T20"/></text:p>
      <text:list text:style-name="L134">
        <text:list-item>
          <text:p text:style-name="P359"><text:span text:style-name="T60">Returns the nth item in a collection or character in a string.</text:span><text:span text:style-name="T20"/></text:p>
        </text:list-item>
      </text:list>
      <text:list text:style-name="L135">
        <text:list-item>
          <text:p text:style-name="P360"><text:span text:style-name="T60">[1 2 3] nth 1 → 2</text:span><text:span text:style-name="T20"/></text:p>
        </text:list-item>
      </text:list>
      <text:p text:style-name="P363"><text:span text:style-name="T35">nth</text:span><text:span text:style-name="T60"> [Coll, List]</text:span><text:span text:style-name="T20"/></text:p>
      <text:list text:style-name="L136">
        <text:list-item>
          <text:p text:style-name="P364"><text:span text:style-name="T60">Returns a sub-item from a collection, selected by the list index.</text:span><text:span text:style-name="T20"/></text:p>
        </text:list-item>
      </text:list>
      <text:list text:style-name="L137">
        <text:list-item>
          <text:p text:style-name="P365"><text:span text:style-name="T60">[1 2 [3 4 [5 6] 7] 8] nth [2, 2, 1] --&gt; 6</text:span><text:span text:style-name="T20"/></text:p>
        </text:list-item>
      </text:list>
      <text:p text:style-name="P361"><text:span text:style-name="T35">nth*</text:span><text:span text:style-name="T60"> [Coll, Int] / [String, Int]<text:tab/>Preserves the Coll/String.</text:span><text:span text:style-name="T20"/></text:p>
      <text:list text:style-name="L138">
        <text:list-item>
          <text:p text:style-name="P362"><text:span text:style-name="T60">[1 2 3] nth* 1 → [1 2 3] 2</text:span><text:span text:style-name="T20"/></text:p>
        </text:list-item>
      </text:list>
      <text:p text:style-name="P363"><text:span text:style-name="T35">nth*</text:span><text:span text:style-name="T60"> [Coll, List]<text:tab/><text:tab/><text:tab/></text:span><text:span text:style-name="T80">Preserves the original Coll</text:span><text:span text:style-name="T60">.</text:span><text:span text:style-name="T20"/></text:p>
      <text:list text:style-name="L139">
        <text:list-item>
          <text:p text:style-name="P366"><text:span text:style-name="T60">[1 2 [3 4 [5 6] 7] 8] nth [2, 2, 1] --&gt; [1 2 [3 4 [5 6] 7] 8] 6</text:span><text:span text:style-name="T20"/></text:p>
        </text:list-item>
      </text:list>
      <text:p text:style-name="P355"><text:span text:style-name="T35">&lt;</text:span><text:span text:style-name="T47">nth</text:span><text:span text:style-name="T71"> </text:span><text:span text:style-name="T60">[Coll, Int] / [String, Int]<text:tab/><text:tab/><text:tab/><text:tab/><text:tab/><text:tab/></text:span><text:span text:style-name="T20"/></text:p>
      <text:list text:style-name="L140">
        <text:list-item>
          <text:p text:style-name="P256"><text:span text:style-name="T118">alias for </text:span><text:span text:style-name="T110">extract</text:span><text:span text:style-name="T20"/></text:p>
        </text:list-item>
      </text:list>
      <text:p text:style-name="P355"><text:span text:style-name="T47">&gt;&gt;nth</text:span><text:span text:style-name="T71"> [Coll, Int, Any] / [String, Int, Char] / [String, Int, String]<text:tab/></text:span><text:span text:style-name="T20"/></text:p>
      <text:list text:style-name="L141">
        <text:list-item>
          <text:p text:style-name="P257"><text:span text:style-name="T118">alias for </text:span><text:span text:style-name="T110">insert</text:span><text:span text:style-name="T20"/></text:p>
        </text:list-item>
      </text:list>
      <text:p text:style-name="P355"><text:span text:style-name="T47">&gt;nth</text:span><text:span text:style-name="T71"> [Coll, Int, Any] / [String, Int, Char] / [String, Int, String]</text:span><text:span text:style-name="T20"/></text:p>
      <text:list text:style-name="L142">
        <text:list-item>
          <text:p text:style-name="P367"><text:span text:style-name="T60">Replaces the item or character at the indicated position (delete then insert).</text:span><text:span text:style-name="T20"/></text:p>
        </text:list-item>
      </text:list>
      <text:list text:style-name="L143">
        <text:list-item>
          <text:p text:style-name="P368"><text:span text:style-name="T60">[1 2 3] &gt;nth 2 “Hi” → [1 2 “Hi”]</text:span><text:span text:style-name="T20"/></text:p>
        </text:list-item>
      </text:list>
      <text:p text:style-name="P411"><text:span text:style-name="T35">slice</text:span> [Coll, Int, Int] / [String, Int, Int]</text:p>
      <text:list xml:id="list1409717294" text:style-name="L212">
        <text:list-item>
          <text:p text:style-name="P412">Produces a range of items (or substring).</text:p>
        </text:list-item>
        <text:list-item>
          <text:p text:style-name="P412">Reversing is allowed.</text:p>
        </text:list-item>
        <text:list-item>
          <text:p text:style-name="P412">Negative indexing (from end) allowed.</text:p>
        </text:list-item>
      </text:list>
      <text:list xml:id="list859346939" text:style-name="L213">
        <text:list-item>
          <text:p text:style-name="P413">[0 1 2 3 4 5 6] 2 4 .slice → [2 3 4]</text:p>
        </text:list-item>
        <text:list-item>
          <text:p text:style-name="P413">[0 1 2 3 4 5 6] slice 4 2 → [4 3 2]</text:p>
        </text:list-item>
        <text:list-item>
          <text:p text:style-name="P413">“abcdefg” -2 3 .slice → “fed”</text:p>
        </text:list-item>
      </text:list>
      <text:p text:style-name="P411"><text:span text:style-name="T35">slice*</text:span><text:span text:style-name="T60"> <text:tab/><text:tab/><text:tab/>Preserves the original Coll/String</text:span></text:p>
      <text:p text:style-name="P361"><text:span text:style-name="T35">&gt;</text:span><text:span text:style-name="T43">list</text:span><text:span text:style-name="T65"> [Any]<text:tab/><text:tab/>Converts anything to a list.</text:span><text:span text:style-name="T20"/></text:p>
      <text:p text:style-name="P361"><text:span text:style-name="T43">&gt;block</text:span><text:span text:style-name="T65"> [Any]<text:tab/><text:tab/>Converts anything to a block.</text:span><text:span text:style-name="T20"/></text:p>
      <text:p text:style-name="P361"><text:span text:style-name="T43">&gt;seq</text:span><text:span text:style-name="T65"> [Any] <text:tab/><text:tab/>Converts anything to a sequence.</text:span><text:span text:style-name="T20"/></text:p>
      <text:p text:style-name="P361"><text:span text:style-name="T43">&gt;</text:span><text:span text:style-name="T44">string</text:span><text:span text:style-name="T66"> [An</text:span><text:span text:style-name="T78">y</text:span><text:span text:style-name="T66">]<text:tab/><text:tab/>Converts anything to a string.</text:span><text:span text:style-name="T20"/></text:p>
      <text:p text:style-name="P361"><text:span text:style-name="T44">&gt;</text:span><text:span text:style-name="T56">word</text:span><text:span text:style-name="T78"> [String]<text:tab/>Converts a string with a valid name to a word.</text:span><text:span text:style-name="T20"/></text:p>
      <text:p text:style-name="P361"><text:span text:style-name="T44">&gt;char</text:span><text:span text:style-name="T66"> [String] / [Int]</text:span><text:span text:style-name="T20"/></text:p>
      <text:list text:style-name="L144">
        <text:list-item>
          <text:p text:style-name="P369"><text:span text:style-name="T60">Converts a string of length 1 to a character, </text:span><text:span text:style-name="T67">or empty strings to `\0</text:span><text:span text:style-name="T60">.</text:span><text:span text:style-name="T20"/></text:p>
        </text:list-item>
        <text:list-item>
          <text:p text:style-name="P369"><text:span text:style-name="T60">Converts an integer 0..</text:span><text:span text:style-name="T68">127</text:span><text:span text:style-name="T60"> to a</text:span><text:span text:style-name="T68">n ASCII</text:span><text:span text:style-name="T60"> character.</text:span><text:span text:style-name="T20"/></text:p>
        </text:list-item>
      </text:list>
      <text:p text:style-name="P370"><text:span text:style-name="T35">&gt;</text:span><text:span text:style-name="T45">num</text:span><text:span text:style-name="T68"> [String] / [Char]</text:span><text:span text:style-name="T20"/></text:p>
      <text:list text:style-name="L145">
        <text:list-item>
          <text:p text:style-name="P371"><text:span text:style-name="T60">Converts a String to an Int or Float, as appropriate.</text:span><text:span text:style-name="T20"/></text:p>
        </text:list-item>
        <text:list-item>
          <text:p text:style-name="P371"><text:span text:style-name="T60">Converts a Char `0..`9 to an Int.</text:span><text:span text:style-name="T20"/></text:p>
        </text:list-item>
      </text:list>
      <text:p text:style-name="P372"><text:span text:style-name="T35">ord</text:span><text:span text:style-name="T60"> [Char]</text:span><text:span text:style-name="T20"/></text:p>
      <text:list text:style-name="L146">
        <text:list-item>
          <text:p text:style-name="P258"><text:span text:style-name="T114">Converts a character to its ASCII order number</text:span><text:span text:style-name="T20"/></text:p>
        </text:list-item>
      </text:list>
      <text:list text:style-name="L147">
        <text:list-item>
          <text:p text:style-name="P259"><text:span text:style-name="T112">`A ord → 65</text:span><text:span text:style-name="T20"/></text:p>
        </text:list-item>
      </text:list>
      <text:p text:style-name="P260"><text:span text:style-name="T126">num_string?</text:span><text:span text:style-name="T112"> [String]</text:span><text:span text:style-name="T20"/></text:p>
      <text:list xml:id="list4057162987" text:style-name="L148">
        <text:list-item>
          <text:p text:style-name="P261"><text:span text:style-name="T112">returns true if the string is a valid representation of a number.</text:span><text:span text:style-name="T20"/></text:p>
        </text:list-item>
      </text:list>
      <text:p text:style-name="P263"><text:soft-page-break/><text:span text:style-name="T126">digit?</text:span><text:span text:style-name="T112"> [Char]</text:span><text:span text:style-name="T20"/></text:p>
      <text:list xml:id="list104208786789818" text:continue-numbering="true" text:style-name="L148">
        <text:list-item>
          <text:p text:style-name="P262"><text:span text:style-name="T112">returns true if the </text:span><text:span text:style-name="T115">character</text:span><text:span text:style-name="T112"> is a valid representation of a </text:span><text:span text:style-name="T115">decimal digit</text:span><text:span text:style-name="T112">.</text:span><text:span text:style-name="T20"/></text:p>
        </text:list-item>
      </text:list>
      <text:p text:style-name="P373"><text:span text:style-name="T35">reverse</text:span><text:span text:style-name="T60"> [Coll] / [String]</text:span><text:span text:style-name="T20"/></text:p>
      <text:list text:style-name="L149">
        <text:list-item>
          <text:p text:style-name="P374"><text:span text:style-name="T60">Reverses the collection or string.</text:span><text:span text:style-name="T20"/></text:p>
        </text:list-item>
      </text:list>
      <text:p text:style-name="P373"><text:span text:style-name="T35">sort</text:span><text:span text:style-name="T60"> [Coll]</text:span><text:span text:style-name="T20"/></text:p>
      <text:list text:style-name="L150">
        <text:list-item>
          <text:p text:style-name="P375"><text:span text:style-name="T60">Sorts a collection in ascending order.</text:span><text:span text:style-name="T20"/></text:p>
        </text:list-item>
      </text:list>
      <text:p text:style-name="P376"><text:span text:style-name="T58">zip</text:span><text:span text:style-name="T79"> [Coll, Coll]</text:span><text:span text:style-name="T20"/></text:p>
      <text:list text:style-name="L151">
        <text:list-item>
          <text:p text:style-name="P378"><text:span text:style-name="T60">Creates a list of 2 item lists, composed of alternating items from the two original collections. <text:s/>The length is determined by the shorter collection. <text:s/>Extra items from the longer collection are discarded.</text:span><text:span text:style-name="T20"/></text:p>
        </text:list-item>
      </text:list>
      <text:list text:style-name="L152">
        <text:list-item>
          <text:p text:style-name="P379"><text:span text:style-name="T60">[1 2 3] zip {`a `b `c `d} → [[1 `a] [2 `b] [3 `c]]</text:span><text:span text:style-name="T20"/></text:p>
        </text:list-item>
      </text:list>
      <text:p text:style-name="P377"><text:span text:style-name="T35">zip</text:span><text:span text:style-name="T60"> [String, String]</text:span><text:span text:style-name="T20"/></text:p>
      <text:list text:style-name="L153">
        <text:list-item>
          <text:p text:style-name="P380"><text:span text:style-name="T60">Creates a new string by alternating the characters of the original strings. <text:s/>The length is determined by the shorter string. <text:s/>Extra Chars from the longer string are discarded.</text:span><text:span text:style-name="T20"/></text:p>
        </text:list-item>
      </text:list>
      <text:list text:style-name="L154">
        <text:list-item>
          <text:p text:style-name="P381"><text:span text:style-name="T60">“abc” zip “1234” → “a1b2c3”</text:span><text:span text:style-name="T20"/></text:p>
        </text:list-item>
      </text:list>
      <text:p text:style-name="P377"><text:span text:style-name="T35">unzip</text:span><text:span text:style-name="T60"> [Coll] / {String]</text:span><text:span text:style-name="T20"/></text:p>
      <text:list text:style-name="L155">
        <text:list-item>
          <text:p text:style-name="P382"><text:span text:style-name="T60">Undoes the zip process.</text:span><text:span text:style-name="T20"/></text:p>
        </text:list-item>
      </text:list>
      <text:list text:style-name="L156">
        <text:list-item>
          <text:p text:style-name="P383"><text:span text:style-name="T60">[[1 `a] [2 `b] [3 `c]] unzip → [1 2 3] [`a `b `c]</text:span><text:span text:style-name="T20"/></text:p>
        </text:list-item>
        <text:list-item>
          <text:p text:style-name="P383"><text:span text:style-name="T60">“a1b2c3Q” unzip → “abc” “123”</text:span><text:span text:style-name="T20"/></text:p>
        </text:list-item>
      </text:list>
      <text:p text:style-name="P384"><text:span text:style-name="T35">range</text:span><text:span text:style-name="T60"> [Int, Int] / [Char, Char]</text:span><text:span text:style-name="T20"/></text:p>
      <text:list text:style-name="L157">
        <text:list-item>
          <text:p text:style-name="P385"><text:span text:style-name="T60">Creates a list beginning with the first Int/Char, ending with the last.</text:span><text:span text:style-name="T20"/></text:p>
        </text:list-item>
        <text:list-item>
          <text:p text:style-name="P385"><text:span text:style-name="T60">Ascends/descends as appropriate.</text:span><text:span text:style-name="T20"/></text:p>
        </text:list-item>
      </text:list>
      <text:list text:style-name="L158">
        <text:list-item>
          <text:p text:style-name="P386"><text:span text:style-name="T60">1 5 .range → [1 2 3 4 5]</text:span><text:span text:style-name="T20"/></text:p>
        </text:list-item>
        <text:list-item>
          <text:p text:style-name="P386"><text:span text:style-name="T60">`c range `a → [`c `b `a]</text:span><text:span text:style-name="T20"/></text:p>
        </text:list-item>
        <text:list-item>
          <text:p text:style-name="P386"><text:span text:style-name="T60">1 range 1 → [1]</text:span><text:span text:style-name="T20"/></text:p>
        </text:list-item>
      </text:list>
      <text:p text:style-name="P384"><text:span text:style-name="T35">range&lt;</text:span><text:span text:style-name="T60"> [Int, Int] / [Char, Char]</text:span><text:span text:style-name="T20"/></text:p>
      <text:list text:style-name="L159">
        <text:list-item>
          <text:p text:style-name="P387"><text:span text:style-name="T60">as range, but omits the ending Int/Char</text:span><text:span text:style-name="T20"/></text:p>
        </text:list-item>
      </text:list>
      <text:list text:style-name="L160">
        <text:list-item>
          <text:p text:style-name="P388"><text:span text:style-name="T60">1 range&lt; 5 → [1 2 3 4]</text:span><text:span text:style-name="T20"/></text:p>
        </text:list-item>
        <text:list-item>
          <text:p text:style-name="P388"><text:span text:style-name="T60">`d range&lt; `a → [`d `c `b]</text:span><text:span text:style-name="T20"/></text:p>
        </text:list-item>
        <text:list-item>
          <text:p text:style-name="P388"><text:span text:style-name="T60">1 range&lt; 1 → []</text:span><text:span text:style-name="T20"/></text:p>
        </text:list-item>
        <text:list-item>
          <text:p text:style-name="P388"><text:span text:style-name="T60">`a range&lt; `b → [`a]</text:span><text:span text:style-name="T20"/></text:p>
        </text:list-item>
      </text:list>
      <text:p text:style-name="P389"><text:span text:style-name="T35">...</text:span><text:span text:style-name="T60"> [Int, Int] / [Char, Char] </text:span><text:span text:style-name="T12">immediate<text:tab/><text:tab/></text:span><text:span text:style-name="T20"/></text:p>
      <text:list text:style-name="L161">
        <text:list-item>
          <text:p text:style-name="P264"><text:span text:style-name="T116">special infix syntax for range</text:span><text:span text:style-name="T20"/></text:p>
        </text:list-item>
      </text:list>
      <text:list text:style-name="L162">
        <text:list-item>
          <text:p text:style-name="P390"><text:span text:style-name="T60">1 … 5 → [1 2 3 4 5]</text:span><text:span text:style-name="T20"/></text:p>
        </text:list-item>
      </text:list>
      <text:p text:style-name="P389"><text:span text:style-name="T35">..&lt;</text:span><text:span text:style-name="T60"> [Int, Int] / [Char, Char] </text:span><text:span text:style-name="T12">immediate<text:tab/><text:tab/></text:span><text:span text:style-name="T20"/></text:p>
      <text:list text:style-name="L163">
        <text:list-item>
          <text:p text:style-name="P265"><text:span text:style-name="T116">special infix syntax for range&lt;</text:span><text:span text:style-name="T20"/></text:p>
        </text:list-item>
      </text:list>
      <text:list text:style-name="L164">
        <text:list-item>
          <text:p text:style-name="P391"><text:span text:style-name="T60">`a ..&lt; `d → [`a `b `c]</text:span><text:span text:style-name="T20"/></text:p>
        </text:list-item>
      </text:list>
      <text:p text:style-name="P392"><text:span text:style-name="T35">in</text:span><text:span text:style-name="T60"> [Item, Coll] / [Coll, Coll] / [</text:span><text:span text:style-name="T70">Char</text:span><text:span text:style-name="T60">, String] / [String, String]</text:span><text:span text:style-name="T20"/></text:p>
      <text:list xml:id="list1368210652" text:style-name="L165">
        <text:list-item>
          <text:p text:style-name="P393"><text:span text:style-name="T60">returns true if the first thing is contained in the second.</text:span><text:span text:style-name="T20"/></text:p>
        </text:list-item>
      </text:list>
      <text:list text:style-name="L166">
        <text:list-item>
          <text:p text:style-name="P395"><text:span text:style-name="T60">1 in [1 2 3] → true</text:span><text:span text:style-name="T20"/></text:p>
        </text:list-item>
        <text:list-item>
          <text:p text:style-name="P395"><text:span text:style-name="T60">“QWE” in “abcde” → false</text:span><text:span text:style-name="T20"/></text:p>
        </text:list-item>
      </text:list>
      <text:p text:style-name="P266"><text:span text:style-name="T127">in*</text:span><text:span text:style-name="T119"> <text:tab/><text:tab/>Preserves original Coll/String</text:span><text:span text:style-name="T20"/></text:p>
      <text:p text:style-name="P266"><text:span text:style-name="T127">&lt;-in</text:span><text:span text:style-name="T119"><text:tab/><text:tab/>Reverses the order of arguments</text:span><text:span text:style-name="T20"/></text:p>
      <text:p text:style-name="P266"><text:span text:style-name="T127">&lt;-in*</text:span><text:span text:style-name="T119"> <text:tab/><text:tab/>Reverses the order of arguments and preserves original Coll/String</text:span><text:span text:style-name="T20"/></text:p>
      <text:p text:style-name="P396"><text:span text:style-name="T46">where</text:span><text:span text:style-name="T60"> [Item, Coll] / [Coll, Coll] / [</text:span><text:span text:style-name="T70">Char</text:span><text:span text:style-name="T60">, String] / [String, String]</text:span><text:span text:style-name="T20"/></text:p>
      <text:list xml:id="list104208236959386" text:continue-list="list1368210652" text:style-name="L165">
        <text:list-item>
          <text:p text:style-name="P394"><text:span text:style-name="T60">returns </text:span><text:span text:style-name="T69">the location</text:span><text:span text:style-name="T60"> if the first thing is contained in the second, -</text:span><text:span text:style-name="T69">1 otherwise.</text:span><text:span text:style-name="T20"/></text:p>
        </text:list-item>
        <text:list-item>
          <text:p text:style-name="P397"><text:span text:style-name="T60">1 where [1 2 3] → 0</text:span><text:span text:style-name="T20"/></text:p>
        </text:list-item>
      </text:list>
      <text:p text:style-name="P398"><text:soft-page-break/><text:span text:style-name="T35">where*</text:span><text:span text:style-name="T60"><text:tab/>Preserves original Coll/String</text:span><text:span text:style-name="T20"/></text:p>
      <text:p text:style-name="P266"><text:span text:style-name="T127">&lt;-where</text:span><text:span text:style-name="T119"><text:tab/>Reverses the order of arguments</text:span><text:span text:style-name="T20"/></text:p>
      <text:p text:style-name="P266"><text:span text:style-name="T35">&lt;-</text:span><text:span text:style-name="T48">where</text:span><text:span text:style-name="T35">*</text:span><text:span text:style-name="T60"> <text:tab/>Reverses the order of arguments and preserves original Coll/String</text:span><text:span text:style-name="T20"/></text:p>
      <text:p text:style-name="P400"><text:span text:style-name="T35">string&gt;list_char</text:span> [String]<text:span text:style-name="T60"/></text:p>
      <text:list text:style-name="L167">
        <text:list-item>
          <text:p text:style-name="P401">“Hello” str&gt;list_char → [`H `e `l `l `o]<text:span text:style-name="T60"/></text:p>
        </text:list-item>
      </text:list>
      <text:p text:style-name="P400"><text:span text:style-name="T35">string&gt;list_word</text:span> [String]<text:span text:style-name="T60"/></text:p>
      <text:list text:style-name="L168">
        <text:list-item>
          <text:p text:style-name="P402">“hello there” str&gt;list_word → [“Hello”, “there”]<text:span text:style-name="T60"/></text:p>
        </text:list-item>
      </text:list>
      <text:p text:style-name="P400"><text:span text:style-name="T35">string&gt;list_word_sep</text:span> [String, Char] / [String, String]<text:span text:style-name="T60"/></text:p>
      <text:list text:style-name="L169">
        <text:list-item>
          <text:p text:style-name="P403">“hello:there” `: <text:s/>str&gt;list_word_sep → [“hello”, “there”]<text:span text:style-name="T60"/></text:p>
        </text:list-item>
      </text:list>
      <text:p text:style-name="P400"><text:span text:style-name="T35">list_char&gt;string</text:span> [Coll]<text:span text:style-name="T60"/></text:p>
      <text:list text:style-name="L170">
        <text:list-item>
          <text:p text:style-name="P404">[`h `e `l `l `o] list_char&gt;string → “hello”<text:span text:style-name="T60"/></text:p>
        </text:list-item>
      </text:list>
      <text:p text:style-name="P400"><text:span text:style-name="T35">list_word&gt;string</text:span> [Coll]<text:span text:style-name="T60"/></text:p>
      <text:list xml:id="list2403666013" text:style-name="L171">
        <text:list-item>
          <text:p text:style-name="P405">[“Hello” “there”] list_word&gt;string → “Hellothere”<text:span text:style-name="T60"/></text:p>
        </text:list-item>
      </text:list>
      <text:p text:style-name="P400"><text:span text:style-name="T35">list_word&gt;string_space</text:span> [Coll]<text:span text:style-name="T60"/></text:p>
      <text:list xml:id="list104209412924167" text:continue-numbering="true" text:style-name="L171">
        <text:list-item>
          <text:p text:style-name="P405">[“Hello” “there”] list_word&gt;string_space → “Hello there”<text:span text:style-name="T60"/></text:p>
        </text:list-item>
      </text:list>
      <text:p text:style-name="P400"><text:span text:style-name="T35">list_word&gt;string_sep</text:span> [Coll, Char] / [Coll, String]<text:span text:style-name="T60"/></text:p>
      <text:list text:style-name="L172">
        <text:list-item>
          <text:p text:style-name="P406">[”Hello”, “there”] “ “ .list_word&gt;string_sep → “Hello there”<text:span text:style-name="T60"/></text:p>
        </text:list-item>
      </text:list>
      <text:p text:style-name="P398"><text:span text:style-name="T35">+</text:span><text:span text:style-name="T60"> [String, String] / [String, Char] / [Char, String] / [Char, Char]</text:span><text:span text:style-name="T20"/></text:p>
      <text:list text:style-name="L173">
        <text:list-item>
          <text:p text:style-name="P399"><text:span text:style-name="T60">alias for </text:span><text:span text:style-name="T12">append</text:span><text:span text:style-name="T60">, creates a new string.</text:span><text:span text:style-name="T20"/></text:p>
        </text:list-item>
      </text:list>
      <text:p text:style-name="P398"><text:span text:style-name="T35">+</text:span><text:span text:style-name="T60"> [Char, Int]</text:span><text:span text:style-name="T20"/></text:p>
      <text:list xml:id="list1048339076" text:style-name="L174">
        <text:list-item>
          <text:p text:style-name="P267"><text:span text:style-name="T119">Increments the character by the number.</text:span><text:span text:style-name="T20"/></text:p>
        </text:list-item>
      </text:list>
      <text:list text:style-name="L175">
        <text:list-item>
          <text:p text:style-name="P268"><text:span text:style-name="T112">`A + 1 → `B</text:span><text:span text:style-name="T20"/></text:p>
        </text:list-item>
      </text:list>
      <text:p text:style-name="P269"><text:span text:style-name="T126">+</text:span><text:span text:style-name="T112"> [Int, Char]</text:span><text:span text:style-name="T20"/></text:p>
      <text:list text:style-name="L176">
        <text:list-item>
          <text:p text:style-name="P270"><text:span text:style-name="T112">Increments the number by the order of the character.</text:span><text:span text:style-name="T20"/></text:p>
        </text:list-item>
      </text:list>
      <text:list text:style-name="L177">
        <text:list-item>
          <text:p text:style-name="P271"><text:span text:style-name="T112">1 + `A → 66</text:span><text:span text:style-name="T20"/></text:p>
        </text:list-item>
      </text:list>
      <text:p text:style-name="P266"><text:span text:style-name="T127">inc</text:span><text:span text:style-name="T119"> [Char]</text:span><text:span text:style-name="T20"/></text:p>
      <text:list text:style-name="L178">
        <text:list-item>
          <text:p text:style-name="P272"><text:span text:style-name="T112">Increment by one.</text:span><text:span text:style-name="T20"/></text:p>
        </text:list-item>
      </text:list>
      <text:list text:style-name="L179">
        <text:list-item>
          <text:p text:style-name="P273"><text:span text:style-name="T112">`A inc → `B</text:span><text:span text:style-name="T20"/></text:p>
        </text:list-item>
      </text:list>
      <text:p text:style-name="P398"><text:span text:style-name="T35">-</text:span><text:span text:style-name="T60"> [Char, Int]</text:span><text:span text:style-name="T20"/></text:p>
      <text:list xml:id="list104209450632098" text:continue-list="list1048339076" text:style-name="L174">
        <text:list-item>
          <text:p text:style-name="P267"><text:span text:style-name="T119">Decrements the character by the number.</text:span><text:span text:style-name="T20"/></text:p>
        </text:list-item>
      </text:list>
      <text:list text:style-name="L180">
        <text:list-item>
          <text:p text:style-name="P274"><text:span text:style-name="T112">`B - 1 → `A</text:span><text:span text:style-name="T20"/></text:p>
        </text:list-item>
      </text:list>
      <text:p text:style-name="P269"><text:span text:style-name="T126">-</text:span><text:span text:style-name="T112"> [Int, Char]</text:span><text:span text:style-name="T20"/></text:p>
      <text:list text:style-name="L181">
        <text:list-item>
          <text:p text:style-name="P275"><text:span text:style-name="T112">Decrements the number by the order of the character.</text:span><text:span text:style-name="T20"/></text:p>
        </text:list-item>
      </text:list>
      <text:list text:style-name="L182">
        <text:list-item>
          <text:p text:style-name="P276"><text:span text:style-name="T112">66 - `A → 1</text:span><text:span text:style-name="T20"/></text:p>
        </text:list-item>
      </text:list>
      <text:p text:style-name="P269"><text:span text:style-name="T126">-</text:span><text:span text:style-name="T112"> </text:span><text:span text:style-name="T121">[Char, Char]</text:span><text:span text:style-name="T20"/></text:p>
      <text:list text:style-name="L183">
        <text:list-item>
          <text:p text:style-name="P279"><text:span text:style-name="T112">Subtracts the ASCII order of the second character from the first, returning an Int.</text:span><text:span text:style-name="T20"/></text:p>
        </text:list-item>
      </text:list>
      <text:p text:style-name="P269"><text:span text:style-name="T126">dec</text:span><text:span text:style-name="T112"> [Char]</text:span><text:span text:style-name="T20"/></text:p>
      <text:list text:style-name="L184">
        <text:list-item>
          <text:p text:style-name="P277"><text:span text:style-name="T112">Decrement by one.</text:span><text:span text:style-name="T20"/></text:p>
        </text:list-item>
      </text:list>
      <text:list text:style-name="L185">
        <text:list-item>
          <text:p text:style-name="P278"><text:span text:style-name="T112">`B dec → `A</text:span><text:span text:style-name="T20"/></text:p>
        </text:list-item>
      </text:list>
      <text:p text:style-name="P280"><text:span text:style-name="T126">*</text:span><text:span text:style-name="T112"> [Char, Int] / [String, Int]</text:span><text:span text:style-name="T20"/></text:p>
      <text:list text:style-name="L186">
        <text:list-item>
          <text:p text:style-name="P281"><text:span text:style-name="T112">Repeats the character or string n times, returning a new string.</text:span><text:span text:style-name="T20"/></text:p>
        </text:list-item>
      </text:list>
      <text:list text:style-name="L187">
        <text:list-item>
          <text:p text:style-name="P282"><text:span text:style-name="T112">`X * 3 → “XXX”</text:span><text:span text:style-name="T20"/></text:p>
        </text:list-item>
      </text:list>
      <text:p text:style-name="P283"><text:span text:style-name="T126">resolve</text:span><text:span text:style-name="T112"> [Coll]</text:span><text:span text:style-name="T20"/></text:p>
      <text:list text:style-name="L188">
        <text:list-item>
          <text:p text:style-name="P284"><text:span text:style-name="T112">Evaluates each </text:span><text:span text:style-name="T123">variable</text:span><text:span text:style-name="T112"> in a collection, returning a </text:span><text:span text:style-name="T123">new </text:span><text:span text:style-name="T120">L</text:span><text:span text:style-name="T112">ist.</text:span><text:span text:style-name="T20"/></text:p>
        </text:list-item>
      </text:list>
      <text:list text:style-name="L189">
        <text:list-item>
          <text:p text:style-name="P285"><text:span text:style-name="T112">42 <text:s/>@&gt;a <text:s/>{1 2 a} <text:s/>resolve </text:span><text:span text:style-name="T122">a </text:span><text:span text:style-name="T112">→ [1, 2, 42] </text:span><text:span text:style-name="T122">42</text:span><text:span text:style-name="T20"/></text:p>
        </text:list-item>
        <text:list-item>
          <text:p text:style-name="P286"><text:span text:style-name="T112">42 <text:s/>@&gt;a <text:s/>{1 2 </text:span><text:span text:style-name="T122">@&lt;</text:span><text:span text:style-name="T112">a} <text:s/>resolve </text:span><text:span text:style-name="T122">a </text:span><text:span text:style-name="T112">→ [1, 2, 42] </text:span><text:span text:style-name="T122">42</text:span><text:span text:style-name="T20"/></text:p>
        </text:list-item>
        <text:list-item>
          <text:p text:style-name="P286"><text:span text:style-name="T122">42 <text:s/>@&gt;a <text:s/>{1 2 a .+} <text:s/>resolve → [1, 2, 42 , .+]</text:span><text:span text:style-name="T20"/></text:p>
        </text:list-item>
        <text:list-item>
          <text:p text:style-name="P286"><text:span text:style-name="T124">42 <text:s/>@&gt;a <text:s/>{1 2 </text:span><text:span text:style-name="T125">3 </text:span><text:span text:style-name="T122">@&gt;</text:span><text:span text:style-name="T124">a </text:span><text:span text:style-name="T125">4</text:span><text:span text:style-name="T124">} <text:s/>resolve </text:span><text:span text:style-name="T122">a </text:span><text:span text:style-name="T124">→ [1 </text:span><text:span text:style-name="T125">2 4</text:span><text:span text:style-name="T124">] </text:span><text:span text:style-name="T125">3</text:span><text:span text:style-name="T20"/></text:p>
        </text:list-item>
      </text:list>
      <text:p text:style-name="P423"><text:span text:style-name="T35">Math</text:span></text:p>
      <text:p text:style-name="P20"/>
      <text:p text:style-name="P20"><text:span text:style-name="T35">+</text:span> [Num, Num] / [Num, Blocky] / [Blocky, Num] / [Blocky, Blocky]</text:p>
      <text:list text:style-name="L190">
        <text:list-item>
          <text:p text:style-name="P407">Int + Int → Int, otherwise Float.</text:p>
        </text:list-item>
      </text:list>
      <text:p text:style-name="P20"><text:span text:style-name="T35">-</text:span> [Num, Num] / [Num, Blocky] / [Blocky, Num] / [Blocky, Blocky]</text:p>
      <text:list text:style-name="L191">
        <text:list-item>
          <text:p text:style-name="P408">Int – Int → Int, otherwise Float.</text:p>
        </text:list-item>
      </text:list>
      <text:p text:style-name="P20"><text:span text:style-name="T35">*</text:span> [Num, Num] / [Num, Blocky] / [Blocky, Num] / [Blocky, Blocky]</text:p>
      <text:list xml:id="list3959717371" text:style-name="L192">
        <text:list-item>
          <text:p text:style-name="P409">Int * Int → Int, otherwise Float.</text:p>
        </text:list-item>
      </text:list>
      <text:p text:style-name="P103"><text:span text:style-name="T128">/</text:span><text:span text:style-name="T130"> [Num, Num] / [Num, Blocky] / [Blocky, Num] / [Blocky, Blocky]</text:span></text:p>
      <text:list xml:id="list104209780212691" text:continue-numbering="true" text:style-name="L192">
        <text:list-item>
          <text:p text:style-name="P409">Always returns a Float.</text:p>
        </text:list-item>
      </text:list>
      <text:p text:style-name="P104"><text:span text:style-name="T35">//</text:span> <text:span text:style-name="T103">[Num, Num] / [Num, Blocky] / [Blocky, Num] / [Blocky, Blocky]</text:span></text:p>
      <text:list text:style-name="L193">
        <text:list-item>
          <text:p text:style-name="P287">Integer division, truncates Floats before dividing, always returns an Integer.</text:p>
        </text:list-item>
      </text:list>
      <text:list text:style-name="L194">
        <text:list-item>
          <text:p text:style-name="P288">5.0 // 2.5 → 2</text:p>
        </text:list-item>
      </text:list>
      <text:p text:style-name="P104"><text:span text:style-name="T35">%</text:span> <text:span text:style-name="T103">[Num, Num] / [Num, Blocky] / [Blocky, Num] / [Blocky, Blocky]</text:span></text:p>
      <text:list text:style-name="L195">
        <text:list-item>
          <text:p text:style-name="P289">Modulus, truncates Floats, always returns an Int.</text:p>
        </text:list-item>
      </text:list>
      <text:list text:style-name="L196">
        <text:list-item>
          <text:p text:style-name="P290">5.0 % 2.5 → 1</text:p>
        </text:list-item>
      </text:list>
      <text:p text:style-name="P104"><text:span text:style-name="T35">/%</text:span> <text:span text:style-name="T103">[Num, Num] / [Num, Blocky] / [Blocky, Num] / [Blocky, Blocky]</text:span></text:p>
      <text:list text:style-name="L197">
        <text:list-item>
          <text:p text:style-name="P291"><text:span text:style-name="T147">“divmod”, c</text:span>ombined integer division and modulus.</text:p>
        </text:list-item>
      </text:list>
      <text:list text:style-name="L198">
        <text:list-item>
          <text:p text:style-name="P292">5 /% 2 → 2 <text:s/>1</text:p>
        </text:list-item>
      </text:list>
      <text:p text:style-name="P104"><text:span text:style-name="T35">pow</text:span> <text:span text:style-name="T103">[Num, Num] / [Num, Blocky] / [Blocky, Num] / [Blocky, Blocky]</text:span></text:p>
      <text:list text:style-name="L199">
        <text:list-item>
          <text:p text:style-name="P293">a to the power of b, always returns a Float</text:p>
        </text:list-item>
      </text:list>
      <text:list text:style-name="L200">
        <text:list-item>
          <text:p text:style-name="P294">2 pow 3 → 8.0</text:p>
        </text:list-item>
      </text:list>
      <text:p text:style-name="P104"><text:span text:style-name="T35">^</text:span> <text:span text:style-name="T103">[Num, Num] / [Num, Blocky] / [Blocky, Num] / [Blocky, Blocky]</text:span></text:p>
      <text:list text:style-name="L201">
        <text:list-item>
          <text:p text:style-name="P295">Integer power</text:p>
        </text:list-item>
      </text:list>
      <text:list text:style-name="L202">
        <text:list-item>
          <text:p text:style-name="P296">2 ^ 3 → 8</text:p>
        </text:list-item>
      </text:list>
      <text:p text:style-name="P104"><text:span text:style-name="T35">root</text:span> <text:span text:style-name="T103">[Num, Num] / [Num, Blocky] / [Blocky, Num] / [Blocky, Blocky]</text:span></text:p>
      <text:list text:style-name="L203">
        <text:list-item>
          <text:p text:style-name="P297">b<text:span text:style-name="T101">th</text:span> root of a, always returns a Float</text:p>
        </text:list-item>
      </text:list>
      <text:list text:style-name="L204">
        <text:list-item>
          <text:p text:style-name="P298">4 root 2 → 2.0</text:p>
        </text:list-item>
      </text:list>
      <text:p text:style-name="P105"><text:span text:style-name="T35">log</text:span> <text:span text:style-name="T130">[Num, Num] / [Num, Blocky] / [Blocky, Num] / [Blocky, Blocky]</text:span></text:p>
      <text:list text:style-name="L205">
        <text:list-item>
          <text:p text:style-name="P299"><text:span text:style-name="T130">l</text:span><text:span text:style-name="T103">og base b of a, always returns a Float</text:span></text:p>
        </text:list-item>
      </text:list>
      <text:list text:style-name="L206">
        <text:list-item>
          <text:p text:style-name="P300">8 log 2 → 3.0</text:p>
        </text:list-item>
      </text:list>
      <text:p text:style-name="P106"><text:span text:style-name="T49">abs</text:span><text:span text:style-name="T144"> [Num] [Blocky]<text:tab/><text:tab/><text:tab/>absolute value</text:span></text:p>
      <text:p text:style-name="P105"><text:span text:style-name="T35">negate</text:span> [Num] [Blocky]<text:tab/><text:tab/>negation</text:p>
      <text:p text:style-name="P105"><text:span text:style-name="T35">round</text:span> [Num] [Blocky]<text:tab/><text:tab/>round normally</text:p>
      <text:list text:style-name="L207">
        <text:list-item>
          <text:p text:style-name="P301">Float → Float, Int → Int</text:p>
        </text:list-item>
      </text:list>
      <text:p text:style-name="P105"><text:span text:style-name="T35">ceiling</text:span> [Num] [Blocky]<text:tab/><text:tab/>round up</text:p>
      <text:list text:style-name="L208">
        <text:list-item>
          <text:p text:style-name="P302">Float → Float, Int → Int</text:p>
        </text:list-item>
      </text:list>
      <text:p text:style-name="P105"><text:span text:style-name="T35">floor</text:span> <text:s/>[Num] [Blocky]<text:tab/><text:tab/>round down</text:p>
      <text:list text:style-name="L209">
        <text:list-item>
          <text:p text:style-name="P303">Float → Float, Int → Int</text:p>
        </text:list-item>
      </text:list>
      <text:p text:style-name="P105"><text:span text:style-name="T35">trunc</text:span> [Num] [Blocky]<text:tab/><text:tab/>round towards zero</text:p>
      <text:list text:style-name="L210">
        <text:list-item>
          <text:p text:style-name="P304">Float → Float, Int → Int</text:p>
        </text:list-item>
      </text:list>
      <text:p text:style-name="P106"><text:span text:style-name="T49">&gt;round</text:span><text:span text:style-name="T144"> <text:s/>[Num] [Blocky]<text:tab/><text:tab/>round normally to Int</text:span></text:p>
      <text:p text:style-name="P106"><text:span text:style-name="T49">&gt;ceiling</text:span><text:span text:style-name="T144"> <text:s/>[Num] [Blocky]<text:tab/><text:tab/>round up to Int</text:span></text:p>
      <text:p text:style-name="P106"><text:span text:style-name="T49">&gt;floor</text:span><text:span text:style-name="T144"> <text:s/>[Num] [Blocky]<text:tab/><text:tab/>round down to Int</text:span></text:p>
      <text:p text:style-name="P106"><text:span text:style-name="T49">&gt;trunc</text:span><text:span text:style-name="T144"> <text:s/>[Num] [Blocky]<text:tab/><text:tab/>round towards zero to Int</text:span></text:p>
      <text:p text:style-name="P105"><text:span text:style-name="T35">&gt;int</text:span> <text:s/>[Num] [Blocky]<text:tab/><text:tab/>truncates to Int</text:p>
      <text:p text:style-name="P105"><text:span text:style-name="T35">&gt;float</text:span> <text:s/>[Num] [Blocky]<text:tab/><text:tab/></text:p>
      <text:p text:style-name="P105"><text:span text:style-name="T35">sqrt</text:span> <text:s text:c="2"/>[Num] [Blocky]<text:tab/><text:tab/>square root</text:p>
      <text:p text:style-name="P105"><text:soft-page-break/><text:span text:style-name="T35">sqr</text:span> <text:s/>[Num] [Blocky]<text:tab/><text:tab/><text:tab/>square</text:p>
      <text:p text:style-name="P105"><text:span text:style-name="T35">cbrt</text:span> <text:s/>[Num] [Blocky]<text:tab/><text:tab/>cube root</text:p>
      <text:p text:style-name="P105"><text:span text:style-name="T35">ln</text:span> <text:s/>[Num] [Blocky]<text:tab/><text:tab/><text:tab/>natural log</text:p>
      <text:p text:style-name="P105"><text:span text:style-name="T35">exp</text:span> <text:s/>[Num] [Blocky]<text:tab/><text:tab/>e to the power of a (inverse of natural log)</text:p>
      <text:p text:style-name="P105"><text:span text:style-name="T35">&gt;deg</text:span> <text:s/>[Num] [Blocky]<text:tab/><text:tab/>radians to degrees</text:p>
      <text:p text:style-name="P105"><text:span text:style-name="T35">&gt;rad</text:span> <text:s/>[Num] [Blocky]<text:tab/><text:tab/>degrees to radians</text:p>
      <text:p text:style-name="P105"><text:span text:style-name="T35">sin</text:span> <text:s/>[Num] [Blocky]<text:tab/><text:tab/><text:tab/><text:span text:style-name="T146">trig functions</text:span></text:p>
      <text:p text:style-name="P105"><text:span text:style-name="T35">cos</text:span> <text:s/>[Num] [Blocky]</text:p>
      <text:p text:style-name="P105"><text:span text:style-name="T35">tan</text:span> <text:s/>[Num] [Blocky]</text:p>
      <text:p text:style-name="P105"><text:span text:style-name="T35">sec</text:span> <text:s/>[Num] [Blocky]</text:p>
      <text:p text:style-name="P105"><text:span text:style-name="T35">csc</text:span> <text:s/>[Num] [Blocky]</text:p>
      <text:p text:style-name="P105"><text:span text:style-name="T35">asin</text:span> <text:s/>[Num] [Blocky]</text:p>
      <text:p text:style-name="P105"><text:span text:style-name="T35">acos</text:span> <text:s/>[Num] [Blocky]</text:p>
      <text:p text:style-name="P105"><text:span text:style-name="T35">atan</text:span> <text:s/>[Num] [Blocky]</text:p>
      <text:p text:style-name="P105"><text:span text:style-name="T35">asec</text:span> <text:s/>[Num] [Blocky]</text:p>
      <text:p text:style-name="P105"><text:span text:style-name="T35">acsc</text:span> <text:s/>[Num] [Blocky]</text:p>
      <text:p text:style-name="P105"><text:span text:style-name="T35">sinh</text:span> <text:s/>[Num] [Blocky]</text:p>
      <text:p text:style-name="P105"><text:span text:style-name="T35">cosh</text:span> <text:s/>[Num] [Blocky]</text:p>
      <text:p text:style-name="P105"><text:span text:style-name="T35">tanh</text:span> <text:s/>[Num] [Blocky]</text:p>
      <text:p text:style-name="P105"><text:span text:style-name="T35">sech</text:span> <text:s/>[Num] [Blocky]</text:p>
      <text:p text:style-name="P105"><text:span text:style-name="T35">csch</text:span> <text:s/>[Num] [Blocky]</text:p>
      <text:p text:style-name="P105"><text:span text:style-name="T35">asinh</text:span> <text:s/>[Num] [Blocky]</text:p>
      <text:p text:style-name="P105"><text:span text:style-name="T35">acosh</text:span> <text:s/>[Num] [Blocky]</text:p>
      <text:p text:style-name="P105"><text:span text:style-name="T35">atanh</text:span> <text:s/>[Num] [Blocky]</text:p>
      <text:p text:style-name="P105"><text:span text:style-name="T35">asech</text:span> <text:s/>[Num] [Blocky]</text:p>
      <text:p text:style-name="P105"><text:span text:style-name="T35">acsch</text:span> <text:s/>[Num] [Blocky]</text:p>
      <text:p text:style-name="P105"><text:span text:style-name="T35">euler</text:span> / <text:span text:style-name="T35">Euler</text:span> []<text:tab/><text:tab/>constant <text:s/>2.718281828459045 <text:tab/><text:span text:style-name="T146">e, basis for ln and exp</text:span></text:p>
      <text:p text:style-name="P105"><text:span text:style-name="T35">pi</text:span> []<text:tab/><text:tab/><text:tab/><text:tab/>constant <text:s/>3.141592653589793 </text:p>
      <text:p text:style-name="P105"><text:span text:style-name="T35">half_pi</text:span> []<text:tab/><text:tab/><text:tab/>constant <text:s/>1.570796326794897 </text:p>
      <text:p text:style-name="P105"><text:span text:style-name="T35">tau</text:span> []<text:tab/><text:tab/><text:tab/><text:tab/>constant <text:s/>6.283185307179586 <text:tab/><text:span text:style-name="T145">twice pi</text:span></text:p>
      <text:p text:style-name="P105"><text:span text:style-name="T35">phi</text:span> []<text:tab/><text:tab/><text:tab/><text:tab/>constant <text:s/>1.618033988749895 <text:tab/><text:span text:style-name="T145">golden ratio</text:span></text:p>
      <text:p text:style-name="P105"><text:span text:style-name="T35">sqrt2</text:span> []<text:tab/><text:tab/><text:tab/>constant <text:s/>1.414213562373095 <text:tab/><text:span text:style-name="T145">square root of two</text:span></text:p>
      <text:p text:style-name="P107"><text:span text:style-name="T35">half_sqrt2</text:span> []<text:tab/><text:tab/><text:tab/>constant <text:s/>0.7071067811865476 <text:tab/>half the square root of two</text:p>
      <text:p text:style-name="P105"/>
      <text:p text:style-name="P20"/>
      <text:p text:style-name="P12">Input, Output &amp; Errors</text:p>
      <text:p text:style-name="P21"/>
      <text:p text:style-name="P22"><text:span text:style-name="T35">clear_screen</text:span> []</text:p>
      <text:p text:style-name="P23"><text:span text:style-name="T35">print</text:span> [Any]<text:tab/><text:tab/>Print the item to the screen.</text:p>
      <text:p text:style-name="P23"><text:span text:style-name="T35">println</text:span> [Any]<text:tab/><text:tab/>Print followed by return.</text:p>
      <text:p text:style-name="P23"><text:span text:style-name="T35">pprint</text:span> [Any]<text:tab/><text:tab/>Pretty print the item. <text:s/><text:span text:style-name="T149">Color coded print format.</text:span></text:p>
      <text:p text:style-name="P23"><text:span text:style-name="T35">pprintln</text:span> [Any]<text:tab/>Pretty print followed by return.</text:p>
      <text:p text:style-name="P23"><text:span text:style-name="T35">emit</text:span> [Int] / [Char]<text:tab/>Print a single character.</text:p>
      <text:p text:style-name="P108"><text:span text:style-name="T126">sp</text:span><text:span text:style-name="T103"> []<text:tab/><text:tab/><text:tab/>Prints a single space. <text:s/>(32 emit)</text:span></text:p>
      <text:p text:style-name="P108"><text:span text:style-name="T35">cr</text:span> []<text:tab/><text:tab/><text:tab/>Prints a single carriage return / newline. <text:s/>(10 emit)</text:p>
      <text:p text:style-name="P108"/>
      <text:p text:style-name="P24"><text:span text:style-name="T35">get_line</text:span> []<text:tab/><text:tab/>Input a line until the enter key is pressed.</text:p>
      <text:p text:style-name="P24"><text:span text:style-name="T35">get_char</text:span> []<text:tab/><text:tab/>Input a single key press.</text:p>
      <text:p text:style-name="P24"><text:span text:style-name="T35">get_line_silent</text:span> []<text:tab/>Input a line without showing it on the screen. <text:s/>Good for passwords.</text:p>
      <text:p text:style-name="P24"><text:span text:style-name="T35">get_char_silent</text:span> []<text:tab/>Input a single key without showing it on the screen.</text:p>
      <text:p text:style-name="P24"/>
      <text:p text:style-name="P24"><text:span text:style-name="T35">set_err</text:span> [String]<text:tab/>Create an error message.</text:p>
      <text:p text:style-name="P24"><text:span text:style-name="T35">get_err</text:span> []<text:tab/><text:tab/>Move the latest error message to TOS as a String.</text:p>
      <text:p text:style-name="P24"><text:span text:style-name="T35">copy_err</text:span> []<text:tab/><text:tab/>Copy the latest error message to TOS as a String.</text:p>
      <text:p text:style-name="P24"><text:span text:style-name="T35">print_err</text:span> []<text:tab/><text:tab/>Print the most recent error message.</text:p>
      <text:p text:style-name="P24"><text:span text:style-name="T35">print_errors</text:span> []<text:tab/>Print all error messages.</text:p>
      <text:p text:style-name="P24"><text:span text:style-name="T35">drop_err</text:span> []<text:tab/><text:tab/>Delete the most recent error message.</text:p>
      <text:p text:style-name="P24"><text:span text:style-name="T35">clear_err</text:span> []<text:tab/><text:tab/>Alias for drop_err.</text:p>
      <text:p text:style-name="P24"><text:span text:style-name="T35">clear_errors</text:span> []<text:tab/>Delete all error messages.</text:p>
      <text:p text:style-name="P24"><text:span text:style-name="T35">count_errors</text:span> []<text:tab/>Push the current number of error messages on TOS as an Int.</text:p>
      <text:p text:style-name="P25"><text:span text:style-name="T35">debug_on</text:span> []<text:tab/><text:tab/>Turns on debug mode.</text:p>
      <text:p text:style-name="P25"><text:span text:style-name="T35">debug_off</text:span> []<text:tab/><text:tab/>Turns off debug mode.</text:p>
      <text:p text:style-name="P25"/>
      <text:p text:style-name="P24"><text:span text:style-name="T35">import</text:span> [String]<text:tab/>Import, <text:span text:style-name="T150">parse, and execute </text:span>a file. <text:s/></text:p>
      <text:list text:style-name="L211">
        <text:list-item>
          <text:p text:style-name="P305"><text:span text:style-name="T131">Listack automatically adds “_set_namespace </text:span><text:span text:style-name="T111">filename</text:span><text:span text:style-name="T131">” </text:span><text:span text:style-name="T132">(without the .ls) </text:span><text:span text:style-name="T131">to the beginning and “_reset_namespace” to the end.</text:span></text:p>
        </text:list-item>
      </text:list>
      <text:p text:style-name="P108"/>
      <text:p text:style-name="P109"/>
      <text:p text:style-name="P109"/>
      <text:p text:style-name="P13">Miscellaneous Words</text:p>
      <text:p text:style-name="P110"/>
      <text:p text:style-name="P110"><text:span text:style-name="T35">timer_start</text:span> [] <text:span text:style-name="T11">immediate</text:span><text:tab/><text:tab/>Begin a timer.</text:p>
      <text:p text:style-name="P111"><text:span text:style-name="T35">timer_check</text:span> [] <text:span text:style-name="T11">immediate</text:span><text:tab/><text:span text:style-name="T148">Reports the number of nanoseconds since timer_start.</text:span></text:p>
      <text:p text:style-name="P108"><text:span text:style-name="T35">type</text:span> [Any]<text:tab/><text:tab/><text:tab/><text:tab/>Checks the type of the item on TOS. <text:s/><text:span text:style-name="T150">Returns a String.</text:span></text:p>
      <text:p text:style-name="P108"><text:span text:style-name="T35">type*</text:span> [Any]<text:tab/><text:tab/><text:tab/><text:tab/>Preserves the argument.</text:p>
      <text:p text:style-name="P112"><text:span text:style-name="T35">nil</text:span> []<text:tab/><text:tab/><text:tab/><text:tab/><text:tab/>The only object of type Null.</text:p>
      <text:p text:style-name="P108"><text:span text:style-name="T35">none</text:span> []<text:tab/><text:tab/><text:tab/><text:tab/>&gt;bad(nil).</text:p>
      <text:p text:style-name="P108"><text:span text:style-name="T35">&gt;good</text:span> [Any]<text:tab/><text:tab/><text:tab/><text:tab/>Forces TOS to be good (not bad).</text:p>
      <text:p text:style-name="P108"><text:span text:style-name="T35">&gt;bad</text:span> [Any]<text:tab/><text:tab/><text:tab/><text:tab/>Forces TOS to be bad.</text:p>
      <text:p text:style-name="P108"><text:span text:style-name="T35">nop</text:span> []<text:tab/><text:tab/><text:tab/><text:tab/><text:tab/>No operation. <text:s/>Does nothing, but takes up space.</text:p>
      <text:p text:style-name="P108"><text:span text:style-name="T55">\</text:span><text:tab/><text:tab/><text:tab/><text:tab/><text:tab/><text:span text:style-name="T173">Defer </text:span><text:span text:style-name="T174">the following</text:span><text:span text:style-name="T173"> item. <text:s/></text:span><text:span text:style-name="T174">Generally handled by the parser.</text:span></text:p>
      <text:p text:style-name="P123"><text:span text:style-name="T35">defer</text:span><text:span text:style-name="T60"> [Any] </text:span><text:span text:style-name="T12">immediate</text:span><text:tab/><text:tab/>Defer TOS.</text:p>
      <text:p text:style-name="P110"/>
      <text:p text:style-name="P48">Program <text:span text:style-name="T159">Examples</text:span></text:p>
      <text:p text:style-name="P113"/>
      <text:p text:style-name="P113"># <text:span text:style-name="T178">Computing a </text:span>Fibonacci sequence <text:span text:style-name="T178">element</text:span></text:p>
      <text:p text:style-name="P113"/>
      <text:p text:style-name="P113">def: "fib" [Int]</text:p>
      <text:p text:style-name="P113"><text:s text:c="2"/>{dup &lt;=&gt;<text:tab/># would be faster if this were postfix</text:p>
      <text:p text:style-name="P113"><text:s text:c="4"/>{dup {1 .+ dup 0 .&lt;} {dup roll .+ swap} .while} <text:s text:c="2"/># negative</text:p>
      <text:p text:style-name="P113"><text:s text:c="4"/>{dup} <text:s text:c="44"/><text:tab/><text:tab/> <text:s text:c="2"/># zero</text:p>
      <text:p text:style-name="P113"><text:s text:c="4"/>{dup {1 .- dup 0 .&gt;} {dup roll .+ swap} .while} <text:s text:c="3"/># positive</text:p>
      <text:p text:style-name="P113"><text:s text:c="2"/>drop <text:s/>}</text:p>
      <text:p text:style-name="P113">timer_start 100_000 fib timer_check <text:tab/><text:span text:style-name="T178"># timer works in nanoseconds</text:span></text:p>
      <text:p text:style-name="P114">"fib(100,000) time: " print 1_000_000 .// print " ms" println </text:p>
      <text:p text:style-name="P115">println cr</text:p>
      <text:p text:style-name="P113"/>
      <text:p text:style-name="P113">def: "fast_fib" [Int]</text:p>
      <text:p text:style-name="P113"><text:s text:c="2"/>{ dup <text:tab/># &lt;=&gt;<text:tab/><text:tab/><text:span text:style-name="T178">This is a good way to indicate what’s going on with postfix words.</text:span></text:p>
      <text:p text:style-name="P113"><text:s text:c="4"/>{dup 1 .- .* -2 .//}</text:p>
      <text:p text:style-name="P113"><text:s text:c="4"/>{nop}</text:p>
      <text:p text:style-name="P113"><text:s text:c="4"/>{dup 1 .+ .* 2 .//}</text:p>
      <text:p text:style-name="P113"><text:s text:c="2"/>.&lt;=&gt; }</text:p>
      <text:p text:style-name="P113">timer_start 100_000 fast_fib timer_check </text:p>
      <text:p text:style-name="P114">"fast_fib(100,000) time: " print 1_000 .// print " us" println </text:p>
      <text:p text:style-name="P115">println</text:p>
      <text:p text:style-name="P115"/>
      <text:p text:style-name="P115"/>
      <text:p text:style-name="P66"># Examples of different ways to do the same thing in Listack.</text:p>
      <text:p text:style-name="P66"/>
      <text:p text:style-name="P66">10 @&gt;n<text:tab/># set local variable n to 10</text:p>
      <text:p text:style-name="P80"># The following <text:span text:style-name="T163">all set the variable a to (n+1)*2 → 22.</text:span></text:p>
      <text:p text:style-name="P66">n 1 .+ 2 .* @&gt;a</text:p>
      <text:p text:style-name="P66">n + 1 * 2 @&gt;a</text:p>
      <text:p text:style-name="P116">(n + 1 * 2) @&gt;a</text:p>
      <text:p text:style-name="P312">(n + 1) * 2 @&gt;a</text:p>
      <text:p text:style-name="P116">n.<text:span text:style-name="T85">inc</text:span> * 2 @&gt;a</text:p>
      <text:p text:style-name="P79">set(‘a’, (<text:span text:style-name="T84">n</text:span> + 1 * 2))</text:p>
      <text:p text:style-name="P118">set: `a (n + 1 * 2)</text:p>
      <text:p text:style-name="P118">“a” set (+: n 1 * 2)</text:p>
      <text:p text:style-name="P118">\a (n 1 .+ 2 .*) .set</text:p>
      <text:p text:style-name="P66">set(\a, *(+(n, 1), 2))</text:p>
      <text:p text:style-name="P66">set(\a *(+(n 1) 2))</text:p>
      <text:p text:style-name="P79"><text:span text:style-name="T85">\</text:span>a <text:span text:style-name="T85">set </text:span>(<text:span text:style-name="T84">+: @&lt;n</text:span> 1 <text:span text:style-name="T85">2 .*</text:span>)</text:p>
      <text:p text:style-name="P79"><text:span text:style-name="T84">\n.get</text:span> 1 .+ 2 .* @&gt;a </text:p>
      <text:p text:style-name="P117"><text:span text:style-name="T165">{</text:span>n + 1 * 2<text:span text:style-name="T165">} eval</text:span> @&gt;a</text:p>
      <text:p text:style-name="P79">+: <text:span text:style-name="T84">@</text:span><text:span text:style-name="T156">*</text:span><text:span text:style-name="T84">n</text:span> 1 * 2 \a swap .set</text:p>
      <text:p text:style-name="P67"># And many more, with increasing levels of obfuscation.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/>
    <style:font-face style:name="Code2000" svg:font-family="Code2000"/>
    <style:font-face style:name="Code20001" svg:font-family="Code2000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ntarell" fo:font-size="12pt" fo:language="en" fo:country="US" style:letter-kerning="true" style:font-name-asian="Noto Serif CJK SC" style:font-size-asian="10.5pt" style:language-asian="zh" style:country-asian="CN" style:font-name-complex="Code2000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ntarell" fo:font-size="12pt" fo:language="en" fo:country="US" style:letter-kerning="true" style:font-name-asian="Noto Serif CJK SC" style:font-size-asian="10.5pt" style:language-asian="zh" style:country-asian="CN" style:font-name-complex="Code2000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ntarell" fo:font-family="Cantarell" fo:font-size="14pt" style:font-name-asian="Code20001" style:font-family-asian="Code2000" style:font-family-generic-asian="system" style:font-pitch-asian="variable" style:font-size-asian="14pt" style:font-name-complex="Code20001" style:font-family-complex="Code2000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Code2000" style:font-family-complex="Code200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Code2000" style:font-family-complex="Code2000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Code2000" style:font-family-complex="Code2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4:53:49.353027543</meta:creation-date>
    <dc:date>2023-06-16T10:41:45.505873240</dc:date>
    <meta:editing-duration>P2DT13H5M</meta:editing-duration>
    <meta:editing-cycles>132</meta:editing-cycles>
    <meta:generator>LibreOffice/7.4.7.2$Linux_X86_64 LibreOffice_project/40$Build-2</meta:generator>
    <meta:document-statistic meta:table-count="0" meta:image-count="0" meta:object-count="0" meta:page-count="24" meta:paragraph-count="827" meta:word-count="7523" meta:character-count="40243" meta:non-whitespace-character-count="33354"/>
  </office:meta>
</office:document-meta>
</file>